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20735a6d" officeooo:paragraph-rsid="20735a6d" style:language-asian="cs" style:country-asian="CZ"/>
    </style:style>
    <style:style style:name="P29" style:family="paragraph" style:parent-style-name="Text_20_body">
      <style:text-properties fo:language="cs" fo:country="CZ" officeooo:rsid="206f2028" officeooo:paragraph-rsid="230337f0" style:language-asian="cs" style:country-asian="CZ"/>
    </style:style>
    <style:style style:name="P30" style:family="paragraph" style:parent-style-name="Text_20_body">
      <style:text-properties fo:language="cs" fo:country="CZ" officeooo:rsid="20759c9f" officeooo:paragraph-rsid="23033a35" style:language-asian="cs" style:country-asian="CZ"/>
    </style:style>
    <style:style style:name="P31" style:family="paragraph" style:parent-style-name="Text_20_body">
      <style:text-properties fo:language="cs" fo:country="CZ" officeooo:rsid="21c502f0" officeooo:paragraph-rsid="236db2ab" style:language-asian="cs" style:country-asian="CZ"/>
    </style:style>
    <style:style style:name="P32" style:family="paragraph" style:parent-style-name="Text_20_body">
      <style:text-properties fo:language="cs" fo:country="CZ" officeooo:rsid="226d8c63" officeooo:paragraph-rsid="236f6335" style:language-asian="cs" style:country-asian="CZ"/>
    </style:style>
    <style:style style:name="P33" style:family="paragraph" style:parent-style-name="Text_20_body">
      <style:text-properties fo:language="cs" fo:country="CZ" officeooo:rsid="2194fb18" officeooo:paragraph-rsid="236f6335" style:language-asian="cs" style:country-asian="CZ"/>
    </style:style>
    <style:style style:name="P34" style:family="paragraph" style:parent-style-name="Text_20_body">
      <style:text-properties fo:language="cs" fo:country="CZ" officeooo:rsid="2194fb18" officeooo:paragraph-rsid="237364a0"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197e806" style:language-asian="cs" style:country-asian="CZ" style:font-style-asian="normal" style:font-style-complex="normal"/>
    </style:style>
    <style:style style:name="P37" style:family="paragraph" style:parent-style-name="Text_20_body">
      <style:text-properties fo:language="cs" fo:country="CZ" officeooo:rsid="240b9cc4" officeooo:paragraph-rsid="240b9cc4"/>
    </style:style>
    <style:style style:name="P38" style:family="paragraph" style:parent-style-name="Text_20_body">
      <style:text-properties officeooo:rsid="2052d536" officeooo:paragraph-rsid="205aec31"/>
    </style:style>
    <style:style style:name="P39" style:family="paragraph" style:parent-style-name="Text_20_body">
      <style:text-properties officeooo:rsid="20642488" officeooo:paragraph-rsid="20642488"/>
    </style:style>
    <style:style style:name="P40" style:family="paragraph" style:parent-style-name="Text_20_body">
      <style:text-properties officeooo:rsid="20642488" officeooo:paragraph-rsid="2305469b"/>
    </style:style>
    <style:style style:name="P41" style:family="paragraph" style:parent-style-name="Text_20_body">
      <style:text-properties officeooo:rsid="206449e7" officeooo:paragraph-rsid="2068fff3"/>
    </style:style>
    <style:style style:name="P42" style:family="paragraph" style:parent-style-name="Text_20_body">
      <style:text-properties officeooo:rsid="207d25a9" officeooo:paragraph-rsid="21ad8828"/>
    </style:style>
    <style:style style:name="P43" style:family="paragraph" style:parent-style-name="Text_20_body">
      <style:text-properties officeooo:rsid="207d25a9" officeooo:paragraph-rsid="21adb664"/>
    </style:style>
    <style:style style:name="P44" style:family="paragraph" style:parent-style-name="Text_20_body">
      <style:text-properties officeooo:rsid="207d25a9" officeooo:paragraph-rsid="21b6cacf"/>
    </style:style>
    <style:style style:name="P45" style:family="paragraph" style:parent-style-name="Text_20_body">
      <style:text-properties officeooo:rsid="207d25a9" officeooo:paragraph-rsid="21ca4657"/>
    </style:style>
    <style:style style:name="P46" style:family="paragraph" style:parent-style-name="Text_20_body">
      <style:text-properties officeooo:rsid="207d25a9" officeooo:paragraph-rsid="21d1cb1f"/>
    </style:style>
    <style:style style:name="P47" style:family="paragraph" style:parent-style-name="Text_20_body">
      <style:text-properties officeooo:rsid="207d25a9" officeooo:paragraph-rsid="2205de60"/>
    </style:style>
    <style:style style:name="P48" style:family="paragraph" style:parent-style-name="Text_20_body">
      <style:text-properties officeooo:rsid="207d25a9" officeooo:paragraph-rsid="2207a489"/>
    </style:style>
    <style:style style:name="P49" style:family="paragraph" style:parent-style-name="Text_20_body">
      <style:text-properties officeooo:rsid="207d25a9" officeooo:paragraph-rsid="220f5aec"/>
    </style:style>
    <style:style style:name="P50" style:family="paragraph" style:parent-style-name="Text_20_body">
      <style:text-properties officeooo:rsid="207d25a9" officeooo:paragraph-rsid="2210eef5"/>
    </style:style>
    <style:style style:name="P51" style:family="paragraph" style:parent-style-name="Text_20_body">
      <style:text-properties officeooo:rsid="207d25a9" officeooo:paragraph-rsid="2211047f"/>
    </style:style>
    <style:style style:name="P52" style:family="paragraph" style:parent-style-name="Text_20_body">
      <style:text-properties officeooo:rsid="207d25a9" officeooo:paragraph-rsid="221a0527"/>
    </style:style>
    <style:style style:name="P53" style:family="paragraph" style:parent-style-name="Text_20_body">
      <style:text-properties officeooo:rsid="207d25a9" officeooo:paragraph-rsid="22447983"/>
    </style:style>
    <style:style style:name="P54" style:family="paragraph" style:parent-style-name="Text_20_body">
      <style:text-properties officeooo:rsid="207d25a9" officeooo:paragraph-rsid="224a5cc5"/>
    </style:style>
    <style:style style:name="P55" style:family="paragraph" style:parent-style-name="Text_20_body">
      <style:text-properties officeooo:rsid="207d25a9" officeooo:paragraph-rsid="224c7800"/>
    </style:style>
    <style:style style:name="P56" style:family="paragraph" style:parent-style-name="Text_20_body">
      <style:text-properties officeooo:rsid="207d25a9" officeooo:paragraph-rsid="224f2e6b"/>
    </style:style>
    <style:style style:name="P57" style:family="paragraph" style:parent-style-name="Text_20_body">
      <style:text-properties officeooo:rsid="207d25a9" officeooo:paragraph-rsid="225ad0f8"/>
    </style:style>
    <style:style style:name="P58" style:family="paragraph" style:parent-style-name="Text_20_body">
      <style:text-properties officeooo:rsid="207d25a9" officeooo:paragraph-rsid="2262950f"/>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7364a0"/>
    </style:style>
    <style:style style:name="P69" style:family="paragraph" style:parent-style-name="Text_20_body">
      <style:text-properties officeooo:rsid="207d25a9" officeooo:paragraph-rsid="23ded328"/>
    </style:style>
    <style:style style:name="P70" style:family="paragraph" style:parent-style-name="Text_20_body">
      <style:text-properties officeooo:rsid="207d25a9" officeooo:paragraph-rsid="23e88232"/>
    </style:style>
    <style:style style:name="P71" style:family="paragraph" style:parent-style-name="Text_20_body">
      <style:text-properties officeooo:rsid="207d25a9" officeooo:paragraph-rsid="23e964f6"/>
    </style:style>
    <style:style style:name="P72" style:family="paragraph" style:parent-style-name="Text_20_body">
      <style:text-properties officeooo:rsid="2089bc52" officeooo:paragraph-rsid="21ad8828"/>
    </style:style>
    <style:style style:name="P73" style:family="paragraph" style:parent-style-name="Text_20_body">
      <style:text-properties officeooo:rsid="2089bc52" officeooo:paragraph-rsid="2089bc52"/>
    </style:style>
    <style:style style:name="P74" style:family="paragraph" style:parent-style-name="Text_20_body">
      <style:text-properties officeooo:rsid="2098b342" officeooo:paragraph-rsid="20a19e91"/>
    </style:style>
    <style:style style:name="P75" style:family="paragraph" style:parent-style-name="Text_20_body">
      <style:text-properties officeooo:rsid="2098b342" officeooo:paragraph-rsid="20a75113"/>
    </style:style>
    <style:style style:name="P76" style:family="paragraph" style:parent-style-name="Text_20_body">
      <style:text-properties officeooo:rsid="2098b342" officeooo:paragraph-rsid="20aac5d0"/>
    </style:style>
    <style:style style:name="P77" style:family="paragraph" style:parent-style-name="Text_20_body">
      <style:text-properties officeooo:rsid="2098b342" officeooo:paragraph-rsid="20ace839"/>
    </style:style>
    <style:style style:name="P78" style:family="paragraph" style:parent-style-name="Text_20_body">
      <style:text-properties officeooo:rsid="2098b342" officeooo:paragraph-rsid="20af97d2"/>
    </style:style>
    <style:style style:name="P79" style:family="paragraph" style:parent-style-name="Text_20_body">
      <style:text-properties officeooo:rsid="2098b342" officeooo:paragraph-rsid="20b5f42b"/>
    </style:style>
    <style:style style:name="P80" style:family="paragraph" style:parent-style-name="Text_20_body">
      <style:text-properties officeooo:rsid="2098b342" officeooo:paragraph-rsid="20c1c0ac"/>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09dcf79"/>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366bc69"/>
    </style:style>
    <style:style style:name="P86" style:family="paragraph" style:parent-style-name="Text_20_body">
      <style:text-properties officeooo:rsid="2098b342" officeooo:paragraph-rsid="23688ba4"/>
    </style:style>
    <style:style style:name="P87" style:family="paragraph" style:parent-style-name="Text_20_body">
      <style:text-properties officeooo:rsid="2098b342" officeooo:paragraph-rsid="236a9e26"/>
    </style:style>
    <style:style style:name="P88" style:family="paragraph" style:parent-style-name="Text_20_body">
      <style:text-properties officeooo:rsid="20a19e91" officeooo:paragraph-rsid="20a19e91"/>
    </style:style>
    <style:style style:name="P89" style:family="paragraph" style:parent-style-name="Text_20_body">
      <style:text-properties officeooo:rsid="20a1bc0a" officeooo:paragraph-rsid="20a3122c"/>
    </style:style>
    <style:style style:name="P90" style:family="paragraph" style:parent-style-name="Text_20_body">
      <style:text-properties officeooo:paragraph-rsid="20af97d2"/>
    </style:style>
    <style:style style:name="P91" style:family="paragraph" style:parent-style-name="Text_20_body">
      <style:text-properties officeooo:rsid="20af97d2" officeooo:paragraph-rsid="20af97d2"/>
    </style:style>
    <style:style style:name="P92" style:family="paragraph" style:parent-style-name="Text_20_body">
      <style:text-properties officeooo:rsid="20b5f42b" officeooo:paragraph-rsid="20b5f42b"/>
    </style:style>
    <style:style style:name="P93" style:family="paragraph" style:parent-style-name="Text_20_body">
      <style:text-properties officeooo:rsid="20b5f42b" officeooo:paragraph-rsid="22462321"/>
    </style:style>
    <style:style style:name="P94" style:family="paragraph" style:parent-style-name="Text_20_body">
      <style:text-properties officeooo:rsid="20c37e13" officeooo:paragraph-rsid="20c37e13"/>
    </style:style>
    <style:style style:name="P95" style:family="paragraph" style:parent-style-name="Text_20_body">
      <style:text-properties officeooo:rsid="20c8b3c0" officeooo:paragraph-rsid="20c8b3c0"/>
    </style:style>
    <style:style style:name="P96" style:family="paragraph" style:parent-style-name="Text_20_body">
      <style:text-properties officeooo:rsid="20cb160c" officeooo:paragraph-rsid="20cb160c"/>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officeooo:rsid="20a099ca" officeooo:paragraph-rsid="20a099ca"/>
    </style:style>
    <style:style style:name="P99" style:family="paragraph" style:parent-style-name="Text_20_body">
      <style:text-properties officeooo:rsid="20a099ca" officeooo:paragraph-rsid="2113d064"/>
    </style:style>
    <style:style style:name="P100" style:family="paragraph" style:parent-style-name="Text_20_body">
      <style:text-properties officeooo:rsid="2067fcc6" officeooo:paragraph-rsid="2068fff3"/>
    </style:style>
    <style:style style:name="P101" style:family="paragraph" style:parent-style-name="Text_20_body">
      <style:text-properties officeooo:rsid="2122963b" officeooo:paragraph-rsid="2123f7c4"/>
    </style:style>
    <style:style style:name="P102" style:family="paragraph" style:parent-style-name="Text_20_body">
      <style:text-properties officeooo:rsid="2128d94f" officeooo:paragraph-rsid="2128d94f"/>
    </style:style>
    <style:style style:name="P103" style:family="paragraph" style:parent-style-name="Text_20_body">
      <style:text-properties officeooo:rsid="213b565f" officeooo:paragraph-rsid="21e9668e"/>
    </style:style>
    <style:style style:name="P104" style:family="paragraph" style:parent-style-name="Text_20_body">
      <style:text-properties officeooo:rsid="21337cc1" officeooo:paragraph-rsid="21e9668e"/>
    </style:style>
    <style:style style:name="P105" style:family="paragraph" style:parent-style-name="Text_20_body">
      <style:text-properties style:text-line-through-style="none" style:text-line-through-type="none" officeooo:rsid="21279893" officeooo:paragraph-rsid="21279893"/>
    </style:style>
    <style:style style:name="P106" style:family="paragraph" style:parent-style-name="Text_20_body">
      <style:text-properties style:text-line-through-style="none" style:text-line-through-type="none" officeooo:rsid="212834b8" officeooo:paragraph-rsid="212834b8"/>
    </style:style>
    <style:style style:name="P107"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8" style:family="paragraph" style:parent-style-name="Text_20_body">
      <style:text-properties officeooo:rsid="20ee825d" officeooo:paragraph-rsid="21e9668e"/>
    </style:style>
    <style:style style:name="P109" style:family="paragraph" style:parent-style-name="Text_20_body">
      <style:text-properties officeooo:rsid="21537a33" officeooo:paragraph-rsid="21537a33"/>
    </style:style>
    <style:style style:name="P110" style:family="paragraph" style:parent-style-name="Text_20_body">
      <style:text-properties officeooo:rsid="21537a33" officeooo:paragraph-rsid="215a0579"/>
    </style:style>
    <style:style style:name="P111" style:family="paragraph" style:parent-style-name="Text_20_body">
      <style:text-properties officeooo:rsid="21537a33" officeooo:paragraph-rsid="215a7955"/>
    </style:style>
    <style:style style:name="P112" style:family="paragraph" style:parent-style-name="Text_20_body">
      <style:text-properties officeooo:rsid="21537a33" officeooo:paragraph-rsid="22e7a051"/>
    </style:style>
    <style:style style:name="P113" style:family="paragraph" style:parent-style-name="Text_20_body">
      <style:text-properties officeooo:rsid="21537a33" officeooo:paragraph-rsid="23c30856"/>
    </style:style>
    <style:style style:name="P114" style:family="paragraph" style:parent-style-name="Text_20_body">
      <style:text-properties officeooo:rsid="215d4e07" officeooo:paragraph-rsid="215d4e07"/>
    </style:style>
    <style:style style:name="P115" style:family="paragraph" style:parent-style-name="Text_20_body">
      <style:text-properties officeooo:rsid="215e7a47" officeooo:paragraph-rsid="215e7a47"/>
    </style:style>
    <style:style style:name="P116" style:family="paragraph" style:parent-style-name="Text_20_body">
      <style:text-properties officeooo:rsid="217800a7" officeooo:paragraph-rsid="217800a7"/>
    </style:style>
    <style:style style:name="P117" style:family="paragraph" style:parent-style-name="Text_20_body">
      <style:text-properties officeooo:rsid="217af7dc" officeooo:paragraph-rsid="217af7dc"/>
    </style:style>
    <style:style style:name="P118" style:family="paragraph" style:parent-style-name="Text_20_body">
      <style:text-properties officeooo:rsid="217cd243" officeooo:paragraph-rsid="217cd243"/>
    </style:style>
    <style:style style:name="P119" style:family="paragraph" style:parent-style-name="Text_20_body">
      <style:text-properties officeooo:rsid="217d02ee" officeooo:paragraph-rsid="217d02ee"/>
    </style:style>
    <style:style style:name="P120" style:family="paragraph" style:parent-style-name="Text_20_body">
      <style:text-properties officeooo:rsid="217d470d" officeooo:paragraph-rsid="217d470d"/>
    </style:style>
    <style:style style:name="P121" style:family="paragraph" style:parent-style-name="Text_20_body">
      <style:text-properties officeooo:rsid="217f35c7" officeooo:paragraph-rsid="217f35c7"/>
    </style:style>
    <style:style style:name="P122" style:family="paragraph" style:parent-style-name="Text_20_body">
      <style:text-properties officeooo:rsid="21806ad2" officeooo:paragraph-rsid="21806ad2"/>
    </style:style>
    <style:style style:name="P123" style:family="paragraph" style:parent-style-name="Text_20_body">
      <style:text-properties officeooo:rsid="2181dc18" officeooo:paragraph-rsid="2181dc18"/>
    </style:style>
    <style:style style:name="P124" style:family="paragraph" style:parent-style-name="Text_20_body">
      <style:text-properties officeooo:rsid="2184f149" officeooo:paragraph-rsid="2184f149"/>
    </style:style>
    <style:style style:name="P125" style:family="paragraph" style:parent-style-name="Text_20_body">
      <style:text-properties officeooo:rsid="218cfb73" officeooo:paragraph-rsid="218cfb73"/>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a37882" officeooo:paragraph-rsid="21e9668e"/>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rsid="113240ec" officeooo:paragraph-rsid="21de3bfb"/>
    </style:style>
    <style:style style:name="P136" style:family="paragraph" style:parent-style-name="Text_20_body">
      <style:text-properties officeooo:rsid="21e0d06b" officeooo:paragraph-rsid="21e0d06b"/>
    </style:style>
    <style:style style:name="P137" style:family="paragraph" style:parent-style-name="Text_20_body">
      <style:paragraph-properties fo:text-align="end" style:justify-single-word="false"/>
      <style:text-properties officeooo:rsid="1efe6072" officeooo:paragraph-rsid="1efe6072"/>
    </style:style>
    <style:style style:name="P138" style:family="paragraph" style:parent-style-name="Text_20_body">
      <style:text-properties officeooo:paragraph-rsid="21e9668e"/>
    </style:style>
    <style:style style:name="P139" style:family="paragraph" style:parent-style-name="Text_20_body">
      <style:text-properties officeooo:rsid="21597f75" officeooo:paragraph-rsid="21e9668e"/>
    </style:style>
    <style:style style:name="P140" style:family="paragraph" style:parent-style-name="Text_20_body">
      <style:text-properties officeooo:rsid="21e9668e" officeooo:paragraph-rsid="21e9668e"/>
    </style:style>
    <style:style style:name="P141" style:family="paragraph" style:parent-style-name="Text_20_body">
      <style:text-properties officeooo:paragraph-rsid="215a0579"/>
    </style:style>
    <style:style style:name="P142" style:family="paragraph" style:parent-style-name="Text_20_body">
      <style:text-properties officeooo:paragraph-rsid="215a7955"/>
    </style:style>
    <style:style style:name="P143" style:family="paragraph" style:parent-style-name="Text_20_body">
      <style:text-properties officeooo:rsid="21f79b9f" officeooo:paragraph-rsid="21f79b9f"/>
    </style:style>
    <style:style style:name="P144" style:family="paragraph" style:parent-style-name="Text_20_body">
      <style:text-properties officeooo:rsid="22035c33" officeooo:paragraph-rsid="220b2653"/>
    </style:style>
    <style:style style:name="P145" style:family="paragraph" style:parent-style-name="Text_20_body">
      <style:text-properties officeooo:rsid="2205de60" officeooo:paragraph-rsid="2205de60"/>
    </style:style>
    <style:style style:name="P146" style:family="paragraph" style:parent-style-name="Text_20_body">
      <style:text-properties officeooo:rsid="220fea8a" officeooo:paragraph-rsid="220fea8a"/>
    </style:style>
    <style:style style:name="P147" style:family="paragraph" style:parent-style-name="Text_20_body">
      <style:text-properties officeooo:rsid="2210eef5" officeooo:paragraph-rsid="2212f493"/>
    </style:style>
    <style:style style:name="P148" style:family="paragraph" style:parent-style-name="Text_20_body">
      <style:text-properties officeooo:rsid="2210eef5" officeooo:paragraph-rsid="2215a714"/>
    </style:style>
    <style:style style:name="P149" style:family="paragraph" style:parent-style-name="Text_20_body">
      <style:text-properties officeooo:rsid="221a0527" officeooo:paragraph-rsid="221a0527"/>
    </style:style>
    <style:style style:name="P150" style:family="paragraph" style:parent-style-name="Text_20_body">
      <style:text-properties officeooo:rsid="2237b1e2" officeooo:paragraph-rsid="2237b1e2"/>
    </style:style>
    <style:style style:name="P151" style:family="paragraph" style:parent-style-name="Text_20_body">
      <style:text-properties officeooo:rsid="2239f255" officeooo:paragraph-rsid="2239f255"/>
    </style:style>
    <style:style style:name="P152" style:family="paragraph" style:parent-style-name="Text_20_body">
      <style:text-properties officeooo:rsid="224f2e6b" officeooo:paragraph-rsid="224f2e6b"/>
    </style:style>
    <style:style style:name="P153" style:family="paragraph" style:parent-style-name="Text_20_body">
      <style:text-properties officeooo:rsid="226394fa" officeooo:paragraph-rsid="226394fa"/>
    </style:style>
    <style:style style:name="P154" style:family="paragraph" style:parent-style-name="Text_20_body">
      <style:text-properties officeooo:rsid="228327ad" officeooo:paragraph-rsid="2284bf97"/>
    </style:style>
    <style:style style:name="P155" style:family="paragraph" style:parent-style-name="Text_20_body">
      <style:text-properties officeooo:rsid="2297affa" officeooo:paragraph-rsid="229b2d63"/>
    </style:style>
    <style:style style:name="P156" style:family="paragraph" style:parent-style-name="Text_20_body">
      <style:text-properties officeooo:rsid="229f4bef" officeooo:paragraph-rsid="229f4bef"/>
    </style:style>
    <style:style style:name="P157" style:family="paragraph" style:parent-style-name="Text_20_body">
      <style:text-properties officeooo:rsid="21577601" officeooo:paragraph-rsid="21577601"/>
    </style:style>
    <style:style style:name="P158" style:family="paragraph" style:parent-style-name="Text_20_body">
      <style:text-properties officeooo:rsid="21577601" officeooo:paragraph-rsid="22fc745d"/>
    </style:style>
    <style:style style:name="P159" style:family="paragraph" style:parent-style-name="Text_20_body">
      <style:text-properties officeooo:rsid="21577601" officeooo:paragraph-rsid="22fd30c1"/>
    </style:style>
    <style:style style:name="P160" style:family="paragraph" style:parent-style-name="Text_20_body">
      <style:text-properties officeooo:rsid="21577601" officeooo:paragraph-rsid="23c30856"/>
    </style:style>
    <style:style style:name="P161" style:family="paragraph" style:parent-style-name="Text_20_body">
      <style:text-properties officeooo:rsid="22d6a232" officeooo:paragraph-rsid="22d9bedb"/>
    </style:style>
    <style:style style:name="P162" style:family="paragraph" style:parent-style-name="Text_20_body">
      <style:text-properties officeooo:rsid="2024c342" officeooo:paragraph-rsid="2024c342"/>
    </style:style>
    <style:style style:name="P163" style:family="paragraph" style:parent-style-name="Text_20_body">
      <style:text-properties officeooo:rsid="21a77545" officeooo:paragraph-rsid="21a77545"/>
    </style:style>
    <style:style style:name="P164" style:family="paragraph" style:parent-style-name="Text_20_body">
      <style:text-properties officeooo:rsid="2058902b" officeooo:paragraph-rsid="22f1aa78"/>
    </style:style>
    <style:style style:name="P165" style:family="paragraph" style:parent-style-name="Text_20_body">
      <style:text-properties officeooo:rsid="207831ef" officeooo:paragraph-rsid="23033a35"/>
    </style:style>
    <style:style style:name="P166" style:family="paragraph" style:parent-style-name="Text_20_body">
      <style:text-properties officeooo:rsid="20774db6" officeooo:paragraph-rsid="23033a35"/>
    </style:style>
    <style:style style:name="P167" style:family="paragraph" style:parent-style-name="Text_20_body">
      <style:text-properties officeooo:rsid="20879cf5" officeooo:paragraph-rsid="23033a35"/>
    </style:style>
    <style:style style:name="P168" style:family="paragraph" style:parent-style-name="Text_20_body">
      <style:text-properties officeooo:rsid="20bc2715" officeooo:paragraph-rsid="2366bc69"/>
    </style:style>
    <style:style style:name="P169" style:family="paragraph" style:parent-style-name="Text_20_body">
      <style:text-properties officeooo:rsid="20ca50b1" officeooo:paragraph-rsid="23688ba4"/>
    </style:style>
    <style:style style:name="P170" style:family="paragraph" style:parent-style-name="Text_20_body">
      <style:text-properties officeooo:rsid="20b7a83f" officeooo:paragraph-rsid="23688ba4"/>
    </style:style>
    <style:style style:name="P171" style:family="paragraph" style:parent-style-name="Text_20_body">
      <style:text-properties officeooo:rsid="20b59c5a" officeooo:paragraph-rsid="236a9e26"/>
    </style:style>
    <style:style style:name="P172" style:family="paragraph" style:parent-style-name="Text_20_body">
      <style:text-properties officeooo:rsid="21c07a49" officeooo:paragraph-rsid="21c07a49"/>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paragraph-rsid="22ba960b"/>
    </style:style>
    <style:style style:name="P193" style:family="paragraph" style:parent-style-name="Text_20_body">
      <style:text-properties officeooo:rsid="23f0f3fd" officeooo:paragraph-rsid="23f0f3fd"/>
    </style:style>
    <style:style style:name="P194" style:family="paragraph" style:parent-style-name="Text_20_body">
      <style:text-properties officeooo:rsid="2409a335" officeooo:paragraph-rsid="2409a335"/>
    </style:style>
    <style:style style:name="P195" style:family="paragraph" style:parent-style-name="Text_20_body">
      <style:text-properties officeooo:rsid="2415a15d" officeooo:paragraph-rsid="2415a15d"/>
    </style:style>
    <style:style style:name="P196" style:family="paragraph" style:parent-style-name="Text_20_body">
      <style:text-properties officeooo:rsid="241e318e" officeooo:paragraph-rsid="241e318e"/>
    </style:style>
    <style:style style:name="P197" style:family="paragraph" style:parent-style-name="Text_20_body">
      <style:text-properties officeooo:rsid="2431d875" officeooo:paragraph-rsid="2431d875"/>
    </style:style>
    <style:style style:name="P198" style:family="paragraph" style:parent-style-name="Text_20_body">
      <style:text-properties officeooo:rsid="2437c5dd" officeooo:paragraph-rsid="2437c5dd"/>
    </style:style>
    <style:style style:name="P199" style:family="paragraph" style:parent-style-name="Text_20_body">
      <style:text-properties officeooo:rsid="2439eff7" officeooo:paragraph-rsid="2444f0d8"/>
    </style:style>
    <style:style style:name="P200" style:family="paragraph" style:parent-style-name="Text_20_body">
      <style:text-properties officeooo:rsid="244802c2" officeooo:paragraph-rsid="244802c2"/>
    </style:style>
    <style:style style:name="P201" style:family="paragraph" style:parent-style-name="Text_20_body">
      <style:text-properties officeooo:rsid="244ac7da" officeooo:paragraph-rsid="244ac7da"/>
    </style:style>
    <style:style style:name="P202" style:family="paragraph" style:parent-style-name="Text_20_body">
      <style:text-properties officeooo:rsid="2152db7f" officeooo:paragraph-rsid="2455efb8"/>
    </style:style>
    <style:style style:name="P203" style:family="paragraph" style:parent-style-name="Text_20_body">
      <style:text-properties officeooo:rsid="245d908c" officeooo:paragraph-rsid="247828e2"/>
    </style:style>
    <style:style style:name="P204" style:family="paragraph" style:parent-style-name="Text_20_body">
      <style:text-properties officeooo:rsid="245d908c" officeooo:paragraph-rsid="2486d86e"/>
    </style:style>
    <style:style style:name="P205" style:family="paragraph" style:parent-style-name="Text_20_body">
      <style:text-properties officeooo:rsid="246de800" officeooo:paragraph-rsid="246de800"/>
    </style:style>
    <style:style style:name="P206" style:family="paragraph" style:parent-style-name="Text_20_body">
      <style:text-properties officeooo:rsid="247aa9fe" officeooo:paragraph-rsid="247bd336"/>
    </style:style>
    <style:style style:name="P207" style:family="paragraph" style:parent-style-name="Text_20_body">
      <style:text-properties officeooo:rsid="24928a21" officeooo:paragraph-rsid="24928a21"/>
    </style:style>
    <style:style style:name="P208" style:family="paragraph" style:parent-style-name="Text_20_body">
      <style:text-properties officeooo:paragraph-rsid="24928a21"/>
    </style:style>
    <style:style style:name="P209" style:family="paragraph" style:parent-style-name="Text_20_body">
      <style:text-properties officeooo:rsid="249339d5" officeooo:paragraph-rsid="249339d5"/>
    </style:style>
    <style:style style:name="P210" style:family="paragraph" style:parent-style-name="Text_20_body">
      <style:text-properties officeooo:rsid="24945273" officeooo:paragraph-rsid="24945273"/>
    </style:style>
    <style:style style:name="P211" style:family="paragraph" style:parent-style-name="Text_20_body">
      <style:text-properties officeooo:rsid="24969cfe" officeooo:paragraph-rsid="24969cfe"/>
    </style:style>
    <style:style style:name="P212" style:family="paragraph" style:parent-style-name="Text_20_body">
      <style:text-properties officeooo:rsid="249a7289" officeooo:paragraph-rsid="249a7289"/>
    </style:style>
    <style:style style:name="P213" style:family="paragraph" style:parent-style-name="Text_20_body">
      <style:text-properties officeooo:rsid="249a7289" officeooo:paragraph-rsid="249d1577"/>
    </style:style>
    <style:style style:name="P214" style:family="paragraph" style:parent-style-name="Text_20_body">
      <style:text-properties officeooo:rsid="249ff65b" officeooo:paragraph-rsid="249ff65b"/>
    </style:style>
    <style:style style:name="P215" style:family="paragraph" style:parent-style-name="Text_20_body">
      <style:text-properties officeooo:rsid="24a005f2" officeooo:paragraph-rsid="24a005f2"/>
    </style:style>
    <style:style style:name="P216" style:family="paragraph" style:parent-style-name="Standard">
      <style:paragraph-properties fo:text-align="center" style:justify-single-word="false"/>
      <style:text-properties officeooo:rsid="057aae1d" officeooo:paragraph-rsid="057aae1d"/>
    </style:style>
    <style:style style:name="P21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1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1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2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2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23" style:family="paragraph" style:parent-style-name="Example_20_Header">
      <style:text-properties officeooo:paragraph-rsid="0ce95318"/>
    </style:style>
    <style:style style:name="P224" style:family="paragraph" style:parent-style-name="Example_20_Header">
      <style:text-properties officeooo:paragraph-rsid="2049b142"/>
    </style:style>
    <style:style style:name="P225" style:family="paragraph" style:parent-style-name="Example_20_Header">
      <style:text-properties officeooo:rsid="21d5baa3" officeooo:paragraph-rsid="21d5baa3"/>
    </style:style>
    <style:style style:name="P226" style:family="paragraph" style:parent-style-name="Example">
      <style:text-properties officeooo:rsid="21d5baa3" officeooo:paragraph-rsid="21d5baa3"/>
    </style:style>
    <style:style style:name="P227" style:family="paragraph" style:parent-style-name="Example">
      <style:text-properties fo:font-style="italic" style:font-style-asian="italic" style:font-style-complex="italic"/>
    </style:style>
    <style:style style:name="P228" style:family="paragraph" style:parent-style-name="Contents_20_1">
      <style:paragraph-properties>
        <style:tab-stops>
          <style:tab-stop style:position="14.801cm" style:type="right" style:leader-style="dotted" style:leader-text="."/>
        </style:tab-stops>
      </style:paragraph-properties>
    </style:style>
    <style:style style:name="P229" style:family="paragraph" style:parent-style-name="Contents_20_2">
      <style:paragraph-properties>
        <style:tab-stops>
          <style:tab-stop style:position="14.801cm" style:type="right" style:leader-style="dotted" style:leader-text="."/>
        </style:tab-stops>
      </style:paragraph-properties>
    </style:style>
    <style:style style:name="P230" style:family="paragraph" style:parent-style-name="Example" style:list-style-name="L45">
      <style:text-properties officeooo:paragraph-rsid="21de3bfb"/>
    </style:style>
    <style:style style:name="P231" style:family="paragraph" style:parent-style-name="Example" style:list-style-name="L45">
      <style:text-properties officeooo:rsid="21ddad74" officeooo:paragraph-rsid="21de3bfb"/>
    </style:style>
    <style:style style:name="P232" style:family="paragraph" style:parent-style-name="Heading_20_3">
      <style:text-properties officeooo:paragraph-rsid="202197c0"/>
    </style:style>
    <style:style style:name="P233" style:family="paragraph" style:parent-style-name="Heading_20_3">
      <style:text-properties officeooo:paragraph-rsid="202b038b"/>
    </style:style>
    <style:style style:name="P234" style:family="paragraph" style:parent-style-name="Heading_20_3">
      <style:text-properties fo:language="cs" fo:country="CZ" officeooo:paragraph-rsid="202197c0" style:language-asian="cs" style:country-asian="CZ"/>
    </style:style>
    <style:style style:name="P235" style:family="paragraph" style:parent-style-name="Heading_20_3">
      <style:text-properties officeooo:paragraph-rsid="21e9668e"/>
    </style:style>
    <style:style style:name="P236" style:family="paragraph" style:parent-style-name="Heading_20_2">
      <style:text-properties officeooo:paragraph-rsid="21e9668e"/>
    </style:style>
    <style:style style:name="P237" style:family="paragraph" style:parent-style-name="Heading_20_2">
      <style:text-properties officeooo:rsid="21597f75" officeooo:paragraph-rsid="21e9668e"/>
    </style:style>
    <style:style style:name="P238" style:family="paragraph" style:parent-style-name="Heading_20_2">
      <style:text-properties style:text-line-through-style="none" style:text-line-through-type="none" officeooo:rsid="245fc24a" officeooo:paragraph-rsid="245fc24a"/>
    </style:style>
    <style:style style:name="P239" style:family="paragraph" style:parent-style-name="Heading_20_2">
      <style:text-properties officeooo:rsid="245d908c" officeooo:paragraph-rsid="245fc24a"/>
    </style:style>
    <style:style style:name="P240" style:family="paragraph" style:parent-style-name="Heading_20_2">
      <style:text-properties officeooo:rsid="24928a21" officeooo:paragraph-rsid="24928a21"/>
    </style:style>
    <style:style style:name="P241" style:family="paragraph" style:parent-style-name="Heading_20_2">
      <style:text-properties officeooo:rsid="217f35c7" officeooo:paragraph-rsid="217f35c7"/>
    </style:style>
    <style:style style:name="P242" style:family="paragraph" style:parent-style-name="Heading_20_2">
      <style:text-properties officeooo:rsid="212cf21c" officeooo:paragraph-rsid="212cf21c"/>
    </style:style>
    <style:style style:name="P243" style:family="paragraph" style:parent-style-name="Heading_20_2">
      <style:text-properties officeooo:rsid="212b88ed" officeooo:paragraph-rsid="212b88ed"/>
    </style:style>
    <style:style style:name="P244" style:family="paragraph" style:parent-style-name="Heading_20_2">
      <style:text-properties officeooo:rsid="2128d94f" officeooo:paragraph-rsid="2128d94f"/>
    </style:style>
    <style:style style:name="P245" style:family="paragraph" style:parent-style-name="Heading_20_2">
      <style:text-properties officeooo:rsid="2415a15d" officeooo:paragraph-rsid="2415a15d"/>
    </style:style>
    <style:style style:name="P246" style:family="paragraph" style:parent-style-name="Heading_20_2">
      <style:text-properties officeooo:rsid="2415a15d" officeooo:paragraph-rsid="244802c2"/>
    </style:style>
    <style:style style:name="P247" style:family="paragraph" style:parent-style-name="Heading_20_1">
      <style:text-properties officeooo:rsid="108bcbf7" officeooo:paragraph-rsid="202197c0"/>
    </style:style>
    <style:style style:name="P248" style:family="paragraph" style:parent-style-name="Heading_20_1">
      <style:text-properties officeooo:rsid="215d4e07" officeooo:paragraph-rsid="215d4e07"/>
    </style:style>
    <style:style style:name="P249" style:family="paragraph" style:parent-style-name="Heading_20_1">
      <style:text-properties officeooo:rsid="245d2150" officeooo:paragraph-rsid="245d2150"/>
    </style:style>
    <style:style style:name="P250" style:family="paragraph" style:parent-style-name="Heading_20_1">
      <style:text-properties officeooo:rsid="2236b9e5" officeooo:paragraph-rsid="2236b9e5"/>
    </style:style>
    <style:style style:name="P251" style:family="paragraph" style:parent-style-name="Heading_20_1">
      <style:text-properties officeooo:rsid="21e0b25b" officeooo:paragraph-rsid="21e0b25b"/>
    </style:style>
    <style:style style:name="P252" style:family="paragraph" style:parent-style-name="Heading_20_1">
      <style:text-properties officeooo:rsid="21de3bfb" officeooo:paragraph-rsid="21de3bfb"/>
    </style:style>
    <style:style style:name="P253" style:family="paragraph" style:parent-style-name="Heading_20_5">
      <style:text-properties officeooo:paragraph-rsid="205aec31"/>
    </style:style>
    <style:style style:name="P254" style:family="paragraph" style:parent-style-name="Heading_20_5">
      <style:text-properties officeooo:paragraph-rsid="21ab8207"/>
    </style:style>
    <style:style style:name="P255" style:family="paragraph" style:parent-style-name="Heading_20_5">
      <style:text-properties officeooo:paragraph-rsid="22f1aa78"/>
    </style:style>
    <style:style style:name="P256" style:family="paragraph" style:parent-style-name="Heading_20_5">
      <style:text-properties fo:language="cs" fo:country="CZ" officeooo:rsid="23a11401" officeooo:paragraph-rsid="23a11401" style:language-asian="cs" style:country-asian="CZ"/>
    </style:style>
    <style:style style:name="P257" style:family="paragraph" style:parent-style-name="Heading_20_5">
      <style:text-properties fo:language="cs" fo:country="CZ" officeooo:rsid="20a56c6b" officeooo:paragraph-rsid="20aac5d0" style:language-asian="cs" style:country-asian="CZ"/>
    </style:style>
    <style:style style:name="P25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5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60" style:family="paragraph" style:parent-style-name="Heading_20_5">
      <style:text-properties officeooo:rsid="206449e7" officeooo:paragraph-rsid="206449e7"/>
    </style:style>
    <style:style style:name="P261" style:family="paragraph" style:parent-style-name="Heading_20_5">
      <style:text-properties officeooo:paragraph-rsid="2065587c"/>
    </style:style>
    <style:style style:name="P262" style:family="paragraph" style:parent-style-name="Heading_20_5">
      <style:text-properties officeooo:rsid="20768cfb" officeooo:paragraph-rsid="23033a35"/>
    </style:style>
    <style:style style:name="P263" style:family="paragraph" style:parent-style-name="Heading_20_5">
      <style:text-properties officeooo:paragraph-rsid="23033a35"/>
    </style:style>
    <style:style style:name="P264" style:family="paragraph" style:parent-style-name="Heading_20_5">
      <style:text-properties officeooo:paragraph-rsid="230337f0"/>
    </style:style>
    <style:style style:name="P26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6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67"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6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6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7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7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7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7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74" style:family="paragraph" style:parent-style-name="Heading_20_5">
      <style:text-properties officeooo:paragraph-rsid="2366bc69"/>
    </style:style>
    <style:style style:name="P275" style:family="paragraph" style:parent-style-name="Heading_20_5">
      <style:text-properties officeooo:rsid="20a1bc0a" officeooo:paragraph-rsid="20ace839"/>
    </style:style>
    <style:style style:name="P276" style:family="paragraph" style:parent-style-name="Heading_20_5">
      <style:text-properties officeooo:paragraph-rsid="21ac324b"/>
    </style:style>
    <style:style style:name="P277" style:family="paragraph" style:parent-style-name="Heading_20_5">
      <style:text-properties officeooo:paragraph-rsid="220231cf"/>
    </style:style>
    <style:style style:name="P278" style:family="paragraph" style:parent-style-name="Heading_20_5">
      <style:text-properties officeooo:paragraph-rsid="236db2ab"/>
    </style:style>
    <style:style style:name="P279" style:family="paragraph" style:parent-style-name="Heading_20_5">
      <style:text-properties officeooo:paragraph-rsid="236e204c"/>
    </style:style>
    <style:style style:name="P280" style:family="paragraph" style:parent-style-name="Heading_20_5">
      <style:text-properties officeooo:paragraph-rsid="237364a0"/>
    </style:style>
    <style:style style:name="P281" style:family="paragraph" style:parent-style-name="Heading_20_5">
      <style:text-properties officeooo:paragraph-rsid="236f6335"/>
    </style:style>
    <style:style style:name="P282" style:family="paragraph" style:parent-style-name="Heading_20_5">
      <style:text-properties officeooo:paragraph-rsid="22800e48"/>
    </style:style>
    <style:style style:name="P283" style:family="paragraph" style:parent-style-name="Heading_20_5">
      <style:text-properties officeooo:paragraph-rsid="2202b942"/>
    </style:style>
    <style:style style:name="P284" style:family="paragraph" style:parent-style-name="Heading_20_5">
      <style:text-properties officeooo:paragraph-rsid="22035c33"/>
    </style:style>
    <style:style style:name="P285" style:family="paragraph" style:parent-style-name="Heading_20_5">
      <style:text-properties officeooo:paragraph-rsid="237987a4"/>
    </style:style>
    <style:style style:name="P286" style:family="paragraph" style:parent-style-name="Heading_20_5">
      <style:text-properties officeooo:paragraph-rsid="2195aae2"/>
    </style:style>
    <style:style style:name="P287" style:family="paragraph" style:parent-style-name="Heading_20_5">
      <style:text-properties officeooo:paragraph-rsid="23ded328"/>
    </style:style>
    <style:style style:name="P288" style:family="paragraph" style:parent-style-name="Heading_20_5">
      <style:text-properties officeooo:rsid="239baad3" officeooo:paragraph-rsid="239baad3"/>
    </style:style>
    <style:style style:name="P289" style:family="paragraph" style:parent-style-name="Heading_20_5">
      <style:text-properties officeooo:rsid="2395a884" officeooo:paragraph-rsid="2395a884"/>
    </style:style>
    <style:style style:name="P290" style:family="paragraph" style:parent-style-name="Heading_20_5">
      <style:text-properties officeooo:rsid="2397efe5" officeooo:paragraph-rsid="23a113dd"/>
    </style:style>
    <style:style style:name="P291" style:family="paragraph" style:parent-style-name="Heading_20_5">
      <style:text-properties officeooo:rsid="23c804c5" officeooo:paragraph-rsid="23c97ddf"/>
    </style:style>
    <style:style style:name="P292" style:family="paragraph" style:parent-style-name="Heading_20_4">
      <style:text-properties officeooo:rsid="237eccd0" officeooo:paragraph-rsid="237eccd0"/>
    </style:style>
    <style:style style:name="P293" style:family="paragraph" style:parent-style-name="Heading_20_4">
      <style:text-properties style:text-line-through-style="none" style:text-line-through-type="none" officeooo:rsid="21f79b9f" officeooo:paragraph-rsid="21f79b9f"/>
    </style:style>
    <style:style style:name="P29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295" style:family="paragraph" style:parent-style-name="Text_20_body" style:master-page-name="Standard">
      <style:paragraph-properties fo:text-align="end" style:justify-single-word="false" style:page-number="auto"/>
      <style:text-properties officeooo:rsid="1efe6072" officeooo:paragraph-rsid="1efe6072"/>
    </style:style>
    <style:style style:name="P296" style:family="paragraph" style:parent-style-name="Text_20_body" style:list-style-name="L1">
      <style:text-properties officeooo:rsid="2024c342" officeooo:paragraph-rsid="23f3e835"/>
    </style:style>
    <style:style style:name="P297" style:family="paragraph" style:parent-style-name="Text_20_body" style:list-style-name="L2">
      <style:text-properties fo:language="cs" fo:country="CZ" officeooo:rsid="212cf64d" officeooo:paragraph-rsid="21e9668e" style:language-asian="cs" style:country-asian="CZ"/>
    </style:style>
    <style:style style:name="P298" style:family="paragraph" style:parent-style-name="Text_20_body" style:list-style-name="L5">
      <style:text-properties fo:language="cs" fo:country="CZ" officeooo:rsid="2022d038" officeooo:paragraph-rsid="2349b8a1" style:language-asian="cs" style:country-asian="CZ"/>
    </style:style>
    <style:style style:name="P299" style:family="paragraph" style:parent-style-name="Text_20_body" style:list-style-name="L5">
      <style:text-properties fo:language="cs" fo:country="CZ" officeooo:rsid="2022d038" officeooo:paragraph-rsid="22e5d946" style:language-asian="cs" style:country-asian="CZ"/>
    </style:style>
    <style:style style:name="P300" style:family="paragraph" style:parent-style-name="Text_20_body" style:list-style-name="L5">
      <style:text-properties fo:language="cs" fo:country="CZ" officeooo:rsid="2022d038" officeooo:paragraph-rsid="22e7537f" style:language-asian="cs" style:country-asian="CZ"/>
    </style:style>
    <style:style style:name="P301" style:family="paragraph" style:parent-style-name="Text_20_body" style:list-style-name="L5">
      <style:text-properties fo:language="cs" fo:country="CZ" officeooo:rsid="2022d038" officeooo:paragraph-rsid="22e7a051" style:language-asian="cs" style:country-asian="CZ"/>
    </style:style>
    <style:style style:name="P302" style:family="paragraph" style:parent-style-name="Text_20_body" style:list-style-name="L5">
      <style:text-properties fo:language="cs" fo:country="CZ" officeooo:rsid="2022d038" officeooo:paragraph-rsid="22e50c1a" style:language-asian="cs" style:country-asian="CZ"/>
    </style:style>
    <style:style style:name="P303" style:family="paragraph" style:parent-style-name="Text_20_body" style:list-style-name="L5">
      <style:text-properties fo:language="cs" fo:country="CZ" officeooo:rsid="2022d038" officeooo:paragraph-rsid="22eaa210" style:language-asian="cs" style:country-asian="CZ"/>
    </style:style>
    <style:style style:name="P304" style:family="paragraph" style:parent-style-name="Text_20_body" style:list-style-name="L5">
      <style:text-properties fo:language="cs" fo:country="CZ" officeooo:rsid="2022d038" officeooo:paragraph-rsid="22eb0b83" style:language-asian="cs" style:country-asian="CZ"/>
    </style:style>
    <style:style style:name="P305" style:family="paragraph" style:parent-style-name="Text_20_body" style:list-style-name="L5">
      <style:text-properties fo:language="cs" fo:country="CZ" officeooo:rsid="2022d038" officeooo:paragraph-rsid="22efc542" style:language-asian="cs" style:country-asian="CZ"/>
    </style:style>
    <style:style style:name="P306" style:family="paragraph" style:parent-style-name="Text_20_body" style:list-style-name="L5">
      <style:text-properties fo:language="cs" fo:country="CZ" officeooo:rsid="2022d038" officeooo:paragraph-rsid="22f36276" style:language-asian="cs" style:country-asian="CZ"/>
    </style:style>
    <style:style style:name="P307" style:family="paragraph" style:parent-style-name="Text_20_body" style:list-style-name="L14">
      <style:text-properties fo:language="cs" fo:country="CZ" officeooo:rsid="2022d038" officeooo:paragraph-rsid="216fef7d" style:language-asian="cs" style:country-asian="CZ"/>
    </style:style>
    <style:style style:name="P308" style:family="paragraph" style:parent-style-name="Text_20_body" style:list-style-name="L17">
      <style:text-properties fo:language="cs" fo:country="CZ" officeooo:rsid="2022d038" officeooo:paragraph-rsid="21996beb" style:language-asian="cs" style:country-asian="CZ"/>
    </style:style>
    <style:style style:name="P309" style:family="paragraph" style:parent-style-name="Text_20_body" style:list-style-name="L5">
      <style:text-properties fo:language="cs" fo:country="CZ" officeooo:rsid="22f4aacb" officeooo:paragraph-rsid="22f4aacb" style:language-asian="cs" style:country-asian="CZ"/>
    </style:style>
    <style:style style:name="P310" style:family="paragraph" style:parent-style-name="Text_20_body" style:list-style-name="L5">
      <style:text-properties fo:language="cs" fo:country="CZ" officeooo:rsid="22e976b1" officeooo:paragraph-rsid="22e976b1" style:language-asian="cs" style:country-asian="CZ"/>
    </style:style>
    <style:style style:name="P311" style:family="paragraph" style:parent-style-name="Text_20_body" style:list-style-name="L5">
      <style:text-properties fo:language="cs" fo:country="CZ" officeooo:rsid="22e976b1" officeooo:paragraph-rsid="22f36276" style:language-asian="cs" style:country-asian="CZ"/>
    </style:style>
    <style:style style:name="P312" style:family="paragraph" style:parent-style-name="Text_20_body" style:list-style-name="L19">
      <style:text-properties fo:language="cs" fo:country="CZ" officeooo:rsid="22e976b1" officeooo:paragraph-rsid="23c30856" style:language-asian="cs" style:country-asian="CZ"/>
    </style:style>
    <style:style style:name="P313" style:family="paragraph" style:parent-style-name="Text_20_body" style:list-style-name="L5">
      <style:text-properties fo:language="cs" fo:country="CZ" officeooo:rsid="22e50c1a" officeooo:paragraph-rsid="22eaa210" style:language-asian="cs" style:country-asian="CZ"/>
    </style:style>
    <style:style style:name="P314" style:family="paragraph" style:parent-style-name="Text_20_body" style:list-style-name="L7">
      <style:text-properties fo:language="cs" fo:country="CZ" officeooo:rsid="21537a33" officeooo:paragraph-rsid="21537a33" style:language-asian="cs" style:country-asian="CZ"/>
    </style:style>
    <style:style style:name="P315" style:family="paragraph" style:parent-style-name="Text_20_body" style:list-style-name="L7">
      <style:text-properties fo:language="cs" fo:country="CZ" officeooo:rsid="21537a33" officeooo:paragraph-rsid="23c30856" style:language-asian="cs" style:country-asian="CZ"/>
    </style:style>
    <style:style style:name="P316" style:family="paragraph" style:parent-style-name="Text_20_body" style:list-style-name="L7">
      <style:text-properties fo:language="cs" fo:country="CZ" officeooo:rsid="2065d056" officeooo:paragraph-rsid="2065d056" style:language-asian="cs" style:country-asian="CZ"/>
    </style:style>
    <style:style style:name="P317" style:family="paragraph" style:parent-style-name="Text_20_body" style:list-style-name="L7">
      <style:text-properties fo:language="cs" fo:country="CZ" officeooo:rsid="2065d056" officeooo:paragraph-rsid="23c30856" style:language-asian="cs" style:country-asian="CZ"/>
    </style:style>
    <style:style style:name="P318" style:family="paragraph" style:parent-style-name="Text_20_body" style:list-style-name="L11">
      <style:text-properties fo:language="cs" fo:country="CZ" officeooo:rsid="216a5f13" officeooo:paragraph-rsid="216a5f13" style:language-asian="cs" style:country-asian="CZ"/>
    </style:style>
    <style:style style:name="P319" style:family="paragraph" style:parent-style-name="Text_20_body" style:list-style-name="L14">
      <style:text-properties fo:language="cs" fo:country="CZ" officeooo:rsid="216fef7d" officeooo:paragraph-rsid="216fef7d" style:language-asian="cs" style:country-asian="CZ"/>
    </style:style>
    <style:style style:name="P320" style:family="paragraph" style:parent-style-name="Text_20_body" style:list-style-name="L14">
      <style:text-properties fo:language="cs" fo:country="CZ" officeooo:rsid="216fef7d" officeooo:paragraph-rsid="23637825" style:language-asian="cs" style:country-asian="CZ"/>
    </style:style>
    <style:style style:name="P321" style:family="paragraph" style:parent-style-name="Text_20_body" style:list-style-name="L7">
      <style:text-properties fo:language="cs" fo:country="CZ" officeooo:rsid="216fef7d" officeooo:paragraph-rsid="23637825" style:language-asian="cs" style:country-asian="CZ"/>
    </style:style>
    <style:style style:name="P322" style:family="paragraph" style:parent-style-name="Text_20_body" style:list-style-name="L7">
      <style:text-properties fo:language="cs" fo:country="CZ" fo:font-style="italic" officeooo:rsid="21556a76" officeooo:paragraph-rsid="221e54e3" style:language-asian="cs" style:country-asian="CZ" style:font-style-asian="italic" style:font-style-complex="italic"/>
    </style:style>
    <style:style style:name="P323" style:family="paragraph" style:parent-style-name="Text_20_body" style:list-style-name="L7">
      <style:text-properties fo:language="cs" fo:country="CZ" fo:font-style="italic" officeooo:rsid="21556a76" officeooo:paragraph-rsid="23c30856" style:language-asian="cs" style:country-asian="CZ" style:font-style-asian="italic" style:font-style-complex="italic"/>
    </style:style>
    <style:style style:name="P324" style:family="paragraph" style:parent-style-name="Text_20_body" style:list-style-name="L7">
      <style:text-properties fo:language="cs" fo:country="CZ" fo:font-style="normal" officeooo:rsid="2157048b" officeooo:paragraph-rsid="21577601" style:language-asian="cs" style:country-asian="CZ" style:font-style-asian="normal" style:font-style-complex="normal"/>
    </style:style>
    <style:style style:name="P325" style:family="paragraph" style:parent-style-name="Text_20_body" style:list-style-name="L7">
      <style:text-properties fo:language="cs" fo:country="CZ" fo:font-style="normal" officeooo:rsid="2157048b" officeooo:paragraph-rsid="2310fe24" style:language-asian="cs" style:country-asian="CZ" style:font-style-asian="normal" style:font-style-complex="normal"/>
    </style:style>
    <style:style style:name="P326" style:family="paragraph" style:parent-style-name="Text_20_body" style:list-style-name="L7">
      <style:text-properties fo:language="cs" fo:country="CZ" fo:font-style="normal" officeooo:rsid="2157048b" officeooo:paragraph-rsid="23c30856" style:language-asian="cs" style:country-asian="CZ" style:font-style-asian="normal" style:font-style-complex="normal"/>
    </style:style>
    <style:style style:name="P327" style:family="paragraph" style:parent-style-name="Text_20_body" style:list-style-name="L9">
      <style:text-properties fo:language="cs" fo:country="CZ" fo:font-style="normal" officeooo:rsid="2157048b" officeooo:paragraph-rsid="2228c0da" style:language-asian="cs" style:country-asian="CZ" style:font-style-asian="normal" style:font-style-complex="normal"/>
    </style:style>
    <style:style style:name="P328" style:family="paragraph" style:parent-style-name="Text_20_body" style:list-style-name="L9">
      <style:text-properties fo:language="cs" fo:country="CZ" fo:font-style="normal" officeooo:rsid="2157048b" officeooo:paragraph-rsid="22fd30c1" style:language-asian="cs" style:country-asian="CZ" style:font-style-asian="normal" style:font-style-complex="normal"/>
    </style:style>
    <style:style style:name="P329" style:family="paragraph" style:parent-style-name="Text_20_body" style:list-style-name="L17">
      <style:text-properties fo:language="cs" fo:country="CZ" fo:font-style="normal" officeooo:rsid="2157048b" officeooo:paragraph-rsid="2315ffae" style:language-asian="cs" style:country-asian="CZ" style:font-style-asian="normal" style:font-style-complex="normal"/>
    </style:style>
    <style:style style:name="P330"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331" style:family="paragraph" style:parent-style-name="Text_20_body" style:list-style-name="L9">
      <style:text-properties fo:language="cs" fo:country="CZ" fo:font-style="normal" officeooo:rsid="2065d056" officeooo:paragraph-rsid="2310fe24" style:language-asian="cs" style:country-asian="CZ" style:font-style-asian="normal" style:font-style-complex="normal"/>
    </style:style>
    <style:style style:name="P332" style:family="paragraph" style:parent-style-name="Text_20_body" style:list-style-name="L9">
      <style:text-properties fo:language="cs" fo:country="CZ" fo:font-style="normal" officeooo:rsid="2065d056" officeooo:paragraph-rsid="2313a2d1" style:language-asian="cs" style:country-asian="CZ" style:font-style-asian="normal" style:font-style-complex="normal"/>
    </style:style>
    <style:style style:name="P333" style:family="paragraph" style:parent-style-name="Text_20_body" style:list-style-name="L18">
      <style:text-properties fo:language="cs" fo:country="CZ" fo:font-style="normal" officeooo:rsid="219f8206" officeooo:paragraph-rsid="219f3a48" style:language-asian="cs" style:country-asian="CZ" style:font-style-asian="normal" style:font-style-complex="normal"/>
    </style:style>
    <style:style style:name="P334" style:family="paragraph" style:parent-style-name="Text_20_body" style:list-style-name="L17">
      <style:text-properties fo:language="cs" fo:country="CZ" fo:font-style="normal" officeooo:rsid="219f8206" officeooo:paragraph-rsid="21a0579a" style:language-asian="cs" style:country-asian="CZ" style:font-style-asian="normal" style:font-style-complex="normal"/>
    </style:style>
    <style:style style:name="P335" style:family="paragraph" style:parent-style-name="Text_20_body" style:list-style-name="L18">
      <style:text-properties fo:language="cs" fo:country="CZ" fo:font-style="normal" officeooo:rsid="2022d038" officeooo:paragraph-rsid="23751612" style:language-asian="cs" style:country-asian="CZ" style:font-style-asian="normal" style:font-style-complex="normal"/>
    </style:style>
    <style:style style:name="P336"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337" style:family="paragraph" style:parent-style-name="Text_20_body" style:list-style-name="L9">
      <style:text-properties fo:language="cs" fo:country="CZ" fo:font-style="normal" officeooo:rsid="2022d038" officeooo:paragraph-rsid="2376f410" style:language-asian="cs" style:country-asian="CZ" style:font-style-asian="normal" style:font-style-complex="normal"/>
    </style:style>
    <style:style style:name="P338" style:family="paragraph" style:parent-style-name="Text_20_body" style:list-style-name="L21">
      <style:text-properties fo:language="cs" fo:country="CZ" fo:font-style="normal" officeooo:rsid="2022d038" officeooo:paragraph-rsid="23c30856" style:language-asian="cs" style:country-asian="CZ" style:font-style-asian="normal" style:font-style-complex="normal"/>
    </style:style>
    <style:style style:name="P339" style:family="paragraph" style:parent-style-name="Text_20_body" style:list-style-name="L46">
      <style:text-properties fo:language="cs" fo:country="CZ" officeooo:rsid="240b9cc4" officeooo:paragraph-rsid="240b9cc4"/>
    </style:style>
    <style:style style:name="P340" style:family="paragraph" style:parent-style-name="Text_20_body" style:list-style-name="L3">
      <style:text-properties style:text-line-through-style="none" style:text-line-through-type="none" fo:language="cs" fo:country="CZ" officeooo:rsid="21337cc1" officeooo:paragraph-rsid="21e9668e" style:language-asian="cs" style:country-asian="CZ"/>
    </style:style>
    <style:style style:name="P341" style:family="paragraph" style:parent-style-name="Text_20_body" style:list-style-name="L10">
      <style:text-properties style:text-line-through-style="none" style:text-line-through-type="none" fo:language="cs" fo:country="CZ" officeooo:rsid="2022d038" officeooo:paragraph-rsid="216a5f13" style:language-asian="cs" style:country-asian="CZ"/>
    </style:style>
    <style:style style:name="P342" style:family="paragraph" style:parent-style-name="Text_20_body" style:list-style-name="L7">
      <style:text-properties style:text-line-through-style="none" style:text-line-through-type="none" fo:language="cs" fo:country="CZ" officeooo:rsid="2022d038" officeooo:paragraph-rsid="216da214" style:language-asian="cs" style:country-asian="CZ"/>
    </style:style>
    <style:style style:name="P343" style:family="paragraph" style:parent-style-name="Text_20_body" style:list-style-name="L7">
      <style:text-properties style:text-line-through-style="none" style:text-line-through-type="none" fo:language="cs" fo:country="CZ" officeooo:rsid="21b05bb6" officeooo:paragraph-rsid="237ee0db" style:language-asian="cs" style:country-asian="CZ"/>
    </style:style>
    <style:style style:name="P344" style:family="paragraph" style:parent-style-name="Text_20_body" style:list-style-name="L15">
      <style:text-properties style:text-line-through-style="none" style:text-line-through-type="none" fo:language="cs" fo:country="CZ" officeooo:rsid="21f79b9f" officeooo:paragraph-rsid="21f79b9f" style:language-asian="cs" style:country-asian="CZ"/>
    </style:style>
    <style:style style:name="P345" style:family="paragraph" style:parent-style-name="Text_20_body" style:list-style-name="L15">
      <style:text-properties style:text-line-through-style="none" style:text-line-through-type="none" fo:language="cs" fo:country="CZ" officeooo:rsid="21f79b9f" officeooo:paragraph-rsid="2202c6b8" style:language-asian="cs" style:country-asian="CZ"/>
    </style:style>
    <style:style style:name="P346" style:family="paragraph" style:parent-style-name="Text_20_body" style:list-style-name="L22">
      <style:text-properties style:text-line-through-style="none" style:text-line-through-type="none" fo:language="cs" fo:country="CZ" officeooo:rsid="215d4e07" officeooo:paragraph-rsid="215d4e07" style:language-asian="cs" style:country-asian="CZ"/>
    </style:style>
    <style:style style:name="P347" style:family="paragraph" style:parent-style-name="Text_20_body" style:list-style-name="L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348" style:family="paragraph" style:parent-style-name="Text_20_body" style:list-style-name="L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349" style:family="paragraph" style:parent-style-name="Text_20_body" style:list-style-name="L1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350" style:family="paragraph" style:parent-style-name="Text_20_body" style:list-style-name="L1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351" style:family="paragraph" style:parent-style-name="Text_20_body" style:list-style-name="L1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352" style:family="paragraph" style:parent-style-name="Text_20_body" style:list-style-name="L1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353" style:family="paragraph" style:parent-style-name="Text_20_body" style:list-style-name="L1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54" style:family="paragraph" style:parent-style-name="Text_20_body" style:list-style-name="L1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355" style:family="paragraph" style:parent-style-name="Text_20_body" style:list-style-name="L7">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356" style:family="paragraph" style:parent-style-name="Text_20_body" style:list-style-name="L7">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357" style:family="paragraph" style:parent-style-name="Text_20_body" style:list-style-name="L10">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358" style:family="paragraph" style:parent-style-name="Text_20_body" style:list-style-name="L10">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359"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60"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61" style:family="paragraph" style:parent-style-name="Text_20_body" style:list-style-name="L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362" style:family="paragraph" style:parent-style-name="Text_20_body" style:list-style-name="L1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63" style:family="paragraph" style:parent-style-name="Text_20_body" style:list-style-name="L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364" style:family="paragraph" style:parent-style-name="Text_20_body" style:list-style-name="L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65" style:family="paragraph" style:parent-style-name="Text_20_body" style:list-style-name="L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366" style:family="paragraph" style:parent-style-name="Text_20_body" style:list-style-name="L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367" style:family="paragraph" style:parent-style-name="Text_20_body" style:list-style-name="L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368" style:family="paragraph" style:parent-style-name="Text_20_body" style:list-style-name="L10">
      <style:text-properties style:text-line-through-style="none" style:text-line-through-type="none" fo:font-style="italic" officeooo:rsid="2229be1f" officeooo:paragraph-rsid="2229be1f" style:font-style-asian="italic" style:font-style-complex="italic"/>
    </style:style>
    <style:style style:name="P369" style:family="paragraph" style:parent-style-name="Text_20_body">
      <style:text-properties style:text-line-through-style="none" style:text-line-through-type="none" officeooo:rsid="246911ff" officeooo:paragraph-rsid="2473cef6"/>
    </style:style>
    <style:style style:name="P370" style:family="paragraph" style:parent-style-name="Text_20_body">
      <style:text-properties style:text-line-through-style="none" style:text-line-through-type="none" officeooo:rsid="247aa9fe" officeooo:paragraph-rsid="247bd336"/>
    </style:style>
    <style:style style:name="P371" style:family="paragraph" style:parent-style-name="Text_20_body">
      <style:text-properties style:text-line-through-style="none" style:text-line-through-type="none" officeooo:rsid="24928a21" officeooo:paragraph-rsid="24928a21"/>
    </style:style>
    <style:style style:name="P372" style:family="paragraph" style:parent-style-name="Text_20_body">
      <style:text-properties style:text-line-through-style="none" style:text-line-through-type="none" officeooo:rsid="249687ad"/>
    </style:style>
    <style:style style:name="P373" style:family="paragraph" style:parent-style-name="Text_20_body">
      <style:text-properties style:text-line-through-style="none" style:text-line-through-type="none" officeooo:rsid="2498f3a8" officeooo:paragraph-rsid="2498f3a8"/>
    </style:style>
    <style:style style:name="P374" style:family="paragraph" style:parent-style-name="Text_20_body">
      <style:text-properties style:text-line-through-style="none" style:text-line-through-type="none" officeooo:rsid="24969cfe" officeooo:paragraph-rsid="24969cfe"/>
    </style:style>
    <style:style style:name="P375" style:family="paragraph" style:parent-style-name="Text_20_body">
      <style:text-properties style:text-line-through-style="none" style:text-line-through-type="none" officeooo:rsid="24984d7b" officeooo:paragraph-rsid="24984d7b"/>
    </style:style>
    <style:style style:name="P376" style:family="paragraph" style:parent-style-name="Text_20_body" style:list-style-name="L39">
      <style:text-properties style:text-line-through-style="none" style:text-line-through-type="none" officeooo:rsid="212834b8" officeooo:paragraph-rsid="212834b8"/>
    </style:style>
    <style:style style:name="P377" style:family="paragraph" style:parent-style-name="Text_20_body" style:list-style-name="L4">
      <style:text-properties officeooo:rsid="20ef5728" officeooo:paragraph-rsid="21e9668e"/>
    </style:style>
    <style:style style:name="P378" style:family="paragraph" style:parent-style-name="Text_20_body" style:list-style-name="L5"/>
    <style:style style:name="P379" style:family="paragraph" style:parent-style-name="Text_20_body" style:list-style-name="L5">
      <style:text-properties officeooo:paragraph-rsid="221e937b"/>
    </style:style>
    <style:style style:name="P380" style:family="paragraph" style:parent-style-name="Text_20_body" style:list-style-name="L5">
      <style:text-properties officeooo:rsid="215eb081" officeooo:paragraph-rsid="215eb081"/>
    </style:style>
    <style:style style:name="P381" style:family="paragraph" style:parent-style-name="Text_20_body" style:list-style-name="L5">
      <style:text-properties officeooo:rsid="21605ebf" officeooo:paragraph-rsid="21ab8207"/>
    </style:style>
    <style:style style:name="P382" style:family="paragraph" style:parent-style-name="Text_20_body" style:list-style-name="L6">
      <style:text-properties officeooo:rsid="2052d536" officeooo:paragraph-rsid="205aec31"/>
    </style:style>
    <style:style style:name="P383" style:family="paragraph" style:parent-style-name="Text_20_body" style:list-style-name="L7">
      <style:text-properties officeooo:paragraph-rsid="2332e601"/>
    </style:style>
    <style:style style:name="P384" style:family="paragraph" style:parent-style-name="Text_20_body" style:list-style-name="L7">
      <style:text-properties officeooo:paragraph-rsid="2065d056"/>
    </style:style>
    <style:style style:name="P385" style:family="paragraph" style:parent-style-name="Text_20_body" style:list-style-name="L7">
      <style:text-properties officeooo:paragraph-rsid="23c30856"/>
    </style:style>
    <style:style style:name="P386" style:family="paragraph" style:parent-style-name="Text_20_body" style:list-style-name="L7">
      <style:text-properties officeooo:paragraph-rsid="23e6ad01"/>
    </style:style>
    <style:style style:name="P387" style:family="paragraph" style:parent-style-name="Text_20_body" style:list-style-name="L7">
      <style:text-properties officeooo:rsid="20dd41c4" officeooo:paragraph-rsid="232c9c53"/>
    </style:style>
    <style:style style:name="P388" style:family="paragraph" style:parent-style-name="Text_20_body" style:list-style-name="L7">
      <style:text-properties officeooo:rsid="20dd41c4" officeooo:paragraph-rsid="21537a33"/>
    </style:style>
    <style:style style:name="P389" style:family="paragraph" style:parent-style-name="Text_20_body" style:list-style-name="L7">
      <style:text-properties officeooo:rsid="20dd41c4" officeooo:paragraph-rsid="23297522"/>
    </style:style>
    <style:style style:name="P390" style:family="paragraph" style:parent-style-name="Text_20_body" style:list-style-name="L7">
      <style:text-properties officeooo:rsid="20dd41c4" officeooo:paragraph-rsid="216ba9fc"/>
    </style:style>
    <style:style style:name="P391" style:family="paragraph" style:parent-style-name="Text_20_body" style:list-style-name="L7">
      <style:text-properties officeooo:rsid="20dd41c4" officeooo:paragraph-rsid="23c30856"/>
    </style:style>
    <style:style style:name="P392" style:family="paragraph" style:parent-style-name="Text_20_body" style:list-style-name="L7">
      <style:text-properties officeooo:rsid="21556a76" officeooo:paragraph-rsid="221e54e3"/>
    </style:style>
    <style:style style:name="P393" style:family="paragraph" style:parent-style-name="Text_20_body" style:list-style-name="L7">
      <style:text-properties officeooo:rsid="21556a76" officeooo:paragraph-rsid="23c30856"/>
    </style:style>
    <style:style style:name="P394" style:family="paragraph" style:parent-style-name="Text_20_body" style:list-style-name="L10">
      <style:text-properties officeooo:rsid="21556a76" officeooo:paragraph-rsid="231e8445"/>
    </style:style>
    <style:style style:name="P395" style:family="paragraph" style:parent-style-name="Text_20_body" style:list-style-name="L10">
      <style:text-properties officeooo:rsid="21556a76" officeooo:paragraph-rsid="232057a1"/>
    </style:style>
    <style:style style:name="P396" style:family="paragraph" style:parent-style-name="Text_20_body" style:list-style-name="L10">
      <style:text-properties officeooo:rsid="21556a76" officeooo:paragraph-rsid="232231a2"/>
    </style:style>
    <style:style style:name="P397" style:family="paragraph" style:parent-style-name="Text_20_body" style:list-style-name="L7">
      <style:text-properties officeooo:rsid="21211fb4" officeooo:paragraph-rsid="23631931"/>
    </style:style>
    <style:style style:name="P398" style:family="paragraph" style:parent-style-name="Text_20_body" style:list-style-name="L7">
      <style:text-properties officeooo:rsid="21211fb4" officeooo:paragraph-rsid="23c30856"/>
    </style:style>
    <style:style style:name="P399" style:family="paragraph" style:parent-style-name="Text_20_body" style:list-style-name="L7">
      <style:text-properties officeooo:rsid="21537a33" officeooo:paragraph-rsid="2307f958"/>
    </style:style>
    <style:style style:name="P400" style:family="paragraph" style:parent-style-name="Text_20_body" style:list-style-name="L7">
      <style:text-properties officeooo:rsid="21537a33" officeooo:paragraph-rsid="21537a33"/>
    </style:style>
    <style:style style:name="P401" style:family="paragraph" style:parent-style-name="Text_20_body" style:list-style-name="L7">
      <style:text-properties officeooo:rsid="21537a33" officeooo:paragraph-rsid="23e690ea"/>
    </style:style>
    <style:style style:name="P402" style:family="paragraph" style:parent-style-name="Text_20_body" style:list-style-name="L7">
      <style:text-properties officeooo:rsid="21537a33" officeooo:paragraph-rsid="23c30856"/>
    </style:style>
    <style:style style:name="P403" style:family="paragraph" style:parent-style-name="Text_20_body" style:list-style-name="L8">
      <style:text-properties officeooo:paragraph-rsid="21577601"/>
    </style:style>
    <style:style style:name="P404" style:family="paragraph" style:parent-style-name="Text_20_body" style:list-style-name="L7">
      <style:text-properties officeooo:rsid="21577601" officeooo:paragraph-rsid="232f7481"/>
    </style:style>
    <style:style style:name="P405" style:family="paragraph" style:parent-style-name="Text_20_body" style:list-style-name="L7">
      <style:text-properties officeooo:rsid="21577601" officeooo:paragraph-rsid="23c30856"/>
    </style:style>
    <style:style style:name="P406" style:family="paragraph" style:parent-style-name="Text_20_body" style:list-style-name="L9">
      <style:text-properties officeooo:paragraph-rsid="2331678d"/>
    </style:style>
    <style:style style:name="P407" style:family="paragraph" style:parent-style-name="Text_20_body" style:list-style-name="L10">
      <style:text-properties officeooo:paragraph-rsid="2165869a"/>
    </style:style>
    <style:style style:name="P408" style:family="paragraph" style:parent-style-name="Text_20_body" style:list-style-name="L10">
      <style:text-properties officeooo:paragraph-rsid="2332e601"/>
    </style:style>
    <style:style style:name="P409" style:family="paragraph" style:parent-style-name="Text_20_body" style:list-style-name="L10">
      <style:text-properties officeooo:rsid="216a235d" officeooo:paragraph-rsid="216a235d"/>
    </style:style>
    <style:style style:name="P410" style:family="paragraph" style:parent-style-name="Text_20_body" style:list-style-name="L11">
      <style:text-properties officeooo:paragraph-rsid="216a5f13"/>
    </style:style>
    <style:style style:name="P411" style:family="paragraph" style:parent-style-name="Text_20_body" style:list-style-name="L12">
      <style:text-properties officeooo:rsid="20cbce30" officeooo:paragraph-rsid="211d0b7d"/>
    </style:style>
    <style:style style:name="P412" style:family="paragraph" style:parent-style-name="Text_20_body" style:list-style-name="L13">
      <style:text-properties officeooo:rsid="20cbce30" officeooo:paragraph-rsid="211d0b7d"/>
    </style:style>
    <style:style style:name="P413" style:family="paragraph" style:parent-style-name="Text_20_body" style:list-style-name="L13">
      <style:text-properties officeooo:rsid="20cd3211" officeooo:paragraph-rsid="211d0b7d"/>
    </style:style>
    <style:style style:name="P414" style:family="paragraph" style:parent-style-name="Text_20_body" style:list-style-name="L13">
      <style:text-properties officeooo:rsid="20d16baa" officeooo:paragraph-rsid="211d0b7d"/>
    </style:style>
    <style:style style:name="P415" style:family="paragraph" style:parent-style-name="Text_20_body" style:list-style-name="L13">
      <style:text-properties officeooo:rsid="21d96890" officeooo:paragraph-rsid="21d96890"/>
    </style:style>
    <style:style style:name="P416" style:family="paragraph" style:parent-style-name="Text_20_body" style:list-style-name="L7">
      <style:text-properties officeooo:rsid="237ee0db" officeooo:paragraph-rsid="237ee0db"/>
    </style:style>
    <style:style style:name="P417" style:family="paragraph" style:parent-style-name="Text_20_body" style:list-style-name="L14">
      <style:text-properties officeooo:rsid="216fef7d" officeooo:paragraph-rsid="216fef7d"/>
    </style:style>
    <style:style style:name="P418" style:family="paragraph" style:parent-style-name="Text_20_body" style:list-style-name="L7">
      <style:text-properties officeooo:rsid="216fef7d" officeooo:paragraph-rsid="23625b74"/>
    </style:style>
    <style:style style:name="P419" style:family="paragraph" style:parent-style-name="Text_20_body" style:list-style-name="L15">
      <style:text-properties officeooo:rsid="21f79b9f" officeooo:paragraph-rsid="2202c6b8"/>
    </style:style>
    <style:style style:name="P420" style:family="paragraph" style:parent-style-name="Text_20_body" style:list-style-name="L15">
      <style:text-properties officeooo:rsid="21f79eda" officeooo:paragraph-rsid="21f79eda"/>
    </style:style>
    <style:style style:name="P421" style:family="paragraph" style:parent-style-name="Text_20_body" style:list-style-name="L16">
      <style:text-properties officeooo:rsid="22107167" officeooo:paragraph-rsid="22107167"/>
    </style:style>
    <style:style style:name="P422" style:family="paragraph" style:parent-style-name="Text_20_body" style:list-style-name="L17">
      <style:text-properties officeooo:paragraph-rsid="233724c6"/>
    </style:style>
    <style:style style:name="P423" style:family="paragraph" style:parent-style-name="Text_20_body" style:list-style-name="L17">
      <style:text-properties officeooo:rsid="21996beb" officeooo:paragraph-rsid="21996beb"/>
    </style:style>
    <style:style style:name="P424" style:family="paragraph" style:parent-style-name="Text_20_body" style:list-style-name="L20">
      <style:text-properties officeooo:paragraph-rsid="23c30856"/>
    </style:style>
    <style:style style:name="P425" style:family="paragraph" style:parent-style-name="Text_20_body" style:list-style-name="L21">
      <style:text-properties officeooo:paragraph-rsid="23c30856"/>
    </style:style>
    <style:style style:name="P426" style:family="paragraph" style:parent-style-name="Text_20_body" style:list-style-name="L22">
      <style:text-properties officeooo:paragraph-rsid="215d4e07"/>
    </style:style>
    <style:style style:name="P427" style:family="paragraph" style:parent-style-name="Text_20_body" style:list-style-name="L22">
      <style:text-properties officeooo:rsid="215d4e07" officeooo:paragraph-rsid="215d4e07"/>
    </style:style>
    <style:style style:name="P428" style:family="paragraph" style:parent-style-name="Text_20_body" style:list-style-name="L23">
      <style:text-properties officeooo:rsid="246911ff" officeooo:paragraph-rsid="246911ff"/>
    </style:style>
    <style:style style:name="P429" style:family="paragraph" style:parent-style-name="Text_20_body" style:list-style-name="L23">
      <style:text-properties officeooo:rsid="246a92cc" officeooo:paragraph-rsid="246a92cc"/>
    </style:style>
    <style:style style:name="P430" style:family="paragraph" style:parent-style-name="Text_20_body" style:list-style-name="L24">
      <style:text-properties officeooo:rsid="246ee417" officeooo:paragraph-rsid="246ee417"/>
    </style:style>
    <style:style style:name="P431" style:family="paragraph" style:parent-style-name="Text_20_body" style:list-style-name="L25">
      <style:text-properties officeooo:paragraph-rsid="247828e2"/>
    </style:style>
    <style:style style:name="P432" style:family="paragraph" style:parent-style-name="Text_20_body" style:list-style-name="L26">
      <style:text-properties officeooo:rsid="247bd336" officeooo:paragraph-rsid="247bd336"/>
    </style:style>
    <style:style style:name="P433" style:family="paragraph" style:parent-style-name="Text_20_body" style:list-style-name="L27">
      <style:text-properties officeooo:rsid="24a005f2" officeooo:paragraph-rsid="24a005f2"/>
    </style:style>
    <style:style style:name="P434" style:family="paragraph" style:parent-style-name="Text_20_body">
      <style:text-properties officeooo:rsid="249bb37b" officeooo:paragraph-rsid="249d1577"/>
    </style:style>
    <style:style style:name="P435" style:family="paragraph" style:parent-style-name="Text_20_body" style:list-style-name="L28">
      <style:text-properties officeooo:rsid="217f35c7" officeooo:paragraph-rsid="217f35c7"/>
    </style:style>
    <style:style style:name="P436" style:family="paragraph" style:parent-style-name="Text_20_body" style:list-style-name="L29">
      <style:text-properties officeooo:rsid="217f35c7" officeooo:paragraph-rsid="217f35c7"/>
    </style:style>
    <style:style style:name="P437" style:family="paragraph" style:parent-style-name="Text_20_body" style:list-style-name="L30">
      <style:text-properties officeooo:rsid="217f35c7" officeooo:paragraph-rsid="217f35c7"/>
    </style:style>
    <style:style style:name="P438" style:family="paragraph" style:parent-style-name="Text_20_body" style:list-style-name="L31">
      <style:text-properties officeooo:rsid="217f35c7" officeooo:paragraph-rsid="217f35c7"/>
    </style:style>
    <style:style style:name="P439" style:family="paragraph" style:parent-style-name="Text_20_body" style:list-style-name="L32">
      <style:text-properties officeooo:rsid="229f4bef" officeooo:paragraph-rsid="229f4bef"/>
    </style:style>
    <style:style style:name="P440" style:family="paragraph" style:parent-style-name="Text_20_body" style:list-style-name="L33">
      <style:text-properties officeooo:rsid="217d02ee" officeooo:paragraph-rsid="217d02ee"/>
    </style:style>
    <style:style style:name="P441" style:family="paragraph" style:parent-style-name="Text_20_body" style:list-style-name="L34">
      <style:text-properties officeooo:rsid="217cd243" officeooo:paragraph-rsid="217cd243"/>
    </style:style>
    <style:style style:name="P442" style:family="paragraph" style:parent-style-name="Text_20_body" style:list-style-name="L35">
      <style:text-properties officeooo:rsid="21806ad2" officeooo:paragraph-rsid="21806ad2"/>
    </style:style>
    <style:style style:name="P443" style:family="paragraph" style:parent-style-name="Text_20_body" style:list-style-name="L35">
      <style:text-properties officeooo:rsid="24004c24" officeooo:paragraph-rsid="24004c24"/>
    </style:style>
    <style:style style:name="P444" style:family="paragraph" style:parent-style-name="Text_20_body" style:list-style-name="L35">
      <style:text-properties officeooo:rsid="2181dc18" officeooo:paragraph-rsid="21806ad2"/>
    </style:style>
    <style:style style:name="P445" style:family="paragraph" style:parent-style-name="Text_20_body" style:list-style-name="L35">
      <style:text-properties officeooo:rsid="2181dc18" officeooo:paragraph-rsid="2181dc18"/>
    </style:style>
    <style:style style:name="P446" style:family="paragraph" style:parent-style-name="Text_20_body" style:list-style-name="L36">
      <style:text-properties officeooo:rsid="2181dc18" officeooo:paragraph-rsid="2181dc18"/>
    </style:style>
    <style:style style:name="P447" style:family="paragraph" style:parent-style-name="Text_20_body" style:list-style-name="L35">
      <style:text-properties officeooo:rsid="2186a45d" officeooo:paragraph-rsid="2186a45d"/>
    </style:style>
    <style:style style:name="P448" style:family="paragraph" style:parent-style-name="Text_20_body" style:list-style-name="L36">
      <style:text-properties officeooo:rsid="21882840" officeooo:paragraph-rsid="21882840"/>
    </style:style>
    <style:style style:name="P449" style:family="paragraph" style:parent-style-name="Text_20_body" style:list-style-name="L37">
      <style:text-properties officeooo:rsid="2128d94f" officeooo:paragraph-rsid="2128d94f"/>
    </style:style>
    <style:style style:name="P450" style:family="paragraph" style:parent-style-name="Text_20_body" style:list-style-name="L38">
      <style:text-properties officeooo:rsid="2128d94f" officeooo:paragraph-rsid="2128d94f"/>
    </style:style>
    <style:style style:name="P451" style:family="paragraph" style:parent-style-name="Text_20_body" style:list-style-name="L40">
      <style:text-properties officeooo:rsid="218cfb5a" officeooo:paragraph-rsid="218cfb5a"/>
    </style:style>
    <style:style style:name="P452" style:family="paragraph" style:parent-style-name="Text_20_body" style:list-style-name="L40">
      <style:text-properties officeooo:rsid="218eee67" officeooo:paragraph-rsid="218eee67"/>
    </style:style>
    <style:style style:name="P453" style:family="paragraph" style:parent-style-name="Text_20_body" style:list-style-name="L40">
      <style:text-properties officeooo:rsid="219226d3" officeooo:paragraph-rsid="219226d3"/>
    </style:style>
    <style:style style:name="P454" style:family="paragraph" style:parent-style-name="Text_20_body" style:list-style-name="L40">
      <style:text-properties officeooo:rsid="218f7dde" officeooo:paragraph-rsid="218f7dde"/>
    </style:style>
    <style:style style:name="P455" style:family="paragraph" style:parent-style-name="Text_20_body" style:list-style-name="L41">
      <style:text-properties officeooo:rsid="240e4950" officeooo:paragraph-rsid="2411e24c"/>
    </style:style>
    <style:style style:name="P456" style:family="paragraph" style:parent-style-name="Text_20_body" style:list-style-name="L41">
      <style:text-properties officeooo:rsid="240e4950" officeooo:paragraph-rsid="240e4950"/>
    </style:style>
    <style:style style:name="P457" style:family="paragraph" style:parent-style-name="Text_20_body" style:list-style-name="L42">
      <style:text-properties officeooo:rsid="2237b1e2" officeooo:paragraph-rsid="2237b1e2"/>
    </style:style>
    <style:style style:name="P458" style:family="paragraph" style:parent-style-name="Text_20_body" style:list-style-name="L43">
      <style:text-properties officeooo:rsid="2237b1e2" officeooo:paragraph-rsid="2237b1e2"/>
    </style:style>
    <style:style style:name="P459" style:family="paragraph" style:parent-style-name="Text_20_body" style:list-style-name="L44">
      <style:text-properties officeooo:rsid="21e40ee3" officeooo:paragraph-rsid="21e40ee3"/>
    </style:style>
    <style:style style:name="P460" style:family="paragraph" style:parent-style-name="Text_20_body" style:list-style-name="L47">
      <style:text-properties officeooo:rsid="2432a1ec" officeooo:paragraph-rsid="2444f0d8"/>
    </style:style>
    <style:style style:name="P461" style:family="paragraph" style:parent-style-name="Text_20_body">
      <style:text-properties officeooo:rsid="24a87c3c" officeooo:paragraph-rsid="24a87c3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style:text-line-through-style="none" style:text-line-through-type="none" officeooo:rsid="245d2150"/>
    </style:style>
    <style:style style:name="T26" style:family="text">
      <style:text-properties style:text-line-through-style="none" style:text-line-through-type="none" officeooo:rsid="245fc24a"/>
    </style:style>
    <style:style style:name="T27" style:family="text">
      <style:text-properties style:text-line-through-style="none" style:text-line-through-type="none" officeooo:rsid="24636339"/>
    </style:style>
    <style:style style:name="T28" style:family="text">
      <style:text-properties style:text-line-through-style="none" style:text-line-through-type="none" officeooo:rsid="2464ee38"/>
    </style:style>
    <style:style style:name="T29" style:family="text">
      <style:text-properties style:text-line-through-style="none" style:text-line-through-type="none" officeooo:rsid="2465aaea"/>
    </style:style>
    <style:style style:name="T30" style:family="text">
      <style:text-properties style:text-line-through-style="none" style:text-line-through-type="none" officeooo:rsid="2466c53a"/>
    </style:style>
    <style:style style:name="T31" style:family="text">
      <style:text-properties style:text-line-through-style="none" style:text-line-through-type="none" officeooo:rsid="24687981"/>
    </style:style>
    <style:style style:name="T32" style:family="text">
      <style:text-properties style:text-line-through-style="none" style:text-line-through-type="none" officeooo:rsid="246911ff"/>
    </style:style>
    <style:style style:name="T33" style:family="text">
      <style:text-properties style:text-line-through-style="none" style:text-line-through-type="none" officeooo:rsid="246a6250"/>
    </style:style>
    <style:style style:name="T34" style:family="text">
      <style:text-properties style:text-line-through-style="none" style:text-line-through-type="none" officeooo:rsid="246a92cc"/>
    </style:style>
    <style:style style:name="T35" style:family="text">
      <style:text-properties style:text-line-through-style="none" style:text-line-through-type="none" officeooo:rsid="246b6f8f"/>
    </style:style>
    <style:style style:name="T36" style:family="text">
      <style:text-properties style:text-line-through-style="none" style:text-line-through-type="none" officeooo:rsid="246db62b"/>
    </style:style>
    <style:style style:name="T37" style:family="text">
      <style:text-properties style:text-line-through-style="none" style:text-line-through-type="none" officeooo:rsid="246ee417"/>
    </style:style>
    <style:style style:name="T38" style:family="text">
      <style:text-properties style:text-line-through-style="none" style:text-line-through-type="none" officeooo:rsid="24730125"/>
    </style:style>
    <style:style style:name="T39" style:family="text">
      <style:text-properties style:text-line-through-style="none" style:text-line-through-type="none" officeooo:rsid="247487d2"/>
    </style:style>
    <style:style style:name="T40" style:family="text">
      <style:text-properties style:text-line-through-style="none" style:text-line-through-type="none" officeooo:rsid="2474a1f6"/>
    </style:style>
    <style:style style:name="T41" style:family="text">
      <style:text-properties style:text-line-through-style="none" style:text-line-through-type="none" officeooo:rsid="2475b9e5"/>
    </style:style>
    <style:style style:name="T42" style:family="text">
      <style:text-properties style:text-line-through-style="none" style:text-line-through-type="none" officeooo:rsid="247828e2"/>
    </style:style>
    <style:style style:name="T43" style:family="text">
      <style:text-properties style:text-line-through-style="none" style:text-line-through-type="none" fo:font-style="italic" officeooo:rsid="247828e2" style:font-style-asian="italic" style:font-style-complex="italic"/>
    </style:style>
    <style:style style:name="T44" style:family="text">
      <style:text-properties style:text-line-through-style="none" style:text-line-through-type="none" officeooo:rsid="2478974d"/>
    </style:style>
    <style:style style:name="T45" style:family="text">
      <style:text-properties style:text-line-through-style="none" style:text-line-through-type="none" officeooo:rsid="247ab094"/>
    </style:style>
    <style:style style:name="T46" style:family="text">
      <style:text-properties style:text-line-through-style="none" style:text-line-through-type="none" officeooo:rsid="247cebc3"/>
    </style:style>
    <style:style style:name="T47" style:family="text">
      <style:text-properties style:text-line-through-style="none" style:text-line-through-type="none" officeooo:rsid="247e5691"/>
    </style:style>
    <style:style style:name="T48" style:family="text">
      <style:text-properties style:text-line-through-style="none" style:text-line-through-type="none" officeooo:rsid="2481b530"/>
    </style:style>
    <style:style style:name="T49" style:family="text">
      <style:text-properties style:text-line-through-style="none" style:text-line-through-type="none" officeooo:rsid="2483aa2f"/>
    </style:style>
    <style:style style:name="T50" style:family="text">
      <style:text-properties style:text-line-through-style="none" style:text-line-through-type="none" officeooo:rsid="2486d86e"/>
    </style:style>
    <style:style style:name="T51" style:family="text">
      <style:text-properties style:text-line-through-style="none" style:text-line-through-type="none" officeooo:rsid="24887cbd"/>
    </style:style>
    <style:style style:name="T52" style:family="text">
      <style:text-properties style:text-line-through-style="none" style:text-line-through-type="none" officeooo:rsid="24888590"/>
    </style:style>
    <style:style style:name="T53" style:family="text">
      <style:text-properties style:text-line-through-style="none" style:text-line-through-type="none" officeooo:rsid="2488a13c"/>
    </style:style>
    <style:style style:name="T54" style:family="text">
      <style:text-properties style:text-line-through-style="none" style:text-line-through-type="none" officeooo:rsid="24898e49"/>
    </style:style>
    <style:style style:name="T55" style:family="text">
      <style:text-properties style:text-line-through-style="none" style:text-line-through-type="none" officeooo:rsid="248c614d"/>
    </style:style>
    <style:style style:name="T56" style:family="text">
      <style:text-properties style:text-line-through-style="none" style:text-line-through-type="none" officeooo:rsid="248c80ab"/>
    </style:style>
    <style:style style:name="T57" style:family="text">
      <style:text-properties style:text-line-through-style="none" style:text-line-through-type="none" officeooo:rsid="248e4376"/>
    </style:style>
    <style:style style:name="T58" style:family="text">
      <style:text-properties style:text-line-through-style="none" style:text-line-through-type="none" officeooo:rsid="248f3e0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fo:language="cs" fo:country="CZ"/>
    </style:style>
    <style:style style:name="T67" style:family="text">
      <style:text-properties fo:language="cs" fo:country="CZ" fo:font-style="italic" style:language-asian="cs" style:country-asian="CZ" style:font-style-asian="italic" style:font-style-complex="italic"/>
    </style:style>
    <style:style style:name="T68" style:family="text">
      <style:text-properties fo:language="cs" fo:country="CZ" fo:font-style="italic" officeooo:rsid="20759c9f" style:language-asian="cs" style:country-asian="CZ" style:font-style-asian="italic" style:font-style-complex="italic"/>
    </style:style>
    <style:style style:name="T69" style:family="text">
      <style:text-properties fo:language="cs" fo:country="CZ" fo:font-style="italic" officeooo:rsid="20a19e91" style:language-asian="cs" style:country-asian="CZ" style:font-style-asian="italic" style:font-style-complex="italic"/>
    </style:style>
    <style:style style:name="T70" style:family="text">
      <style:text-properties fo:language="cs" fo:country="CZ" fo:font-style="italic" officeooo:rsid="20a75113" style:language-asian="cs" style:country-asian="CZ" style:font-style-asian="italic" style:font-style-complex="italic"/>
    </style:style>
    <style:style style:name="T71" style:family="text">
      <style:text-properties fo:language="cs" fo:country="CZ" fo:font-style="italic" officeooo:rsid="20a56c6b" style:language-asian="cs" style:country-asian="CZ" style:font-style-asian="italic" style:font-style-complex="italic"/>
    </style:style>
    <style:style style:name="T72" style:family="text">
      <style:text-properties fo:language="cs" fo:country="CZ" fo:font-style="italic" officeooo:rsid="216ba9fc" style:language-asian="cs" style:country-asian="CZ" style:font-style-asian="italic" style:font-style-complex="italic"/>
    </style:style>
    <style:style style:name="T73" style:family="text">
      <style:text-properties fo:language="cs" fo:country="CZ" fo:font-style="italic" officeooo:rsid="21966d5f" style:language-asian="cs" style:country-asian="CZ" style:font-style-asian="italic" style:font-style-complex="italic"/>
    </style:style>
    <style:style style:name="T74" style:family="text">
      <style:text-properties fo:language="cs" fo:country="CZ" fo:font-style="italic" officeooo:rsid="21ad8828" style:language-asian="cs" style:country-asian="CZ" style:font-style-asian="italic" style:font-style-complex="italic"/>
    </style:style>
    <style:style style:name="T75" style:family="text">
      <style:text-properties fo:language="cs" fo:country="CZ" fo:font-style="italic" officeooo:rsid="20774db6" style:language-asian="cs" style:country-asian="CZ" style:font-style-asian="italic" style:font-style-complex="italic"/>
    </style:style>
    <style:style style:name="T76" style:family="text">
      <style:text-properties fo:language="cs" fo:country="CZ" fo:font-style="italic" officeooo:rsid="21b1e115" style:language-asian="cs" style:country-asian="CZ" style:font-style-asian="italic" style:font-style-complex="italic"/>
    </style:style>
    <style:style style:name="T77" style:family="text">
      <style:text-properties fo:language="cs" fo:country="CZ" fo:font-style="italic" officeooo:rsid="22197097" style:language-asian="cs" style:country-asian="CZ" style:font-style-asian="italic" style:font-style-complex="italic"/>
    </style:style>
    <style:style style:name="T78" style:family="text">
      <style:text-properties fo:language="cs" fo:country="CZ" fo:font-style="italic" officeooo:rsid="20e96c9d" style:language-asian="cs" style:country-asian="CZ" style:font-style-asian="italic" style:font-style-complex="italic"/>
    </style:style>
    <style:style style:name="T79" style:family="text">
      <style:text-properties fo:language="cs" fo:country="CZ" fo:font-style="italic" officeooo:rsid="223e7fa9" style:language-asian="cs" style:country-asian="CZ" style:font-style-asian="italic" style:font-style-complex="italic"/>
    </style:style>
    <style:style style:name="T80" style:family="text">
      <style:text-properties fo:language="cs" fo:country="CZ" fo:font-style="italic" officeooo:rsid="22404075" style:language-asian="cs" style:country-asian="CZ" style:font-style-asian="italic" style:font-style-complex="italic"/>
    </style:style>
    <style:style style:name="T81" style:family="text">
      <style:text-properties fo:language="cs" fo:country="CZ" fo:font-style="italic" officeooo:rsid="224ad8f1" style:language-asian="cs" style:country-asian="CZ" style:font-style-asian="italic" style:font-style-complex="italic"/>
    </style:style>
    <style:style style:name="T82" style:family="text">
      <style:text-properties fo:language="cs" fo:country="CZ" fo:font-style="italic" officeooo:rsid="224b196c" style:language-asian="cs" style:country-asian="CZ" style:font-style-asian="italic" style:font-style-complex="italic"/>
    </style:style>
    <style:style style:name="T83" style:family="text">
      <style:text-properties fo:language="cs" fo:country="CZ" fo:font-style="italic" officeooo:rsid="2257a472" style:language-asian="cs" style:country-asian="CZ" style:font-style-asian="italic" style:font-style-complex="italic"/>
    </style:style>
    <style:style style:name="T84" style:family="text">
      <style:text-properties fo:language="cs" fo:country="CZ" fo:font-style="italic" officeooo:rsid="16077e11" style:language-asian="cs" style:country-asian="CZ" style:font-style-asian="italic" style:font-style-complex="italic"/>
    </style:style>
    <style:style style:name="T85" style:family="text">
      <style:text-properties fo:language="cs" fo:country="CZ" fo:font-style="italic" officeooo:rsid="2264f721" style:language-asian="cs" style:country-asian="CZ" style:font-style-asian="italic" style:font-style-complex="italic"/>
    </style:style>
    <style:style style:name="T86" style:family="text">
      <style:text-properties fo:language="cs" fo:country="CZ" fo:font-style="italic" officeooo:rsid="2262950f" style:language-asian="cs" style:country-asian="CZ" style:font-style-asian="italic" style:font-style-complex="italic"/>
    </style:style>
    <style:style style:name="T87" style:family="text">
      <style:text-properties fo:language="cs" fo:country="CZ" fo:font-style="italic" officeooo:rsid="2270d6b1" style:language-asian="cs" style:country-asian="CZ" style:font-style-asian="italic" style:font-style-complex="italic"/>
    </style:style>
    <style:style style:name="T88" style:family="text">
      <style:text-properties fo:language="cs" fo:country="CZ" fo:font-style="italic" officeooo:rsid="2270e0f8" style:language-asian="cs" style:country-asian="CZ" style:font-style-asian="italic" style:font-style-complex="italic"/>
    </style:style>
    <style:style style:name="T89" style:family="text">
      <style:text-properties fo:language="cs" fo:country="CZ" fo:font-style="italic" officeooo:rsid="227187a1" style:language-asian="cs" style:country-asian="CZ" style:font-style-asian="italic" style:font-style-complex="italic"/>
    </style:style>
    <style:style style:name="T90" style:family="text">
      <style:text-properties fo:language="cs" fo:country="CZ" fo:font-style="italic" officeooo:rsid="227200b6" style:language-asian="cs" style:country-asian="CZ" style:font-style-asian="italic" style:font-style-complex="italic"/>
    </style:style>
    <style:style style:name="T91" style:family="text">
      <style:text-properties fo:language="cs" fo:country="CZ" fo:font-style="italic" officeooo:rsid="22800e48" style:language-asian="cs" style:country-asian="CZ" style:font-style-asian="italic" style:font-style-complex="italic"/>
    </style:style>
    <style:style style:name="T92" style:family="text">
      <style:text-properties fo:language="cs" fo:country="CZ" fo:font-style="italic" officeooo:rsid="2282078d" style:language-asian="cs" style:country-asian="CZ" style:font-style-asian="italic" style:font-style-complex="italic"/>
    </style:style>
    <style:style style:name="T93" style:family="text">
      <style:text-properties fo:language="cs" fo:country="CZ" fo:font-style="italic" officeooo:rsid="228a945e" style:language-asian="cs" style:country-asian="CZ" style:font-style-asian="italic" style:font-style-complex="italic"/>
    </style:style>
    <style:style style:name="T94" style:family="text">
      <style:text-properties fo:language="cs" fo:country="CZ" fo:font-style="italic" officeooo:rsid="228dc0f3" style:language-asian="cs" style:country-asian="CZ" style:font-style-asian="italic" style:font-style-complex="italic"/>
    </style:style>
    <style:style style:name="T95" style:family="text">
      <style:text-properties fo:language="cs" fo:country="CZ" fo:font-style="italic" officeooo:rsid="228eef0d" style:language-asian="cs" style:country-asian="CZ" style:font-style-asian="italic" style:font-style-complex="italic"/>
    </style:style>
    <style:style style:name="T96" style:family="text">
      <style:text-properties fo:language="cs" fo:country="CZ" fo:font-style="italic" officeooo:rsid="2297aba1" style:language-asian="cs" style:country-asian="CZ" style:font-style-asian="italic" style:font-style-complex="italic"/>
    </style:style>
    <style:style style:name="T97" style:family="text">
      <style:text-properties fo:language="cs" fo:country="CZ" fo:font-style="italic" officeooo:rsid="2297affa" style:language-asian="cs" style:country-asian="CZ" style:font-style-asian="italic" style:font-style-complex="italic"/>
    </style:style>
    <style:style style:name="T98" style:family="text">
      <style:text-properties fo:language="cs" fo:country="CZ" fo:font-style="italic" officeooo:rsid="229c2711" style:language-asian="cs" style:country-asian="CZ" style:font-style-asian="italic" style:font-style-complex="italic"/>
    </style:style>
    <style:style style:name="T99" style:family="text">
      <style:text-properties fo:language="cs" fo:country="CZ" fo:font-style="italic" officeooo:rsid="22a49575" style:language-asian="cs" style:country-asian="CZ" style:font-style-asian="italic" style:font-style-complex="italic"/>
    </style:style>
    <style:style style:name="T100" style:family="text">
      <style:text-properties fo:language="cs" fo:country="CZ" fo:font-style="italic" officeooo:rsid="2070f8c1" style:language-asian="cs" style:country-asian="CZ" style:font-style-asian="italic" style:font-style-complex="italic"/>
    </style:style>
    <style:style style:name="T101" style:family="text">
      <style:text-properties fo:language="cs" fo:country="CZ" fo:font-style="italic" officeooo:rsid="23297522" style:language-asian="cs" style:country-asian="CZ" style:font-style-asian="italic" style:font-style-complex="italic"/>
    </style:style>
    <style:style style:name="T102" style:family="text">
      <style:text-properties fo:language="cs" fo:country="CZ" fo:font-style="italic" officeooo:rsid="233a4c33" style:language-asian="cs" style:country-asian="CZ" style:font-style-asian="italic" style:font-style-complex="italic"/>
    </style:style>
    <style:style style:name="T103" style:family="text">
      <style:text-properties fo:language="cs" fo:country="CZ" fo:font-style="italic" officeooo:rsid="21bdf1e6" style:language-asian="cs" style:country-asian="CZ" style:font-style-asian="italic" style:font-style-complex="italic"/>
    </style:style>
    <style:style style:name="T104" style:family="text">
      <style:text-properties fo:language="cs" fo:country="CZ" fo:font-style="italic" officeooo:rsid="237ee0db" style:language-asian="cs" style:country-asian="CZ" style:font-style-asian="italic" style:font-style-complex="italic"/>
    </style:style>
    <style:style style:name="T105" style:family="text">
      <style:text-properties fo:language="cs" fo:country="CZ" fo:font-style="italic" officeooo:rsid="2395a884" style:language-asian="cs" style:country-asian="CZ" style:font-style-asian="italic" style:font-style-complex="italic"/>
    </style:style>
    <style:style style:name="T106" style:family="text">
      <style:text-properties fo:language="cs" fo:country="CZ" fo:font-style="italic" officeooo:rsid="2397efe5" style:language-asian="cs" style:country-asian="CZ" style:font-style-asian="italic" style:font-style-complex="italic"/>
    </style:style>
    <style:style style:name="T107" style:family="text">
      <style:text-properties fo:language="cs" fo:country="CZ" fo:font-style="italic" officeooo:rsid="239baad3" style:language-asian="cs" style:country-asian="CZ" style:font-style-asian="italic" style:font-style-complex="italic"/>
    </style:style>
    <style:style style:name="T108" style:family="text">
      <style:text-properties fo:language="cs" fo:country="CZ" fo:font-style="italic" officeooo:rsid="239f3212" style:language-asian="cs" style:country-asian="CZ" style:font-style-asian="italic" style:font-style-complex="italic"/>
    </style:style>
    <style:style style:name="T109" style:family="text">
      <style:text-properties fo:language="cs" fo:country="CZ" fo:font-style="italic" officeooo:rsid="23a66355" style:language-asian="cs" style:country-asian="CZ" style:font-style-asian="italic" style:font-style-complex="italic"/>
    </style:style>
    <style:style style:name="T110" style:family="text">
      <style:text-properties fo:language="cs" fo:country="CZ" fo:font-style="italic" officeooo:rsid="23a68aaa" style:language-asian="cs" style:country-asian="CZ" style:font-style-asian="italic" style:font-style-complex="italic"/>
    </style:style>
    <style:style style:name="T111" style:family="text">
      <style:text-properties fo:language="cs" fo:country="CZ" fo:font-style="italic" officeooo:rsid="23b742fd" style:language-asian="cs" style:country-asian="CZ" style:font-style-asian="italic" style:font-style-complex="italic"/>
    </style:style>
    <style:style style:name="T112" style:family="text">
      <style:text-properties fo:language="cs" fo:country="CZ" fo:font-style="italic" officeooo:rsid="23bc305e" style:language-asian="cs" style:country-asian="CZ" style:font-style-asian="italic" style:font-style-complex="italic"/>
    </style:style>
    <style:style style:name="T113" style:family="text">
      <style:text-properties fo:language="cs" fo:country="CZ" fo:font-style="italic" officeooo:rsid="239ee6d2" style:language-asian="cs" style:country-asian="CZ" style:font-style-asian="italic" style:font-style-complex="italic"/>
    </style:style>
    <style:style style:name="T114" style:family="text">
      <style:text-properties fo:language="cs" fo:country="CZ" fo:font-style="italic" officeooo:rsid="23cb1884" style:language-asian="cs" style:country-asian="CZ" style:font-style-asian="italic" style:font-style-complex="italic"/>
    </style:style>
    <style:style style:name="T115" style:family="text">
      <style:text-properties fo:language="cs" fo:country="CZ" fo:font-style="italic" officeooo:rsid="23c97ddf" style:language-asian="cs" style:country-asian="CZ" style:font-style-asian="italic" style:font-style-complex="italic"/>
    </style:style>
    <style:style style:name="T116" style:family="text">
      <style:text-properties fo:language="cs" fo:country="CZ" fo:font-style="italic" officeooo:rsid="23cc4087" style:language-asian="cs" style:country-asian="CZ" style:font-style-asian="italic" style:font-style-complex="italic"/>
    </style:style>
    <style:style style:name="T117" style:family="text">
      <style:text-properties fo:language="cs" fo:country="CZ" fo:font-style="italic" officeooo:rsid="23d24716" style:language-asian="cs" style:country-asian="CZ" style:font-style-asian="italic" style:font-style-complex="italic"/>
    </style:style>
    <style:style style:name="T118" style:family="text">
      <style:text-properties fo:language="cs" fo:country="CZ" fo:font-style="italic" officeooo:rsid="23e9cc18" style:language-asian="cs" style:country-asian="CZ" style:font-style-asian="italic" style:font-style-complex="italic"/>
    </style:style>
    <style:style style:name="T119" style:family="text">
      <style:text-properties fo:language="cs" fo:country="CZ" fo:font-style="italic" officeooo:rsid="11354dcd" style:font-style-asian="italic" style:font-style-complex="italic"/>
    </style:style>
    <style:style style:name="T120" style:family="text">
      <style:text-properties fo:language="cs" fo:country="CZ" fo:font-style="normal" style:language-asian="cs" style:country-asian="CZ" style:font-style-asian="normal" style:font-style-complex="normal"/>
    </style:style>
    <style:style style:name="T121" style:family="text">
      <style:text-properties fo:language="cs" fo:country="CZ" fo:font-style="normal" officeooo:rsid="2157048b" style:language-asian="cs" style:country-asian="CZ" style:font-style-asian="normal" style:font-style-complex="normal"/>
    </style:style>
    <style:style style:name="T122" style:family="text">
      <style:text-properties fo:language="cs" fo:country="CZ" fo:font-style="normal" officeooo:rsid="2195aae2" style:language-asian="cs" style:country-asian="CZ" style:font-style-asian="normal" style:font-style-complex="normal"/>
    </style:style>
    <style:style style:name="T123" style:family="text">
      <style:text-properties fo:language="cs" fo:country="CZ" fo:font-style="normal" officeooo:rsid="2195b040" style:language-asian="cs" style:country-asian="CZ" style:font-style-asian="normal" style:font-style-complex="normal"/>
    </style:style>
    <style:style style:name="T124" style:family="text">
      <style:text-properties fo:language="cs" fo:country="CZ" fo:font-style="normal" officeooo:rsid="20e96c9d" style:language-asian="cs" style:country-asian="CZ" style:font-style-asian="normal" style:font-style-complex="normal"/>
    </style:style>
    <style:style style:name="T125" style:family="text">
      <style:text-properties fo:language="cs" fo:country="CZ" fo:font-style="normal" officeooo:rsid="2231cc63" style:language-asian="cs" style:country-asian="CZ" style:font-style-asian="normal" style:font-style-complex="normal"/>
    </style:style>
    <style:style style:name="T126" style:family="text">
      <style:text-properties fo:language="cs" fo:country="CZ" fo:font-style="normal" officeooo:rsid="16077e11" style:language-asian="cs" style:country-asian="CZ" style:font-style-asian="normal" style:font-style-complex="normal"/>
    </style:style>
    <style:style style:name="T127" style:family="text">
      <style:text-properties fo:language="cs" fo:country="CZ" fo:font-style="normal" officeooo:rsid="1445805e" style:language-asian="cs" style:country-asian="CZ" style:font-style-asian="normal" style:font-style-complex="normal"/>
    </style:style>
    <style:style style:name="T128" style:family="text">
      <style:text-properties fo:language="cs" fo:country="CZ" fo:font-style="normal" officeooo:rsid="15fcf686" style:language-asian="cs" style:country-asian="CZ" style:font-style-asian="normal" style:font-style-complex="normal"/>
    </style:style>
    <style:style style:name="T129" style:family="text">
      <style:text-properties fo:language="cs" fo:country="CZ" fo:font-style="normal" officeooo:rsid="1612c537" style:language-asian="cs" style:country-asian="CZ" style:font-style-asian="normal" style:font-style-complex="normal"/>
    </style:style>
    <style:style style:name="T130" style:family="text">
      <style:text-properties fo:language="cs" fo:country="CZ" fo:font-style="normal" officeooo:rsid="2262950f" style:language-asian="cs" style:country-asian="CZ" style:font-style-asian="normal" style:font-style-complex="normal"/>
    </style:style>
    <style:style style:name="T131" style:family="text">
      <style:text-properties fo:language="cs" fo:country="CZ" fo:font-style="normal" officeooo:rsid="2264f721" style:language-asian="cs" style:country-asian="CZ" style:font-style-asian="normal" style:font-style-complex="normal"/>
    </style:style>
    <style:style style:name="T132" style:family="text">
      <style:text-properties fo:language="cs" fo:country="CZ" fo:font-style="normal" officeooo:rsid="2265ef66" style:language-asian="cs" style:country-asian="CZ" style:font-style-asian="normal" style:font-style-complex="normal"/>
    </style:style>
    <style:style style:name="T133" style:family="text">
      <style:text-properties fo:language="cs" fo:country="CZ" fo:font-style="normal" officeooo:rsid="22e5d946" style:language-asian="cs" style:country-asian="CZ" style:font-style-asian="normal" style:font-style-complex="normal"/>
    </style:style>
    <style:style style:name="T134" style:family="text">
      <style:text-properties fo:language="cs" fo:country="CZ" fo:font-style="normal" officeooo:rsid="2065d056" style:language-asian="cs" style:country-asian="CZ" style:font-style-asian="normal" style:font-style-complex="normal"/>
    </style:style>
    <style:style style:name="T135" style:family="text">
      <style:text-properties fo:language="cs" fo:country="CZ" fo:font-style="normal" officeooo:rsid="22fc745d" style:language-asian="cs" style:country-asian="CZ" style:font-style-asian="normal" style:font-style-complex="normal"/>
    </style:style>
    <style:style style:name="T136" style:family="text">
      <style:text-properties fo:language="cs" fo:country="CZ" fo:font-style="normal" officeooo:rsid="21537a33" style:language-asian="cs" style:country-asian="CZ" style:font-style-asian="normal" style:font-style-complex="normal"/>
    </style:style>
    <style:style style:name="T137" style:family="text">
      <style:text-properties fo:language="cs" fo:country="CZ" fo:font-style="normal" officeooo:rsid="230ba10e" style:language-asian="cs" style:country-asian="CZ" style:font-style-asian="normal" style:font-style-complex="normal"/>
    </style:style>
    <style:style style:name="T138" style:family="text">
      <style:text-properties fo:language="cs" fo:country="CZ" fo:font-style="normal" officeooo:rsid="232dc870" style:language-asian="cs" style:country-asian="CZ" style:font-style-asian="normal" style:font-style-complex="normal"/>
    </style:style>
    <style:style style:name="T139" style:family="text">
      <style:text-properties fo:language="cs" fo:country="CZ" fo:font-style="normal" officeooo:rsid="216ba9fc" style:language-asian="cs" style:country-asian="CZ" style:font-style-asian="normal" style:font-style-complex="normal"/>
    </style:style>
    <style:style style:name="T140" style:family="text">
      <style:text-properties fo:language="cs" fo:country="CZ" fo:font-style="normal" officeooo:rsid="2351a1c2" style:language-asian="cs" style:country-asian="CZ" style:font-style-asian="normal" style:font-style-complex="normal"/>
    </style:style>
    <style:style style:name="T141" style:family="text">
      <style:text-properties fo:language="cs" fo:country="CZ" fo:font-style="normal" officeooo:rsid="235399e7" style:language-asian="cs" style:country-asian="CZ" style:font-style-asian="normal" style:font-style-complex="normal"/>
    </style:style>
    <style:style style:name="T142" style:family="text">
      <style:text-properties fo:language="cs" fo:country="CZ" fo:font-style="normal" officeooo:rsid="235a9de7" style:language-asian="cs" style:country-asian="CZ" style:font-style-asian="normal" style:font-style-complex="normal"/>
    </style:style>
    <style:style style:name="T143" style:family="text">
      <style:text-properties fo:language="cs" fo:country="CZ" fo:font-style="normal" officeooo:rsid="219805d8" style:language-asian="cs" style:country-asian="CZ" style:font-style-asian="normal" style:font-style-complex="normal"/>
    </style:style>
    <style:style style:name="T144" style:family="text">
      <style:text-properties fo:language="cs" fo:country="CZ" fo:font-style="normal" officeooo:rsid="21e767d4" style:language-asian="cs" style:country-asian="CZ" style:font-style-asian="normal" style:font-style-complex="normal"/>
    </style:style>
    <style:style style:name="T145" style:family="text">
      <style:text-properties fo:language="cs" fo:country="CZ" fo:font-style="normal" officeooo:rsid="237987a4" style:language-asian="cs" style:country-asian="CZ" style:font-style-asian="normal" style:font-style-complex="normal"/>
    </style:style>
    <style:style style:name="T146" style:family="text">
      <style:text-properties fo:language="cs" fo:country="CZ" fo:font-style="normal" officeooo:rsid="2197e806" style:language-asian="cs" style:country-asian="CZ" style:font-style-asian="normal" style:font-style-complex="normal"/>
    </style:style>
    <style:style style:name="T147" style:family="text">
      <style:text-properties fo:language="cs" fo:country="CZ" fo:font-style="normal" officeooo:rsid="2395a884" style:language-asian="cs" style:country-asian="CZ" style:font-style-asian="normal" style:font-style-complex="normal"/>
    </style:style>
    <style:style style:name="T148" style:family="text">
      <style:text-properties fo:language="cs" fo:country="CZ" fo:font-style="normal" officeooo:rsid="23963425" style:language-asian="cs" style:country-asian="CZ" style:font-style-asian="normal" style:font-style-complex="normal"/>
    </style:style>
    <style:style style:name="T149" style:family="text">
      <style:text-properties fo:language="cs" fo:country="CZ" fo:font-style="normal" officeooo:rsid="239baad3" style:language-asian="cs" style:country-asian="CZ" style:font-style-asian="normal" style:font-style-complex="normal"/>
    </style:style>
    <style:style style:name="T150" style:family="text">
      <style:text-properties fo:language="cs" fo:country="CZ" fo:font-style="normal" officeooo:rsid="239d5616" style:language-asian="cs" style:country-asian="CZ" style:font-style-asian="normal" style:font-style-complex="normal"/>
    </style:style>
    <style:style style:name="T151" style:family="text">
      <style:text-properties fo:language="cs" fo:country="CZ" fo:font-style="normal" officeooo:rsid="239d9eb9" style:language-asian="cs" style:country-asian="CZ" style:font-style-asian="normal" style:font-style-complex="normal"/>
    </style:style>
    <style:style style:name="T152" style:family="text">
      <style:text-properties fo:language="cs" fo:country="CZ" fo:font-style="normal" officeooo:rsid="239ee6d2" style:language-asian="cs" style:country-asian="CZ" style:font-style-asian="normal" style:font-style-complex="normal"/>
    </style:style>
    <style:style style:name="T153" style:family="text">
      <style:text-properties fo:language="cs" fo:country="CZ" fo:font-style="normal" officeooo:rsid="2397efe5" style:language-asian="cs" style:country-asian="CZ" style:font-style-asian="normal" style:font-style-complex="normal"/>
    </style:style>
    <style:style style:name="T154" style:family="text">
      <style:text-properties fo:language="cs" fo:country="CZ" fo:font-style="normal" officeooo:rsid="239ee9e8" style:language-asian="cs" style:country-asian="CZ" style:font-style-asian="normal" style:font-style-complex="normal"/>
    </style:style>
    <style:style style:name="T155" style:family="text">
      <style:text-properties fo:language="cs" fo:country="CZ" fo:font-style="normal" officeooo:rsid="239f3212" style:language-asian="cs" style:country-asian="CZ" style:font-style-asian="normal" style:font-style-complex="normal"/>
    </style:style>
    <style:style style:name="T156" style:family="text">
      <style:text-properties fo:language="cs" fo:country="CZ" fo:font-style="normal" officeooo:rsid="23a5525d" style:language-asian="cs" style:country-asian="CZ" style:font-style-asian="normal" style:font-style-complex="normal"/>
    </style:style>
    <style:style style:name="T157" style:family="text">
      <style:text-properties fo:language="cs" fo:country="CZ" fo:font-style="normal" officeooo:rsid="23a66355" style:language-asian="cs" style:country-asian="CZ" style:font-style-asian="normal" style:font-style-complex="normal"/>
    </style:style>
    <style:style style:name="T158" style:family="text">
      <style:text-properties fo:language="cs" fo:country="CZ" fo:font-style="normal" officeooo:rsid="23a68aaa" style:language-asian="cs" style:country-asian="CZ" style:font-style-asian="normal" style:font-style-complex="normal"/>
    </style:style>
    <style:style style:name="T159" style:family="text">
      <style:text-properties fo:language="cs" fo:country="CZ" fo:font-style="normal" officeooo:rsid="23acc3e5" style:language-asian="cs" style:country-asian="CZ" style:font-style-asian="normal" style:font-style-complex="normal"/>
    </style:style>
    <style:style style:name="T160" style:family="text">
      <style:text-properties fo:language="cs" fo:country="CZ" fo:font-style="normal" officeooo:rsid="23aecfed" style:language-asian="cs" style:country-asian="CZ" style:font-style-asian="normal" style:font-style-complex="normal"/>
    </style:style>
    <style:style style:name="T161" style:family="text">
      <style:text-properties fo:language="cs" fo:country="CZ" fo:font-style="normal" officeooo:rsid="23b28370" style:language-asian="cs" style:country-asian="CZ" style:font-style-asian="normal" style:font-style-complex="normal"/>
    </style:style>
    <style:style style:name="T162" style:family="text">
      <style:text-properties fo:language="cs" fo:country="CZ" fo:font-style="normal" officeooo:rsid="23b4563e" style:language-asian="cs" style:country-asian="CZ" style:font-style-asian="normal" style:font-style-complex="normal"/>
    </style:style>
    <style:style style:name="T163" style:family="text">
      <style:text-properties fo:language="cs" fo:country="CZ" fo:font-style="normal" officeooo:rsid="23b61cad" style:language-asian="cs" style:country-asian="CZ" style:font-style-asian="normal" style:font-style-complex="normal"/>
    </style:style>
    <style:style style:name="T164" style:family="text">
      <style:text-properties fo:language="cs" fo:country="CZ" fo:font-style="normal" officeooo:rsid="23b742fd" style:language-asian="cs" style:country-asian="CZ" style:font-style-asian="normal" style:font-style-complex="normal"/>
    </style:style>
    <style:style style:name="T165" style:family="text">
      <style:text-properties fo:language="cs" fo:country="CZ" fo:font-style="normal" officeooo:rsid="23b95478" style:language-asian="cs" style:country-asian="CZ" style:font-style-asian="normal" style:font-style-complex="normal"/>
    </style:style>
    <style:style style:name="T166" style:family="text">
      <style:text-properties fo:language="cs" fo:country="CZ" fo:font-style="normal" officeooo:rsid="23ba6ab9" style:language-asian="cs" style:country-asian="CZ" style:font-style-asian="normal" style:font-style-complex="normal"/>
    </style:style>
    <style:style style:name="T167" style:family="text">
      <style:text-properties fo:language="cs" fo:country="CZ" fo:font-style="normal" officeooo:rsid="23bc305e" style:language-asian="cs" style:country-asian="CZ" style:font-style-asian="normal" style:font-style-complex="normal"/>
    </style:style>
    <style:style style:name="T168" style:family="text">
      <style:text-properties fo:language="cs" fo:country="CZ" fo:font-style="normal" officeooo:rsid="23be1e85" style:language-asian="cs" style:country-asian="CZ" style:font-style-asian="normal" style:font-style-complex="normal"/>
    </style:style>
    <style:style style:name="T169" style:family="text">
      <style:text-properties fo:language="cs" fo:country="CZ" fo:font-style="normal" officeooo:rsid="23be7e05" style:language-asian="cs" style:country-asian="CZ" style:font-style-asian="normal" style:font-style-complex="normal"/>
    </style:style>
    <style:style style:name="T170" style:family="text">
      <style:text-properties fo:language="cs" fo:country="CZ" fo:font-style="normal" officeooo:rsid="23c07497" style:language-asian="cs" style:country-asian="CZ" style:font-style-asian="normal" style:font-style-complex="normal"/>
    </style:style>
    <style:style style:name="T171" style:family="text">
      <style:text-properties fo:language="cs" fo:country="CZ" fo:font-style="normal" officeooo:rsid="23c21e07" style:language-asian="cs" style:country-asian="CZ" style:font-style-asian="normal" style:font-style-complex="normal"/>
    </style:style>
    <style:style style:name="T172" style:family="text">
      <style:text-properties fo:language="cs" fo:country="CZ" fo:font-style="normal" officeooo:rsid="23c804c5" style:language-asian="cs" style:country-asian="CZ" style:font-style-asian="normal" style:font-style-complex="normal"/>
    </style:style>
    <style:style style:name="T173" style:family="text">
      <style:text-properties fo:language="cs" fo:country="CZ" fo:font-style="normal" officeooo:rsid="23c97ddf" style:language-asian="cs" style:country-asian="CZ" style:font-style-asian="normal" style:font-style-complex="normal"/>
    </style:style>
    <style:style style:name="T174" style:family="text">
      <style:text-properties fo:language="cs" fo:country="CZ" fo:font-style="normal" officeooo:rsid="23cb1884" style:language-asian="cs" style:country-asian="CZ" style:font-style-asian="normal" style:font-style-complex="normal"/>
    </style:style>
    <style:style style:name="T175" style:family="text">
      <style:text-properties fo:language="cs" fo:country="CZ" fo:font-style="normal" officeooo:rsid="23cc4087" style:language-asian="cs" style:country-asian="CZ" style:font-style-asian="normal" style:font-style-complex="normal"/>
    </style:style>
    <style:style style:name="T176" style:family="text">
      <style:text-properties fo:language="cs" fo:country="CZ" fo:font-style="normal" officeooo:rsid="23cd9f0a" style:language-asian="cs" style:country-asian="CZ" style:font-style-asian="normal" style:font-style-complex="normal"/>
    </style:style>
    <style:style style:name="T177" style:family="text">
      <style:text-properties fo:language="cs" fo:country="CZ" fo:font-style="normal" officeooo:rsid="23ce8c77" style:language-asian="cs" style:country-asian="CZ" style:font-style-asian="normal" style:font-style-complex="normal"/>
    </style:style>
    <style:style style:name="T178" style:family="text">
      <style:text-properties fo:language="cs" fo:country="CZ" fo:font-style="normal" officeooo:rsid="23cf6590" style:language-asian="cs" style:country-asian="CZ" style:font-style-asian="normal" style:font-style-complex="normal"/>
    </style:style>
    <style:style style:name="T179" style:family="text">
      <style:text-properties fo:language="cs" fo:country="CZ" fo:font-style="normal" officeooo:rsid="23cfd7be" style:language-asian="cs" style:country-asian="CZ" style:font-style-asian="normal" style:font-style-complex="normal"/>
    </style:style>
    <style:style style:name="T180" style:family="text">
      <style:text-properties fo:language="cs" fo:country="CZ" fo:font-style="normal" officeooo:rsid="23d0e82c" style:language-asian="cs" style:country-asian="CZ" style:font-style-asian="normal" style:font-style-complex="normal"/>
    </style:style>
    <style:style style:name="T181" style:family="text">
      <style:text-properties fo:language="cs" fo:country="CZ" fo:font-style="normal" officeooo:rsid="23d24716" style:language-asian="cs" style:country-asian="CZ" style:font-style-asian="normal" style:font-style-complex="normal"/>
    </style:style>
    <style:style style:name="T182" style:family="text">
      <style:text-properties fo:language="cs" fo:country="CZ" fo:font-style="normal" officeooo:rsid="23d41b6c" style:language-asian="cs" style:country-asian="CZ" style:font-style-asian="normal" style:font-style-complex="normal"/>
    </style:style>
    <style:style style:name="T183" style:family="text">
      <style:text-properties fo:language="cs" fo:country="CZ" fo:font-style="normal" officeooo:rsid="23d523ff" style:language-asian="cs" style:country-asian="CZ" style:font-style-asian="normal" style:font-style-complex="normal"/>
    </style:style>
    <style:style style:name="T184" style:family="text">
      <style:text-properties fo:language="cs" fo:country="CZ" fo:font-style="normal" officeooo:rsid="23d5646f" style:language-asian="cs" style:country-asian="CZ" style:font-style-asian="normal" style:font-style-complex="normal"/>
    </style:style>
    <style:style style:name="T185" style:family="text">
      <style:text-properties fo:language="cs" fo:country="CZ" fo:font-style="normal" officeooo:rsid="23d8d5f9" style:language-asian="cs" style:country-asian="CZ" style:font-style-asian="normal" style:font-style-complex="normal"/>
    </style:style>
    <style:style style:name="T186" style:family="text">
      <style:text-properties fo:language="cs" fo:country="CZ" fo:font-style="normal" officeooo:rsid="23d917ad" style:language-asian="cs" style:country-asian="CZ" style:font-style-asian="normal" style:font-style-complex="normal"/>
    </style:style>
    <style:style style:name="T187" style:family="text">
      <style:text-properties fo:language="cs" fo:country="CZ" fo:font-style="normal" officeooo:rsid="23d97dc5" style:language-asian="cs" style:country-asian="CZ" style:font-style-asian="normal" style:font-style-complex="normal"/>
    </style:style>
    <style:style style:name="T188" style:family="text">
      <style:text-properties fo:language="cs" fo:country="CZ" fo:font-style="normal" officeooo:rsid="23d9858a" style:language-asian="cs" style:country-asian="CZ" style:font-style-asian="normal" style:font-style-complex="normal"/>
    </style:style>
    <style:style style:name="T189" style:family="text">
      <style:text-properties fo:language="cs" fo:country="CZ" fo:font-style="normal" officeooo:rsid="23dd2eaa" style:language-asian="cs" style:country-asian="CZ" style:font-style-asian="normal" style:font-style-complex="normal"/>
    </style:style>
    <style:style style:name="T190" style:family="text">
      <style:text-properties fo:language="cs" fo:country="CZ" fo:font-style="normal" officeooo:rsid="207e1207" style:language-asian="cs" style:country-asian="CZ" style:font-style-asian="normal" style:font-style-complex="normal"/>
    </style:style>
    <style:style style:name="T191" style:family="text">
      <style:text-properties fo:language="cs" fo:country="CZ" fo:font-style="normal" officeooo:rsid="208751d0" style:language-asian="cs" style:country-asian="CZ" style:font-style-asian="normal" style:font-style-complex="normal"/>
    </style:style>
    <style:style style:name="T192" style:family="text">
      <style:text-properties fo:language="cs" fo:country="CZ" fo:font-style="normal" officeooo:rsid="207fb675" style:language-asian="cs" style:country-asian="CZ" style:font-style-asian="normal" style:font-style-complex="normal"/>
    </style:style>
    <style:style style:name="T193" style:family="text">
      <style:text-properties fo:language="cs" fo:country="CZ" fo:font-style="normal" officeooo:rsid="23ded328" style:language-asian="cs" style:country-asian="CZ" style:font-style-asian="normal" style:font-style-complex="normal"/>
    </style:style>
    <style:style style:name="T194" style:family="text">
      <style:text-properties fo:language="cs" fo:country="CZ" fo:font-style="normal" officeooo:rsid="23e02bac" style:language-asian="cs" style:country-asian="CZ" style:font-style-asian="normal" style:font-style-complex="normal"/>
    </style:style>
    <style:style style:name="T195" style:family="text">
      <style:text-properties fo:language="cs" fo:country="CZ" fo:font-style="normal" officeooo:rsid="23e9cc18" style:language-asian="cs" style:country-asian="CZ" style:font-style-asian="normal" style:font-style-complex="normal"/>
    </style:style>
    <style:style style:name="T196" style:family="text">
      <style:text-properties fo:language="cs" fo:country="CZ" fo:font-style="normal" officeooo:rsid="23efea3c" style:language-asian="cs" style:country-asian="CZ" style:font-style-asian="normal" style:font-style-complex="normal"/>
    </style:style>
    <style:style style:name="T197" style:family="text">
      <style:text-properties fo:language="cs" fo:country="CZ" style:language-asian="cs" style:country-asian="CZ"/>
    </style:style>
    <style:style style:name="T198" style:family="text">
      <style:text-properties fo:language="cs" fo:country="CZ" officeooo:rsid="20228d7e" style:language-asian="cs" style:country-asian="CZ"/>
    </style:style>
    <style:style style:name="T199" style:family="text">
      <style:text-properties fo:language="cs" fo:country="CZ" officeooo:rsid="2022d038" style:language-asian="cs" style:country-asian="CZ"/>
    </style:style>
    <style:style style:name="T200" style:family="text">
      <style:text-properties fo:language="cs" fo:country="CZ" officeooo:rsid="202364ac" style:language-asian="cs" style:country-asian="CZ"/>
    </style:style>
    <style:style style:name="T201" style:family="text">
      <style:text-properties fo:language="cs" fo:country="CZ" officeooo:rsid="20267c2c" style:language-asian="cs" style:country-asian="CZ"/>
    </style:style>
    <style:style style:name="T202" style:family="text">
      <style:text-properties fo:language="cs" fo:country="CZ" officeooo:rsid="202b1bc4" style:language-asian="cs" style:country-asian="CZ"/>
    </style:style>
    <style:style style:name="T203" style:family="text">
      <style:text-properties fo:language="cs" fo:country="CZ" officeooo:rsid="202b31b7" style:language-asian="cs" style:country-asian="CZ"/>
    </style:style>
    <style:style style:name="T204" style:family="text">
      <style:text-properties fo:language="cs" fo:country="CZ" officeooo:rsid="202c217c" style:language-asian="cs" style:country-asian="CZ"/>
    </style:style>
    <style:style style:name="T205" style:family="text">
      <style:text-properties fo:language="cs" fo:country="CZ" officeooo:rsid="202ffbff" style:language-asian="cs" style:country-asian="CZ"/>
    </style:style>
    <style:style style:name="T206" style:family="text">
      <style:text-properties fo:language="cs" fo:country="CZ" officeooo:rsid="203187de" style:language-asian="cs" style:country-asian="CZ"/>
    </style:style>
    <style:style style:name="T207" style:family="text">
      <style:text-properties fo:language="cs" fo:country="CZ" officeooo:rsid="2033ec3f" style:language-asian="cs" style:country-asian="CZ"/>
    </style:style>
    <style:style style:name="T208" style:family="text">
      <style:text-properties fo:language="cs" fo:country="CZ" officeooo:rsid="203781ed" style:language-asian="cs" style:country-asian="CZ"/>
    </style:style>
    <style:style style:name="T209" style:family="text">
      <style:text-properties fo:language="cs" fo:country="CZ" officeooo:rsid="2038b19c" style:language-asian="cs" style:country-asian="CZ"/>
    </style:style>
    <style:style style:name="T210" style:family="text">
      <style:text-properties fo:language="cs" fo:country="CZ" officeooo:rsid="2065d056" style:language-asian="cs" style:country-asian="CZ"/>
    </style:style>
    <style:style style:name="T211" style:family="text">
      <style:text-properties fo:language="cs" fo:country="CZ" officeooo:rsid="206d0113" style:language-asian="cs" style:country-asian="CZ"/>
    </style:style>
    <style:style style:name="T212" style:family="text">
      <style:text-properties fo:language="cs" fo:country="CZ" officeooo:rsid="2070f8c1" style:language-asian="cs" style:country-asian="CZ"/>
    </style:style>
    <style:style style:name="T213" style:family="text">
      <style:text-properties fo:language="cs" fo:country="CZ" officeooo:rsid="206f2028" style:language-asian="cs" style:country-asian="CZ"/>
    </style:style>
    <style:style style:name="T214" style:family="text">
      <style:text-properties fo:language="cs" fo:country="CZ" officeooo:rsid="20759c9f" style:language-asian="cs" style:country-asian="CZ"/>
    </style:style>
    <style:style style:name="T215" style:family="text">
      <style:text-properties fo:language="cs" fo:country="CZ" officeooo:rsid="20834f4f" style:language-asian="cs" style:country-asian="CZ"/>
    </style:style>
    <style:style style:name="T216" style:family="text">
      <style:text-properties fo:language="cs" fo:country="CZ" officeooo:rsid="20a3122c" style:language-asian="cs" style:country-asian="CZ"/>
    </style:style>
    <style:style style:name="T217" style:family="text">
      <style:text-properties fo:language="cs" fo:country="CZ" officeooo:rsid="20a3c511" style:language-asian="cs" style:country-asian="CZ"/>
    </style:style>
    <style:style style:name="T218" style:family="text">
      <style:text-properties fo:language="cs" fo:country="CZ" officeooo:rsid="20a56c6b" style:language-asian="cs" style:country-asian="CZ"/>
    </style:style>
    <style:style style:name="T219" style:family="text">
      <style:text-properties fo:language="cs" fo:country="CZ" officeooo:rsid="20a75113" style:language-asian="cs" style:country-asian="CZ"/>
    </style:style>
    <style:style style:name="T220" style:family="text">
      <style:text-properties fo:language="cs" fo:country="CZ" officeooo:rsid="20aac5d0" style:language-asian="cs" style:country-asian="CZ"/>
    </style:style>
    <style:style style:name="T221" style:family="text">
      <style:text-properties fo:language="cs" fo:country="CZ" officeooo:rsid="20ace839" style:language-asian="cs" style:country-asian="CZ"/>
    </style:style>
    <style:style style:name="T222" style:family="text">
      <style:text-properties fo:language="cs" fo:country="CZ" officeooo:rsid="2122963b" style:language-asian="cs" style:country-asian="CZ"/>
    </style:style>
    <style:style style:name="T223" style:family="text">
      <style:text-properties fo:language="cs" fo:country="CZ" officeooo:rsid="207b8e54" style:language-asian="cs" style:country-asian="CZ"/>
    </style:style>
    <style:style style:name="T224" style:family="text">
      <style:text-properties fo:language="cs" fo:country="CZ" officeooo:rsid="21537a33" style:language-asian="cs" style:country-asian="CZ"/>
    </style:style>
    <style:style style:name="T225" style:family="text">
      <style:text-properties fo:language="cs" fo:country="CZ" officeooo:rsid="215a0579" style:language-asian="cs" style:country-asian="CZ"/>
    </style:style>
    <style:style style:name="T226" style:family="text">
      <style:text-properties fo:language="cs" fo:country="CZ" officeooo:rsid="2165869a" style:language-asian="cs" style:country-asian="CZ"/>
    </style:style>
    <style:style style:name="T227" style:family="text">
      <style:text-properties fo:language="cs" fo:country="CZ" officeooo:rsid="21667c9e" style:language-asian="cs" style:country-asian="CZ"/>
    </style:style>
    <style:style style:name="T228" style:family="text">
      <style:text-properties fo:language="cs" fo:country="CZ" officeooo:rsid="216a5f13" style:language-asian="cs" style:country-asian="CZ"/>
    </style:style>
    <style:style style:name="T229" style:family="text">
      <style:text-properties fo:language="cs" fo:country="CZ" officeooo:rsid="21716f32" style:language-asian="cs" style:country-asian="CZ"/>
    </style:style>
    <style:style style:name="T230" style:family="text">
      <style:text-properties fo:language="cs" fo:country="CZ" officeooo:rsid="2194fb18" style:language-asian="cs" style:country-asian="CZ"/>
    </style:style>
    <style:style style:name="T231" style:family="text">
      <style:text-properties fo:language="cs" fo:country="CZ" officeooo:rsid="21966d5f" style:language-asian="cs" style:country-asian="CZ"/>
    </style:style>
    <style:style style:name="T232" style:family="text">
      <style:text-properties fo:language="cs" fo:country="CZ" officeooo:rsid="2196dca8" style:language-asian="cs" style:country-asian="CZ"/>
    </style:style>
    <style:style style:name="T233" style:family="text">
      <style:text-properties fo:language="cs" fo:country="CZ" officeooo:rsid="219aa5af" style:language-asian="cs" style:country-asian="CZ"/>
    </style:style>
    <style:style style:name="T234" style:family="text">
      <style:text-properties fo:language="cs" fo:country="CZ" officeooo:rsid="21ab8207" style:language-asian="cs" style:country-asian="CZ"/>
    </style:style>
    <style:style style:name="T235" style:family="text">
      <style:text-properties fo:language="cs" fo:country="CZ" officeooo:rsid="21b78951" style:language-asian="cs" style:country-asian="CZ"/>
    </style:style>
    <style:style style:name="T236" style:family="text">
      <style:text-properties fo:language="cs" fo:country="CZ" officeooo:rsid="21b97db2" style:language-asian="cs" style:country-asian="CZ"/>
    </style:style>
    <style:style style:name="T237" style:family="text">
      <style:text-properties fo:language="cs" fo:country="CZ" officeooo:rsid="21b1e115" style:language-asian="cs" style:country-asian="CZ"/>
    </style:style>
    <style:style style:name="T238" style:family="text">
      <style:text-properties fo:language="cs" fo:country="CZ" officeooo:rsid="21c502f0" style:language-asian="cs" style:country-asian="CZ"/>
    </style:style>
    <style:style style:name="T239" style:family="text">
      <style:text-properties fo:language="cs" fo:country="CZ" officeooo:rsid="21ca4657" style:language-asian="cs" style:country-asian="CZ"/>
    </style:style>
    <style:style style:name="T240" style:family="text">
      <style:text-properties fo:language="cs" fo:country="CZ" officeooo:rsid="21ca843b" style:language-asian="cs" style:country-asian="CZ"/>
    </style:style>
    <style:style style:name="T241" style:family="text">
      <style:text-properties fo:language="cs" fo:country="CZ" officeooo:rsid="21cc25a8" style:language-asian="cs" style:country-asian="CZ"/>
    </style:style>
    <style:style style:name="T242" style:family="text">
      <style:text-properties fo:language="cs" fo:country="CZ" officeooo:rsid="21cc6043" style:language-asian="cs" style:country-asian="CZ"/>
    </style:style>
    <style:style style:name="T243" style:family="text">
      <style:text-properties fo:language="cs" fo:country="CZ" officeooo:rsid="21d0ba1e" style:language-asian="cs" style:country-asian="CZ"/>
    </style:style>
    <style:style style:name="T244" style:family="text">
      <style:text-properties fo:language="cs" fo:country="CZ" officeooo:rsid="21d106c2" style:language-asian="cs" style:country-asian="CZ"/>
    </style:style>
    <style:style style:name="T245" style:family="text">
      <style:text-properties fo:language="cs" fo:country="CZ" officeooo:rsid="21d1cb1f" style:language-asian="cs" style:country-asian="CZ"/>
    </style:style>
    <style:style style:name="T246" style:family="text">
      <style:text-properties fo:language="cs" fo:country="CZ" officeooo:rsid="21d3385f" style:language-asian="cs" style:country-asian="CZ"/>
    </style:style>
    <style:style style:name="T247" style:family="text">
      <style:text-properties fo:language="cs" fo:country="CZ" officeooo:rsid="21d3dbb1" style:language-asian="cs" style:country-asian="CZ"/>
    </style:style>
    <style:style style:name="T248" style:family="text">
      <style:text-properties fo:language="cs" fo:country="CZ" officeooo:rsid="22069267" style:language-asian="cs" style:country-asian="CZ"/>
    </style:style>
    <style:style style:name="T249" style:family="text">
      <style:text-properties fo:language="cs" fo:country="CZ" officeooo:rsid="2209386b" style:language-asian="cs" style:country-asian="CZ"/>
    </style:style>
    <style:style style:name="T250" style:family="text">
      <style:text-properties fo:language="cs" fo:country="CZ" officeooo:rsid="220f5aec" style:language-asian="cs" style:country-asian="CZ"/>
    </style:style>
    <style:style style:name="T251" style:family="text">
      <style:text-properties fo:language="cs" fo:country="CZ" officeooo:rsid="2212f493" style:language-asian="cs" style:country-asian="CZ"/>
    </style:style>
    <style:style style:name="T252" style:family="text">
      <style:text-properties fo:language="cs" fo:country="CZ" officeooo:rsid="22147956" style:language-asian="cs" style:country-asian="CZ"/>
    </style:style>
    <style:style style:name="T253" style:family="text">
      <style:text-properties fo:language="cs" fo:country="CZ" officeooo:rsid="2215a714" style:language-asian="cs" style:country-asian="CZ"/>
    </style:style>
    <style:style style:name="T254" style:family="text">
      <style:text-properties fo:language="cs" fo:country="CZ" officeooo:rsid="221657ce" style:language-asian="cs" style:country-asian="CZ"/>
    </style:style>
    <style:style style:name="T255" style:family="text">
      <style:text-properties fo:language="cs" fo:country="CZ" officeooo:rsid="22197097" style:language-asian="cs" style:country-asian="CZ"/>
    </style:style>
    <style:style style:name="T256" style:family="text">
      <style:text-properties fo:language="cs" fo:country="CZ" officeooo:rsid="221a0527" style:language-asian="cs" style:country-asian="CZ"/>
    </style:style>
    <style:style style:name="T257" style:family="text">
      <style:text-properties fo:language="cs" fo:country="CZ" officeooo:rsid="221e54e3" style:language-asian="cs" style:country-asian="CZ"/>
    </style:style>
    <style:style style:name="T258" style:family="text">
      <style:text-properties fo:language="cs" fo:country="CZ" officeooo:rsid="221e937b" style:language-asian="cs" style:country-asian="CZ"/>
    </style:style>
    <style:style style:name="T259" style:family="text">
      <style:text-properties fo:language="cs" fo:country="CZ" officeooo:rsid="2229be1f" style:language-asian="cs" style:country-asian="CZ"/>
    </style:style>
    <style:style style:name="T260" style:family="text">
      <style:text-properties fo:language="cs" fo:country="CZ" officeooo:rsid="223126e4" style:language-asian="cs" style:country-asian="CZ"/>
    </style:style>
    <style:style style:name="T261" style:family="text">
      <style:text-properties fo:language="cs" fo:country="CZ" officeooo:rsid="22334148" style:language-asian="cs" style:country-asian="CZ"/>
    </style:style>
    <style:style style:name="T262" style:family="text">
      <style:text-properties fo:language="cs" fo:country="CZ" officeooo:rsid="223e7fa9" style:language-asian="cs" style:country-asian="CZ"/>
    </style:style>
    <style:style style:name="T263" style:family="text">
      <style:text-properties fo:language="cs" fo:country="CZ" officeooo:rsid="22404075" style:language-asian="cs" style:country-asian="CZ"/>
    </style:style>
    <style:style style:name="T264" style:family="text">
      <style:text-properties fo:language="cs" fo:country="CZ" officeooo:rsid="2242ceb5" style:language-asian="cs" style:country-asian="CZ"/>
    </style:style>
    <style:style style:name="T265" style:family="text">
      <style:text-properties fo:language="cs" fo:country="CZ" officeooo:rsid="22447983" style:language-asian="cs" style:country-asian="CZ"/>
    </style:style>
    <style:style style:name="T266" style:family="text">
      <style:text-properties fo:language="cs" fo:country="CZ" officeooo:rsid="224a5cc5" style:language-asian="cs" style:country-asian="CZ"/>
    </style:style>
    <style:style style:name="T267" style:family="text">
      <style:text-properties fo:language="cs" fo:country="CZ" officeooo:rsid="224b196c" style:language-asian="cs" style:country-asian="CZ"/>
    </style:style>
    <style:style style:name="T268" style:family="text">
      <style:text-properties fo:language="cs" fo:country="CZ" officeooo:rsid="224c7800" style:language-asian="cs" style:country-asian="CZ"/>
    </style:style>
    <style:style style:name="T269" style:family="text">
      <style:text-properties fo:language="cs" fo:country="CZ" officeooo:rsid="224de8a4" style:language-asian="cs" style:country-asian="CZ"/>
    </style:style>
    <style:style style:name="T270" style:family="text">
      <style:text-properties fo:language="cs" fo:country="CZ" officeooo:rsid="224f2e6b" style:language-asian="cs" style:country-asian="CZ"/>
    </style:style>
    <style:style style:name="T271" style:family="text">
      <style:text-properties fo:language="cs" fo:country="CZ" officeooo:rsid="224faa8c" style:language-asian="cs" style:country-asian="CZ"/>
    </style:style>
    <style:style style:name="T272" style:family="text">
      <style:text-properties fo:language="cs" fo:country="CZ" officeooo:rsid="2250e708" style:language-asian="cs" style:country-asian="CZ"/>
    </style:style>
    <style:style style:name="T273" style:family="text">
      <style:text-properties fo:language="cs" fo:country="CZ" officeooo:rsid="2255106c" style:language-asian="cs" style:country-asian="CZ"/>
    </style:style>
    <style:style style:name="T274" style:family="text">
      <style:text-properties fo:language="cs" fo:country="CZ" officeooo:rsid="2257a472" style:language-asian="cs" style:country-asian="CZ"/>
    </style:style>
    <style:style style:name="T275" style:family="text">
      <style:text-properties fo:language="cs" fo:country="CZ" officeooo:rsid="22593a1f" style:language-asian="cs" style:country-asian="CZ"/>
    </style:style>
    <style:style style:name="T276" style:family="text">
      <style:text-properties fo:language="cs" fo:country="CZ" officeooo:rsid="2262950f" style:language-asian="cs" style:country-asian="CZ"/>
    </style:style>
    <style:style style:name="T277" style:family="text">
      <style:text-properties fo:language="cs" fo:country="CZ" officeooo:rsid="2270d6b1" style:language-asian="cs" style:country-asian="CZ"/>
    </style:style>
    <style:style style:name="T278" style:family="text">
      <style:text-properties fo:language="cs" fo:country="CZ" officeooo:rsid="2270e0f8" style:language-asian="cs" style:country-asian="CZ"/>
    </style:style>
    <style:style style:name="T279" style:family="text">
      <style:text-properties fo:language="cs" fo:country="CZ" officeooo:rsid="227187a1" style:language-asian="cs" style:country-asian="CZ"/>
    </style:style>
    <style:style style:name="T280" style:family="text">
      <style:text-properties fo:language="cs" fo:country="CZ" officeooo:rsid="227200b6" style:language-asian="cs" style:country-asian="CZ"/>
    </style:style>
    <style:style style:name="T281" style:family="text">
      <style:text-properties fo:language="cs" fo:country="CZ" officeooo:rsid="22727396" style:language-asian="cs" style:country-asian="CZ"/>
    </style:style>
    <style:style style:name="T282" style:family="text">
      <style:text-properties fo:language="cs" fo:country="CZ" officeooo:rsid="227303f0" style:language-asian="cs" style:country-asian="CZ"/>
    </style:style>
    <style:style style:name="T283" style:family="text">
      <style:text-properties fo:language="cs" fo:country="CZ" officeooo:rsid="22735bcd" style:language-asian="cs" style:country-asian="CZ"/>
    </style:style>
    <style:style style:name="T284" style:family="text">
      <style:text-properties fo:language="cs" fo:country="CZ" officeooo:rsid="2274e3d9" style:language-asian="cs" style:country-asian="CZ"/>
    </style:style>
    <style:style style:name="T285" style:family="text">
      <style:text-properties fo:language="cs" fo:country="CZ" officeooo:rsid="227aef80" style:language-asian="cs" style:country-asian="CZ"/>
    </style:style>
    <style:style style:name="T286" style:family="text">
      <style:text-properties fo:language="cs" fo:country="CZ" officeooo:rsid="227f3f4c" style:language-asian="cs" style:country-asian="CZ"/>
    </style:style>
    <style:style style:name="T287" style:family="text">
      <style:text-properties fo:language="cs" fo:country="CZ" officeooo:rsid="22800e48" style:language-asian="cs" style:country-asian="CZ"/>
    </style:style>
    <style:style style:name="T288" style:family="text">
      <style:text-properties fo:language="cs" fo:country="CZ" officeooo:rsid="2282078d" style:language-asian="cs" style:country-asian="CZ"/>
    </style:style>
    <style:style style:name="T289" style:family="text">
      <style:text-properties fo:language="cs" fo:country="CZ" officeooo:rsid="2283fdc0" style:language-asian="cs" style:country-asian="CZ"/>
    </style:style>
    <style:style style:name="T290" style:family="text">
      <style:text-properties fo:language="cs" fo:country="CZ" officeooo:rsid="2284bf97" style:language-asian="cs" style:country-asian="CZ"/>
    </style:style>
    <style:style style:name="T291" style:family="text">
      <style:text-properties fo:language="cs" fo:country="CZ" officeooo:rsid="2285b6a1" style:language-asian="cs" style:country-asian="CZ"/>
    </style:style>
    <style:style style:name="T292" style:family="text">
      <style:text-properties fo:language="cs" fo:country="CZ" officeooo:rsid="228809ae" style:language-asian="cs" style:country-asian="CZ"/>
    </style:style>
    <style:style style:name="T293" style:family="text">
      <style:text-properties fo:language="cs" fo:country="CZ" officeooo:rsid="161b024d" style:language-asian="cs" style:country-asian="CZ"/>
    </style:style>
    <style:style style:name="T294" style:family="text">
      <style:text-properties fo:language="cs" fo:country="CZ" officeooo:rsid="228a0369" style:language-asian="cs" style:country-asian="CZ"/>
    </style:style>
    <style:style style:name="T295" style:family="text">
      <style:text-properties fo:language="cs" fo:country="CZ" officeooo:rsid="228a2f29" style:language-asian="cs" style:country-asian="CZ"/>
    </style:style>
    <style:style style:name="T296" style:family="text">
      <style:text-properties fo:language="cs" fo:country="CZ" officeooo:rsid="228a945e" style:language-asian="cs" style:country-asian="CZ"/>
    </style:style>
    <style:style style:name="T297" style:family="text">
      <style:text-properties fo:language="cs" fo:country="CZ" officeooo:rsid="228dc0f3" style:language-asian="cs" style:country-asian="CZ"/>
    </style:style>
    <style:style style:name="T298" style:family="text">
      <style:text-properties fo:language="cs" fo:country="CZ" officeooo:rsid="22908664" style:language-asian="cs" style:country-asian="CZ"/>
    </style:style>
    <style:style style:name="T299" style:family="text">
      <style:text-properties fo:language="cs" fo:country="CZ" officeooo:rsid="22925ac4" style:language-asian="cs" style:country-asian="CZ"/>
    </style:style>
    <style:style style:name="T300" style:family="text">
      <style:text-properties fo:language="cs" fo:country="CZ" officeooo:rsid="2293f1b1" style:language-asian="cs" style:country-asian="CZ"/>
    </style:style>
    <style:style style:name="T301" style:family="text">
      <style:text-properties fo:language="cs" fo:country="CZ" officeooo:rsid="2297aba1" style:language-asian="cs" style:country-asian="CZ"/>
    </style:style>
    <style:style style:name="T302" style:family="text">
      <style:text-properties fo:language="cs" fo:country="CZ" officeooo:rsid="2297affa" style:language-asian="cs" style:country-asian="CZ"/>
    </style:style>
    <style:style style:name="T303" style:family="text">
      <style:text-properties fo:language="cs" fo:country="CZ" officeooo:rsid="2299a298" style:language-asian="cs" style:country-asian="CZ"/>
    </style:style>
    <style:style style:name="T304" style:family="text">
      <style:text-properties fo:language="cs" fo:country="CZ" officeooo:rsid="229c2711" style:language-asian="cs" style:country-asian="CZ"/>
    </style:style>
    <style:style style:name="T305" style:family="text">
      <style:text-properties fo:language="cs" fo:country="CZ" officeooo:rsid="22a49575" style:language-asian="cs" style:country-asian="CZ"/>
    </style:style>
    <style:style style:name="T306" style:family="text">
      <style:text-properties fo:language="cs" fo:country="CZ" officeooo:rsid="22ae25cb" style:language-asian="cs" style:country-asian="CZ"/>
    </style:style>
    <style:style style:name="T307" style:family="text">
      <style:text-properties fo:language="cs" fo:country="CZ" officeooo:rsid="22b022b7" style:language-asian="cs" style:country-asian="CZ"/>
    </style:style>
    <style:style style:name="T308" style:family="text">
      <style:text-properties fo:language="cs" fo:country="CZ" officeooo:rsid="22b20bb0" style:language-asian="cs" style:country-asian="CZ"/>
    </style:style>
    <style:style style:name="T309" style:family="text">
      <style:text-properties fo:language="cs" fo:country="CZ" officeooo:rsid="22ba960b" style:language-asian="cs" style:country-asian="CZ"/>
    </style:style>
    <style:style style:name="T310" style:family="text">
      <style:text-properties fo:language="cs" fo:country="CZ" officeooo:rsid="22c1f3e0" style:language-asian="cs" style:country-asian="CZ"/>
    </style:style>
    <style:style style:name="T311" style:family="text">
      <style:text-properties fo:language="cs" fo:country="CZ" officeooo:rsid="22d09261" style:language-asian="cs" style:country-asian="CZ"/>
    </style:style>
    <style:style style:name="T312" style:family="text">
      <style:text-properties fo:language="cs" fo:country="CZ" officeooo:rsid="22e5d946" style:language-asian="cs" style:country-asian="CZ"/>
    </style:style>
    <style:style style:name="T313" style:family="text">
      <style:text-properties fo:language="cs" fo:country="CZ" officeooo:rsid="22e7a051" style:language-asian="cs" style:country-asian="CZ"/>
    </style:style>
    <style:style style:name="T314" style:family="text">
      <style:text-properties fo:language="cs" fo:country="CZ" officeooo:rsid="22ec9b08" style:language-asian="cs" style:country-asian="CZ"/>
    </style:style>
    <style:style style:name="T315" style:family="text">
      <style:text-properties fo:language="cs" fo:country="CZ" officeooo:rsid="22f1962f" style:language-asian="cs" style:country-asian="CZ"/>
    </style:style>
    <style:style style:name="T316" style:family="text">
      <style:text-properties fo:language="cs" fo:country="CZ" officeooo:rsid="21a77545" style:language-asian="cs" style:country-asian="CZ"/>
    </style:style>
    <style:style style:name="T317" style:family="text">
      <style:text-properties fo:language="cs" fo:country="CZ" officeooo:rsid="2059a202" style:language-asian="cs" style:country-asian="CZ"/>
    </style:style>
    <style:style style:name="T318" style:family="text">
      <style:text-properties fo:language="cs" fo:country="CZ" officeooo:rsid="22f92fef" style:language-asian="cs" style:country-asian="CZ"/>
    </style:style>
    <style:style style:name="T319" style:family="text">
      <style:text-properties fo:language="cs" fo:country="CZ" officeooo:rsid="22fd6eed" style:language-asian="cs" style:country-asian="CZ"/>
    </style:style>
    <style:style style:name="T320" style:family="text">
      <style:text-properties fo:language="cs" fo:country="CZ" officeooo:rsid="22fe0d01" style:language-asian="cs" style:country-asian="CZ"/>
    </style:style>
    <style:style style:name="T321" style:family="text">
      <style:text-properties fo:language="cs" fo:country="CZ" officeooo:rsid="2302436a" style:language-asian="cs" style:country-asian="CZ"/>
    </style:style>
    <style:style style:name="T322" style:family="text">
      <style:text-properties fo:language="cs" fo:country="CZ" officeooo:rsid="2304ad9b" style:language-asian="cs" style:country-asian="CZ"/>
    </style:style>
    <style:style style:name="T323" style:family="text">
      <style:text-properties fo:language="cs" fo:country="CZ" officeooo:rsid="230ba10e" style:language-asian="cs" style:country-asian="CZ"/>
    </style:style>
    <style:style style:name="T324" style:family="text">
      <style:text-properties fo:language="cs" fo:country="CZ" officeooo:rsid="23287c8b" style:language-asian="cs" style:country-asian="CZ"/>
    </style:style>
    <style:style style:name="T325" style:family="text">
      <style:text-properties fo:language="cs" fo:country="CZ" officeooo:rsid="23297522" style:language-asian="cs" style:country-asian="CZ"/>
    </style:style>
    <style:style style:name="T326" style:family="text">
      <style:text-properties fo:language="cs" fo:country="CZ" officeooo:rsid="232dc870" style:language-asian="cs" style:country-asian="CZ"/>
    </style:style>
    <style:style style:name="T327" style:family="text">
      <style:text-properties fo:language="cs" fo:country="CZ" officeooo:rsid="2337b7cb" style:language-asian="cs" style:country-asian="CZ"/>
    </style:style>
    <style:style style:name="T328" style:family="text">
      <style:text-properties fo:language="cs" fo:country="CZ" officeooo:rsid="233899bf" style:language-asian="cs" style:country-asian="CZ"/>
    </style:style>
    <style:style style:name="T329" style:family="text">
      <style:text-properties fo:language="cs" fo:country="CZ" officeooo:rsid="233a4c33" style:language-asian="cs" style:country-asian="CZ"/>
    </style:style>
    <style:style style:name="T330" style:family="text">
      <style:text-properties fo:language="cs" fo:country="CZ" officeooo:rsid="233bf6f9" style:language-asian="cs" style:country-asian="CZ"/>
    </style:style>
    <style:style style:name="T331" style:family="text">
      <style:text-properties fo:language="cs" fo:country="CZ" officeooo:rsid="233de38f" style:language-asian="cs" style:country-asian="CZ"/>
    </style:style>
    <style:style style:name="T332" style:family="text">
      <style:text-properties fo:language="cs" fo:country="CZ" officeooo:rsid="233e2e2f" style:language-asian="cs" style:country-asian="CZ"/>
    </style:style>
    <style:style style:name="T333" style:family="text">
      <style:text-properties fo:language="cs" fo:country="CZ" officeooo:rsid="233ef26f" style:language-asian="cs" style:country-asian="CZ"/>
    </style:style>
    <style:style style:name="T334" style:family="text">
      <style:text-properties fo:language="cs" fo:country="CZ" officeooo:rsid="2340d566" style:language-asian="cs" style:country-asian="CZ"/>
    </style:style>
    <style:style style:name="T335" style:family="text">
      <style:text-properties fo:language="cs" fo:country="CZ" officeooo:rsid="2342c918" style:language-asian="cs" style:country-asian="CZ"/>
    </style:style>
    <style:style style:name="T336" style:family="text">
      <style:text-properties fo:language="cs" fo:country="CZ" officeooo:rsid="2349a476" style:language-asian="cs" style:country-asian="CZ"/>
    </style:style>
    <style:style style:name="T337" style:family="text">
      <style:text-properties fo:language="cs" fo:country="CZ" officeooo:rsid="234ed141" style:language-asian="cs" style:country-asian="CZ"/>
    </style:style>
    <style:style style:name="T338" style:family="text">
      <style:text-properties fo:language="cs" fo:country="CZ" officeooo:rsid="2350b240" style:language-asian="cs" style:country-asian="CZ"/>
    </style:style>
    <style:style style:name="T339" style:family="text">
      <style:text-properties fo:language="cs" fo:country="CZ" officeooo:rsid="2351a1c2" style:language-asian="cs" style:country-asian="CZ"/>
    </style:style>
    <style:style style:name="T340" style:family="text">
      <style:text-properties fo:language="cs" fo:country="CZ" officeooo:rsid="235399e7" style:language-asian="cs" style:country-asian="CZ"/>
    </style:style>
    <style:style style:name="T341" style:family="text">
      <style:text-properties fo:language="cs" fo:country="CZ" officeooo:rsid="2354ebb9" style:language-asian="cs" style:country-asian="CZ"/>
    </style:style>
    <style:style style:name="T342" style:family="text">
      <style:text-properties fo:language="cs" fo:country="CZ" officeooo:rsid="2358e570" style:language-asian="cs" style:country-asian="CZ"/>
    </style:style>
    <style:style style:name="T343" style:family="text">
      <style:text-properties fo:language="cs" fo:country="CZ" officeooo:rsid="235ad2ff" style:language-asian="cs" style:country-asian="CZ"/>
    </style:style>
    <style:style style:name="T344" style:family="text">
      <style:text-properties fo:language="cs" fo:country="CZ" officeooo:rsid="235d5154" style:language-asian="cs" style:country-asian="CZ"/>
    </style:style>
    <style:style style:name="T345" style:family="text">
      <style:text-properties fo:language="cs" fo:country="CZ" officeooo:rsid="236348de" style:language-asian="cs" style:country-asian="CZ"/>
    </style:style>
    <style:style style:name="T346" style:family="text">
      <style:text-properties fo:language="cs" fo:country="CZ" officeooo:rsid="23637825" style:language-asian="cs" style:country-asian="CZ"/>
    </style:style>
    <style:style style:name="T347" style:family="text">
      <style:text-properties fo:language="cs" fo:country="CZ" officeooo:rsid="23640718" style:language-asian="cs" style:country-asian="CZ"/>
    </style:style>
    <style:style style:name="T348" style:family="text">
      <style:text-properties fo:language="cs" fo:country="CZ" officeooo:rsid="21c21dcb" style:language-asian="cs" style:country-asian="CZ"/>
    </style:style>
    <style:style style:name="T349" style:family="text">
      <style:text-properties fo:language="cs" fo:country="CZ" officeooo:rsid="21bdf1e6" style:language-asian="cs" style:country-asian="CZ"/>
    </style:style>
    <style:style style:name="T350" style:family="text">
      <style:text-properties fo:language="cs" fo:country="CZ" officeooo:rsid="2370a0a3" style:language-asian="cs" style:country-asian="CZ"/>
    </style:style>
    <style:style style:name="T351" style:family="text">
      <style:text-properties fo:language="cs" fo:country="CZ" officeooo:rsid="23711f9a" style:language-asian="cs" style:country-asian="CZ"/>
    </style:style>
    <style:style style:name="T352" style:family="text">
      <style:text-properties fo:language="cs" fo:country="CZ" officeooo:rsid="23751612" style:language-asian="cs" style:country-asian="CZ"/>
    </style:style>
    <style:style style:name="T353" style:family="text">
      <style:text-properties fo:language="cs" fo:country="CZ" officeooo:rsid="237987a4" style:language-asian="cs" style:country-asian="CZ"/>
    </style:style>
    <style:style style:name="T354" style:family="text">
      <style:text-properties fo:language="cs" fo:country="CZ" officeooo:rsid="237e2cb7" style:language-asian="cs" style:country-asian="CZ"/>
    </style:style>
    <style:style style:name="T355" style:family="text">
      <style:text-properties fo:language="cs" fo:country="CZ" officeooo:rsid="23c614f4" style:language-asian="cs" style:country-asian="CZ"/>
    </style:style>
    <style:style style:name="T356" style:family="text">
      <style:text-properties fo:language="cs" fo:country="CZ" officeooo:rsid="23e20368" style:language-asian="cs" style:country-asian="CZ"/>
    </style:style>
    <style:style style:name="T357" style:family="text">
      <style:text-properties fo:language="cs" fo:country="CZ" officeooo:rsid="23e38e31" style:language-asian="cs" style:country-asian="CZ"/>
    </style:style>
    <style:style style:name="T358" style:family="text">
      <style:text-properties fo:language="cs" fo:country="CZ" officeooo:rsid="23e5863d" style:language-asian="cs" style:country-asian="CZ"/>
    </style:style>
    <style:style style:name="T359" style:family="text">
      <style:text-properties fo:language="cs" fo:country="CZ" officeooo:rsid="207d25a9" style:language-asian="cs" style:country-asian="CZ"/>
    </style:style>
    <style:style style:name="T360" style:family="text">
      <style:text-properties fo:language="cs" fo:country="CZ" officeooo:rsid="23f092d1" style:language-asian="cs" style:country-asian="CZ"/>
    </style:style>
    <style:style style:name="T361" style:family="text">
      <style:text-properties fo:language="cs" fo:country="CZ" officeooo:rsid="2451a4bf" style:language-asian="cs" style:country-asian="CZ"/>
    </style:style>
    <style:style style:name="T362" style:family="text">
      <style:text-properties fo:language="cs" fo:country="CZ" officeooo:rsid="2451cc85" style:language-asian="cs" style:country-asian="CZ"/>
    </style:style>
    <style:style style:name="T363" style:family="text">
      <style:text-properties fo:language="cs" fo:country="CZ" officeooo:rsid="206bafad" style:language-asian="cs" style:country-asian="CZ"/>
    </style:style>
    <style:style style:name="T364" style:family="text">
      <style:text-properties fo:language="cs" fo:country="CZ" officeooo:rsid="2454e91c" style:language-asian="cs" style:country-asian="CZ"/>
    </style:style>
    <style:style style:name="T365" style:family="text">
      <style:text-properties fo:language="cs" fo:country="CZ" officeooo:rsid="2452f1d3" style:language-asian="cs" style:country-asian="CZ"/>
    </style:style>
    <style:style style:name="T366" style:family="text">
      <style:text-properties fo:language="cs" fo:country="CZ" officeooo:rsid="2455efb8" style:language-asian="cs" style:country-asian="CZ"/>
    </style:style>
    <style:style style:name="T367" style:family="text">
      <style:text-properties fo:language="cs" fo:country="CZ" officeooo:rsid="24576df1" style:language-asian="cs" style:country-asian="CZ"/>
    </style:style>
    <style:style style:name="T368" style:family="text">
      <style:text-properties fo:language="cs" fo:country="CZ" officeooo:rsid="24aba3ac" style:language-asian="cs" style:country-asian="CZ"/>
    </style:style>
    <style:style style:name="T369" style:family="text">
      <style:text-properties fo:language="cs" fo:country="CZ" officeooo:rsid="11354dcd"/>
    </style:style>
    <style:style style:name="T370" style:family="text">
      <style:text-properties fo:language="cs" fo:country="CZ" officeooo:rsid="12a7fb9d"/>
    </style:style>
    <style:style style:name="T371" style:family="text">
      <style:text-properties fo:language="cs" fo:country="CZ" officeooo:rsid="117240dd"/>
    </style:style>
    <style:style style:name="T372" style:family="text">
      <style:text-properties fo:language="cs" fo:country="CZ" officeooo:rsid="119bf22f"/>
    </style:style>
    <style:style style:name="T373" style:family="text">
      <style:text-properties fo:language="cs" fo:country="CZ" officeooo:rsid="11326cea"/>
    </style:style>
    <style:style style:name="T374" style:family="text">
      <style:text-properties fo:language="cs" fo:country="CZ" officeooo:rsid="11729fe3"/>
    </style:style>
    <style:style style:name="T375" style:family="text">
      <style:text-properties fo:language="cs" fo:country="CZ" officeooo:rsid="1172f2c2"/>
    </style:style>
    <style:style style:name="T376" style:family="text">
      <style:text-properties fo:language="cs" fo:country="CZ" officeooo:rsid="119dffd6"/>
    </style:style>
    <style:style style:name="T377" style:family="text">
      <style:text-properties fo:language="cs" fo:country="CZ" officeooo:rsid="21de3bfb"/>
    </style:style>
    <style:style style:name="T378" style:family="text">
      <style:text-properties fo:language="cs" fo:country="CZ" officeooo:rsid="20e96c9d"/>
    </style:style>
    <style:style style:name="T379" style:family="text">
      <style:text-properties fo:language="cs" fo:country="CZ" officeooo:rsid="20e18c0c"/>
    </style:style>
    <style:style style:name="T380" style:family="text">
      <style:text-properties fo:font-style="italic" style:font-style-asian="italic" style:font-style-complex="italic"/>
    </style:style>
    <style:style style:name="T381" style:family="text">
      <style:text-properties fo:font-style="italic" officeooo:rsid="2068fff3" style:font-style-asian="italic" style:font-style-complex="italic"/>
    </style:style>
    <style:style style:name="T382" style:family="text">
      <style:text-properties fo:font-style="italic" officeooo:rsid="20768cfb" style:font-style-asian="italic" style:font-style-complex="italic"/>
    </style:style>
    <style:style style:name="T383" style:family="text">
      <style:text-properties fo:font-style="italic" officeooo:rsid="20889469" style:font-style-asian="italic" style:font-style-complex="italic"/>
    </style:style>
    <style:style style:name="T384" style:family="text">
      <style:text-properties fo:font-style="italic" officeooo:rsid="20a19e91" style:font-style-asian="italic" style:font-style-complex="italic"/>
    </style:style>
    <style:style style:name="T385" style:family="text">
      <style:text-properties fo:font-style="italic" officeooo:rsid="20f7086f" style:font-style-asian="italic" style:font-style-complex="italic"/>
    </style:style>
    <style:style style:name="T386" style:family="text">
      <style:text-properties fo:font-style="italic" officeooo:rsid="20774db6" style:font-style-asian="italic" style:font-style-complex="italic"/>
    </style:style>
    <style:style style:name="T387" style:family="text">
      <style:text-properties fo:font-style="italic" officeooo:rsid="21b430db" style:font-style-asian="italic" style:font-style-complex="italic"/>
    </style:style>
    <style:style style:name="T388" style:family="text">
      <style:text-properties fo:font-style="italic" officeooo:rsid="21b1e115" style:font-style-asian="italic" style:font-style-complex="italic"/>
    </style:style>
    <style:style style:name="T389" style:family="text">
      <style:text-properties fo:font-style="italic" officeooo:rsid="21ad8828" style:font-style-asian="italic" style:font-style-complex="italic"/>
    </style:style>
    <style:style style:name="T390" style:family="text">
      <style:text-properties fo:font-style="italic" officeooo:rsid="2209a5d2" style:font-style-asian="italic" style:font-style-complex="italic"/>
    </style:style>
    <style:style style:name="T391" style:family="text">
      <style:text-properties fo:font-style="italic" officeooo:rsid="2264f721" style:font-style-asian="italic" style:font-style-complex="italic"/>
    </style:style>
    <style:style style:name="T392" style:family="text">
      <style:text-properties fo:font-style="italic" officeooo:rsid="2298b5b6" style:font-style-asian="italic" style:font-style-complex="italic"/>
    </style:style>
    <style:style style:name="T393" style:family="text">
      <style:text-properties fo:font-style="italic" officeooo:rsid="21adb664" style:font-style-asian="italic" style:font-style-complex="italic"/>
    </style:style>
    <style:style style:name="T394" style:family="text">
      <style:text-properties fo:font-style="italic" officeooo:rsid="22bd1088" style:font-style-asian="italic" style:font-style-complex="italic"/>
    </style:style>
    <style:style style:name="T395" style:family="text">
      <style:text-properties fo:font-style="italic" officeooo:rsid="22ac30f8" style:font-style-asian="italic" style:font-style-complex="italic"/>
    </style:style>
    <style:style style:name="T396" style:family="text">
      <style:text-properties fo:font-style="italic" officeooo:rsid="22a871c9" style:font-style-asian="italic" style:font-style-complex="italic"/>
    </style:style>
    <style:style style:name="T397" style:family="text">
      <style:text-properties fo:font-style="italic" officeooo:rsid="22c85621" style:font-style-asian="italic" style:font-style-complex="italic"/>
    </style:style>
    <style:style style:name="T398" style:family="text">
      <style:text-properties fo:font-style="italic" officeooo:rsid="22c8d110" style:font-style-asian="italic" style:font-style-complex="italic"/>
    </style:style>
    <style:style style:name="T399" style:family="text">
      <style:text-properties fo:font-style="italic" officeooo:rsid="23ac06b8" style:font-style-asian="italic" style:font-style-complex="italic"/>
    </style:style>
    <style:style style:name="T400" style:family="text">
      <style:text-properties fo:font-style="italic" officeooo:rsid="23b0ce43" style:font-style-asian="italic" style:font-style-complex="italic"/>
    </style:style>
    <style:style style:name="T401" style:family="text">
      <style:text-properties fo:font-style="italic" officeooo:rsid="23981548" style:font-style-asian="italic" style:font-style-complex="italic"/>
    </style:style>
    <style:style style:name="T402" style:family="text">
      <style:text-properties fo:font-style="italic" officeooo:rsid="24393486" style:font-style-asian="italic" style:font-style-complex="italic"/>
    </style:style>
    <style:style style:name="T403" style:family="text">
      <style:text-properties fo:font-style="normal" style:font-style-asian="normal" style:font-style-complex="normal"/>
    </style:style>
    <style:style style:name="T404" style:family="text">
      <style:text-properties fo:font-style="normal" officeooo:rsid="2231cc63" style:font-style-asian="normal" style:font-style-complex="normal"/>
    </style:style>
    <style:style style:name="T405" style:family="text">
      <style:text-properties fo:font-style="normal" style:text-underline-style="none" style:font-style-asian="normal" style:font-style-complex="normal"/>
    </style:style>
    <style:style style:name="T406" style:family="text">
      <style:text-properties fo:font-style="normal" style:text-underline-style="none" officeooo:rsid="22f7ad49" style:font-style-asian="normal" style:font-style-complex="normal"/>
    </style:style>
    <style:style style:name="T407" style:family="text">
      <style:text-properties officeooo:rsid="201d0560"/>
    </style:style>
    <style:style style:name="T408" style:family="text">
      <style:text-properties officeooo:rsid="20270e3e"/>
    </style:style>
    <style:style style:name="T409" style:family="text">
      <style:text-properties officeooo:rsid="2027dbf6"/>
    </style:style>
    <style:style style:name="T410" style:family="text">
      <style:text-properties officeooo:rsid="20298579"/>
    </style:style>
    <style:style style:name="T411" style:family="text">
      <style:text-properties officeooo:rsid="203a73cb"/>
    </style:style>
    <style:style style:name="T412" style:family="text">
      <style:text-properties officeooo:rsid="205345cd"/>
    </style:style>
    <style:style style:name="T413" style:family="text">
      <style:text-properties officeooo:rsid="2058902b"/>
    </style:style>
    <style:style style:name="T414" style:family="text">
      <style:text-properties officeooo:rsid="205cb6a1"/>
    </style:style>
    <style:style style:name="T415" style:family="text">
      <style:text-properties officeooo:rsid="2065587c"/>
    </style:style>
    <style:style style:name="T416" style:family="text">
      <style:text-properties officeooo:rsid="2068fff3"/>
    </style:style>
    <style:style style:name="T417" style:family="text">
      <style:text-properties officeooo:rsid="206acc77"/>
    </style:style>
    <style:style style:name="T418" style:family="text">
      <style:text-properties officeooo:rsid="20768cfb"/>
    </style:style>
    <style:style style:name="T419" style:family="text">
      <style:text-properties officeooo:rsid="207a19a7"/>
    </style:style>
    <style:style style:name="T420" style:family="text">
      <style:text-properties officeooo:rsid="207e1207"/>
    </style:style>
    <style:style style:name="T421" style:family="text">
      <style:text-properties officeooo:rsid="208751d0"/>
    </style:style>
    <style:style style:name="T422" style:family="text">
      <style:text-properties officeooo:rsid="20889469"/>
    </style:style>
    <style:style style:name="T423" style:family="text">
      <style:text-properties officeooo:rsid="209a6c6f"/>
    </style:style>
    <style:style style:name="T424" style:family="text">
      <style:text-properties officeooo:rsid="20a19e91"/>
    </style:style>
    <style:style style:name="T425" style:family="text">
      <style:text-properties fo:font-size="9.5pt" fo:letter-spacing="0.009cm" fo:language="cs" fo:country="CZ" style:font-size-asian="9.5pt" style:language-asian="cs" style:country-asian="CZ"/>
    </style:style>
    <style:style style:name="T426" style:family="text">
      <style:text-properties fo:font-size="9.5pt" fo:letter-spacing="0.009cm" fo:language="cs" fo:country="CZ" officeooo:rsid="20aac5d0" style:font-size-asian="9.5pt" style:language-asian="cs" style:country-asian="CZ"/>
    </style:style>
    <style:style style:name="T427" style:family="text">
      <style:text-properties fo:font-size="9.5pt" fo:letter-spacing="0.009cm" fo:language="cs" fo:country="CZ" officeooo:rsid="20ace839" style:font-size-asian="9.5pt" style:language-asian="cs" style:country-asian="CZ"/>
    </style:style>
    <style:style style:name="T428" style:family="text">
      <style:text-properties fo:font-size="9.5pt" fo:letter-spacing="0.009cm" fo:language="cs" fo:country="CZ" officeooo:rsid="20a56c6b" style:font-size-asian="9.5pt" style:language-asian="cs" style:country-asian="CZ"/>
    </style:style>
    <style:style style:name="T429" style:family="text">
      <style:text-properties fo:font-size="9.5pt" fo:letter-spacing="0.009cm" fo:language="cs" fo:country="CZ" officeooo:rsid="20a75113" style:font-size-asian="9.5pt" style:language-asian="cs" style:country-asian="CZ"/>
    </style:style>
    <style:style style:name="T430" style:family="text">
      <style:text-properties fo:font-size="9.5pt" fo:letter-spacing="0.009cm" fo:language="cs" fo:country="CZ" officeooo:rsid="20ae2d0a" style:font-size-asian="9.5pt" style:language-asian="cs" style:country-asian="CZ"/>
    </style:style>
    <style:style style:name="T431" style:family="text">
      <style:text-properties fo:font-size="9.5pt" fo:letter-spacing="0.009cm" fo:language="cs" fo:country="CZ" officeooo:rsid="20af97d2" style:font-size-asian="9.5pt" style:language-asian="cs" style:country-asian="CZ"/>
    </style:style>
    <style:style style:name="T432" style:family="text">
      <style:text-properties fo:font-size="9.5pt" fo:letter-spacing="0.009cm" fo:language="cs" fo:country="CZ" officeooo:rsid="20b19335" style:font-size-asian="9.5pt" style:language-asian="cs" style:country-asian="CZ"/>
    </style:style>
    <style:style style:name="T433" style:family="text">
      <style:text-properties fo:font-size="9.5pt" fo:letter-spacing="0.009cm" fo:language="cs" fo:country="CZ" officeooo:rsid="20b709c7" style:font-size-asian="9.5pt" style:language-asian="cs" style:country-asian="CZ"/>
    </style:style>
    <style:style style:name="T434" style:family="text">
      <style:text-properties fo:font-size="9.5pt" fo:letter-spacing="0.009cm" fo:language="cs" fo:country="CZ" officeooo:rsid="20b85116" style:font-size-asian="9.5pt" style:language-asian="cs" style:country-asian="CZ"/>
    </style:style>
    <style:style style:name="T435" style:family="text">
      <style:text-properties fo:font-size="9.5pt" fo:letter-spacing="0.009cm" fo:language="cs" fo:country="CZ" officeooo:rsid="20c1c0ac" style:font-size-asian="9.5pt" style:language-asian="cs" style:country-asian="CZ"/>
    </style:style>
    <style:style style:name="T436" style:family="text">
      <style:text-properties fo:font-size="9.5pt" fo:letter-spacing="0.009cm" fo:language="cs" fo:country="CZ" officeooo:rsid="20c7ab34" style:font-size-asian="9.5pt" style:language-asian="cs" style:country-asian="CZ"/>
    </style:style>
    <style:style style:name="T437" style:family="text">
      <style:text-properties fo:font-size="9.5pt" fo:letter-spacing="0.009cm" fo:language="cs" fo:country="CZ" officeooo:rsid="20c7e044" style:font-size-asian="9.5pt" style:language-asian="cs" style:country-asian="CZ"/>
    </style:style>
    <style:style style:name="T438" style:family="text">
      <style:text-properties fo:font-size="9.5pt" fo:letter-spacing="0.009cm" fo:language="cs" fo:country="CZ" officeooo:rsid="20ca50b1" style:font-size-asian="9.5pt" style:language-asian="cs" style:country-asian="CZ"/>
    </style:style>
    <style:style style:name="T439" style:family="text">
      <style:text-properties fo:font-size="9.5pt" fo:letter-spacing="0.009cm" fo:language="cs" fo:country="CZ" officeooo:rsid="20caf294" style:font-size-asian="9.5pt" style:language-asian="cs" style:country-asian="CZ"/>
    </style:style>
    <style:style style:name="T440" style:family="text">
      <style:text-properties fo:font-size="9.5pt" fo:letter-spacing="0.009cm" fo:language="cs" fo:country="CZ" officeooo:rsid="21fc73fc" style:font-size-asian="9.5pt" style:language-asian="cs" style:country-asian="CZ"/>
    </style:style>
    <style:style style:name="T441" style:family="text">
      <style:text-properties fo:font-size="9.5pt" fo:letter-spacing="0.009cm" fo:language="cs" fo:country="CZ" officeooo:rsid="223e7fa9" style:font-size-asian="9.5pt" style:language-asian="cs" style:country-asian="CZ"/>
    </style:style>
    <style:style style:name="T442" style:family="text">
      <style:text-properties fo:font-size="9.5pt" fo:letter-spacing="0.009cm" fo:language="cs" fo:country="CZ" officeooo:rsid="22462321" style:font-size-asian="9.5pt" style:language-asian="cs" style:country-asian="CZ"/>
    </style:style>
    <style:style style:name="T443" style:family="text">
      <style:text-properties fo:font-size="9.5pt" fo:letter-spacing="0.009cm" fo:language="cs" fo:country="CZ" officeooo:rsid="2366bc69" style:font-size-asian="9.5pt" style:language-asian="cs" style:country-asian="CZ"/>
    </style:style>
    <style:style style:name="T444" style:family="text">
      <style:text-properties fo:font-size="9.5pt" fo:letter-spacing="0.009cm" fo:language="cs" fo:country="CZ" officeooo:rsid="236a0e98" style:font-size-asian="9.5pt" style:language-asian="cs" style:country-asian="CZ"/>
    </style:style>
    <style:style style:name="T44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44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4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44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4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45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451" style:family="text">
      <style:text-properties fo:font-size="9.5pt" fo:letter-spacing="0.009cm" fo:language="en" fo:country="US" officeooo:rsid="20b19335" style:font-size-asian="9.5pt" style:language-asian="cs" style:country-asian="CZ"/>
    </style:style>
    <style:style style:name="T452" style:family="text">
      <style:text-properties fo:font-size="9.5pt" fo:language="cs" fo:country="CZ" style:font-size-asian="9.5pt" style:language-asian="cs" style:country-asian="CZ"/>
    </style:style>
    <style:style style:name="T453" style:family="text">
      <style:text-properties fo:font-size="9.5pt" fo:language="cs" fo:country="CZ" officeooo:rsid="227d5938" style:font-size-asian="9.5pt" style:language-asian="cs" style:country-asian="CZ"/>
    </style:style>
    <style:style style:name="T454" style:family="text">
      <style:text-properties fo:language="en" fo:country="US" officeooo:rsid="20e18c0c"/>
    </style:style>
    <style:style style:name="T455" style:family="text">
      <style:text-properties fo:language="en" fo:country="US" officeooo:rsid="20f1f757"/>
    </style:style>
    <style:style style:name="T456" style:family="text">
      <style:text-properties officeooo:rsid="20f7086f"/>
    </style:style>
    <style:style style:name="T457" style:family="text">
      <style:text-properties officeooo:rsid="2112f312"/>
    </style:style>
    <style:style style:name="T458" style:family="text">
      <style:text-properties officeooo:rsid="211e75b5"/>
    </style:style>
    <style:style style:name="T459" style:family="text">
      <style:text-properties officeooo:rsid="212a64e3"/>
    </style:style>
    <style:style style:name="T460" style:family="text">
      <style:text-properties officeooo:rsid="212cf64d"/>
    </style:style>
    <style:style style:name="T461" style:family="text">
      <style:text-properties officeooo:rsid="2130bbfa"/>
    </style:style>
    <style:style style:name="T462" style:family="text">
      <style:text-properties officeooo:rsid="213d0be9"/>
    </style:style>
    <style:style style:name="T463" style:family="text">
      <style:text-properties officeooo:rsid="2145b31d"/>
    </style:style>
    <style:style style:name="T464" style:family="text">
      <style:text-properties officeooo:rsid="21464600"/>
    </style:style>
    <style:style style:name="T465" style:family="text">
      <style:text-properties officeooo:rsid="214ce48d"/>
    </style:style>
    <style:style style:name="T466" style:family="text">
      <style:text-properties officeooo:rsid="2163e5a4"/>
    </style:style>
    <style:style style:name="T467" style:family="text">
      <style:text-properties officeooo:rsid="2164a9a6"/>
    </style:style>
    <style:style style:name="T468" style:family="text">
      <style:text-properties officeooo:rsid="217d02ee"/>
    </style:style>
    <style:style style:name="T469" style:family="text">
      <style:text-properties officeooo:rsid="2184f07a"/>
    </style:style>
    <style:style style:name="T470" style:family="text">
      <style:text-properties officeooo:rsid="218524ad"/>
    </style:style>
    <style:style style:name="T471" style:family="text">
      <style:text-properties officeooo:rsid="218aa52e"/>
    </style:style>
    <style:style style:name="T472" style:family="text">
      <style:text-properties officeooo:rsid="218ba0c0"/>
    </style:style>
    <style:style style:name="T473" style:family="text">
      <style:text-properties officeooo:rsid="218eee67"/>
    </style:style>
    <style:style style:name="T474" style:family="text">
      <style:text-properties officeooo:rsid="21906387"/>
    </style:style>
    <style:style style:name="T475" style:family="text">
      <style:text-properties officeooo:rsid="2195b040"/>
    </style:style>
    <style:style style:name="T476" style:family="text">
      <style:text-properties officeooo:rsid="2197e806"/>
    </style:style>
    <style:style style:name="T477" style:family="text">
      <style:text-properties officeooo:rsid="2198b31a"/>
    </style:style>
    <style:style style:name="T478" style:family="text">
      <style:text-properties officeooo:rsid="21996beb"/>
    </style:style>
    <style:style style:name="T479" style:family="text">
      <style:text-properties officeooo:rsid="21a922d0"/>
    </style:style>
    <style:style style:name="T480" style:family="text">
      <style:text-properties officeooo:rsid="21adb664"/>
    </style:style>
    <style:style style:name="T481" style:family="text">
      <style:text-properties officeooo:rsid="21b04fb0"/>
    </style:style>
    <style:style style:name="T482" style:family="text">
      <style:text-properties officeooo:rsid="21b1e115"/>
    </style:style>
    <style:style style:name="T483" style:family="text">
      <style:text-properties officeooo:rsid="21b3d0c4"/>
    </style:style>
    <style:style style:name="T484" style:family="text">
      <style:text-properties officeooo:rsid="21b6cacf"/>
    </style:style>
    <style:style style:name="T485" style:family="text">
      <style:text-properties officeooo:rsid="21b97db2"/>
    </style:style>
    <style:style style:name="T486" style:family="text">
      <style:text-properties officeooo:rsid="21d6f3b6"/>
    </style:style>
    <style:style style:name="T487" style:family="text">
      <style:text-properties officeooo:rsid="21d77dca"/>
    </style:style>
    <style:style style:name="T488" style:family="text">
      <style:text-properties officeooo:rsid="21d784b3"/>
    </style:style>
    <style:style style:name="T489" style:family="text">
      <style:text-properties officeooo:rsid="21d9cbd9"/>
    </style:style>
    <style:style style:name="T490" style:family="text">
      <style:text-properties officeooo:rsid="21e28bc8"/>
    </style:style>
    <style:style style:name="T491" style:family="text">
      <style:text-properties officeooo:rsid="21e40ee3"/>
    </style:style>
    <style:style style:name="T492" style:family="text">
      <style:text-properties officeooo:rsid="21e88bb8"/>
    </style:style>
    <style:style style:name="T493" style:family="text">
      <style:text-properties officeooo:rsid="21e9668e"/>
    </style:style>
    <style:style style:name="T494" style:family="text">
      <style:text-properties officeooo:rsid="2209a5d2"/>
    </style:style>
    <style:style style:name="T495" style:family="text">
      <style:text-properties officeooo:rsid="220b2653"/>
    </style:style>
    <style:style style:name="T496" style:family="text">
      <style:text-properties officeooo:rsid="220d11cf"/>
    </style:style>
    <style:style style:name="T497" style:family="text">
      <style:text-properties officeooo:rsid="220e90a3"/>
    </style:style>
    <style:style style:name="T498" style:family="text">
      <style:text-properties officeooo:rsid="221e3299"/>
    </style:style>
    <style:style style:name="T499" style:family="text">
      <style:text-properties officeooo:rsid="21316e66"/>
    </style:style>
    <style:style style:name="T500" style:family="text">
      <style:text-properties officeooo:rsid="20f1f757"/>
    </style:style>
    <style:style style:name="T501" style:family="text">
      <style:text-properties officeooo:rsid="21084381"/>
    </style:style>
    <style:style style:name="T502" style:family="text">
      <style:text-properties officeooo:rsid="2237b1e2"/>
    </style:style>
    <style:style style:name="T503" style:family="text">
      <style:text-properties officeooo:rsid="2238d29b"/>
    </style:style>
    <style:style style:name="T504" style:family="text">
      <style:text-properties officeooo:rsid="223bb682"/>
    </style:style>
    <style:style style:name="T505" style:family="text">
      <style:text-properties officeooo:rsid="22439781"/>
    </style:style>
    <style:style style:name="T506" style:family="text">
      <style:text-properties officeooo:rsid="22447983"/>
    </style:style>
    <style:style style:name="T507" style:family="text">
      <style:text-properties officeooo:rsid="224eb86c"/>
    </style:style>
    <style:style style:name="T508" style:family="text">
      <style:text-properties officeooo:rsid="2264f721"/>
    </style:style>
    <style:style style:name="T509" style:family="text">
      <style:text-properties officeooo:rsid="2267e6f5"/>
    </style:style>
    <style:style style:name="T510" style:family="text">
      <style:text-properties officeooo:rsid="228a945e"/>
    </style:style>
    <style:style style:name="T511" style:family="text">
      <style:text-properties officeooo:rsid="2298b5b6"/>
    </style:style>
    <style:style style:name="T512" style:family="text">
      <style:text-properties officeooo:rsid="229b2d63"/>
    </style:style>
    <style:style style:name="T513" style:family="text">
      <style:text-properties officeooo:rsid="229d0d91"/>
    </style:style>
    <style:style style:name="T514" style:family="text">
      <style:text-properties officeooo:rsid="22a758fa"/>
    </style:style>
    <style:style style:name="T515" style:family="text">
      <style:text-properties officeooo:rsid="22ac7656"/>
    </style:style>
    <style:style style:name="T516" style:family="text">
      <style:text-properties officeooo:rsid="22b85964"/>
    </style:style>
    <style:style style:name="T517" style:family="text">
      <style:text-properties officeooo:rsid="22ba25be"/>
    </style:style>
    <style:style style:name="T518" style:family="text">
      <style:text-properties officeooo:rsid="22ba960b"/>
    </style:style>
    <style:style style:name="T519" style:family="text">
      <style:text-properties officeooo:rsid="22bd1088"/>
    </style:style>
    <style:style style:name="T520" style:family="text">
      <style:text-properties officeooo:rsid="22c10484"/>
    </style:style>
    <style:style style:name="T521" style:family="text">
      <style:text-properties officeooo:rsid="22c43c3b"/>
    </style:style>
    <style:style style:name="T522" style:family="text">
      <style:text-properties officeooo:rsid="22c58244"/>
    </style:style>
    <style:style style:name="T523" style:family="text">
      <style:text-properties officeooo:rsid="22d30b1a"/>
    </style:style>
    <style:style style:name="T524" style:family="text">
      <style:text-properties officeooo:rsid="204f4e25"/>
    </style:style>
    <style:style style:name="T525" style:family="text">
      <style:text-properties officeooo:rsid="22d854a9"/>
    </style:style>
    <style:style style:name="T526" style:family="text">
      <style:text-properties officeooo:rsid="22dd5c36"/>
    </style:style>
    <style:style style:name="T527" style:family="text">
      <style:text-properties officeooo:rsid="22defc71"/>
    </style:style>
    <style:style style:name="T528" style:family="text">
      <style:text-properties officeooo:rsid="22df6b66"/>
    </style:style>
    <style:style style:name="T529" style:family="text">
      <style:text-properties officeooo:rsid="22df90f7"/>
    </style:style>
    <style:style style:name="T530" style:family="text">
      <style:text-properties officeooo:rsid="22e50c1a"/>
    </style:style>
    <style:style style:name="T531" style:family="text">
      <style:text-properties officeooo:rsid="2022d038"/>
    </style:style>
    <style:style style:name="T532" style:family="text">
      <style:text-properties officeooo:rsid="22e5bb83"/>
    </style:style>
    <style:style style:name="T533" style:family="text">
      <style:text-properties officeooo:rsid="22e7537f"/>
    </style:style>
    <style:style style:name="T534" style:family="text">
      <style:text-properties officeooo:rsid="22f5da9a"/>
    </style:style>
    <style:style style:name="T535" style:family="text">
      <style:text-properties officeooo:rsid="2304ad9b"/>
    </style:style>
    <style:style style:name="T536" style:family="text">
      <style:text-properties officeooo:rsid="2305469b"/>
    </style:style>
    <style:style style:name="T537" style:family="text">
      <style:text-properties officeooo:rsid="2305659e"/>
    </style:style>
    <style:style style:name="T538" style:family="text">
      <style:text-properties officeooo:rsid="232f7481"/>
    </style:style>
    <style:style style:name="T539" style:family="text">
      <style:text-properties officeooo:rsid="2331678d"/>
    </style:style>
    <style:style style:name="T540" style:family="text">
      <style:text-properties officeooo:rsid="2332d987"/>
    </style:style>
    <style:style style:name="T541" style:family="text">
      <style:text-properties officeooo:rsid="2332e601"/>
    </style:style>
    <style:style style:name="T542" style:family="text">
      <style:text-properties officeooo:rsid="23445e51"/>
    </style:style>
    <style:style style:name="T543" style:family="text">
      <style:text-properties officeooo:rsid="234629dc"/>
    </style:style>
    <style:style style:name="T544" style:family="text">
      <style:text-properties officeooo:rsid="234722bb"/>
    </style:style>
    <style:style style:name="T545" style:family="text">
      <style:text-properties officeooo:rsid="23484d0e"/>
    </style:style>
    <style:style style:name="T546" style:family="text">
      <style:text-properties officeooo:rsid="2349a476"/>
    </style:style>
    <style:style style:name="T547" style:family="text">
      <style:text-properties officeooo:rsid="2349b8a1"/>
    </style:style>
    <style:style style:name="T548" style:family="text">
      <style:text-properties officeooo:rsid="234a7ac3"/>
    </style:style>
    <style:style style:name="T549" style:family="text">
      <style:text-properties officeooo:rsid="234c1eda"/>
    </style:style>
    <style:style style:name="T550" style:family="text">
      <style:text-properties officeooo:rsid="234c7f7d"/>
    </style:style>
    <style:style style:name="T551" style:family="text">
      <style:text-properties officeooo:rsid="234e0d17"/>
    </style:style>
    <style:style style:name="T552" style:family="text">
      <style:text-properties officeooo:rsid="235399e7"/>
    </style:style>
    <style:style style:name="T553" style:family="text">
      <style:text-properties officeooo:rsid="2356c6ea"/>
    </style:style>
    <style:style style:name="T554" style:family="text">
      <style:text-properties officeooo:rsid="23585241"/>
    </style:style>
    <style:style style:name="T555" style:family="text">
      <style:text-properties officeooo:rsid="2358e570"/>
    </style:style>
    <style:style style:name="T556" style:family="text">
      <style:text-properties officeooo:rsid="235b4c7d"/>
    </style:style>
    <style:style style:name="T557" style:family="text">
      <style:text-properties officeooo:rsid="23637825"/>
    </style:style>
    <style:style style:name="T558" style:family="text">
      <style:text-properties officeooo:rsid="236484a9"/>
    </style:style>
    <style:style style:name="T559" style:family="text">
      <style:text-properties officeooo:rsid="236c8ad4"/>
    </style:style>
    <style:style style:name="T560" style:family="text">
      <style:text-properties officeooo:rsid="2295c09f"/>
    </style:style>
    <style:style style:name="T561" style:family="text">
      <style:text-properties officeooo:rsid="22a655ef"/>
    </style:style>
    <style:style style:name="T562" style:family="text">
      <style:text-properties officeooo:rsid="21c8752c"/>
    </style:style>
    <style:style style:name="T563" style:family="text">
      <style:text-properties officeooo:rsid="236db2ab"/>
    </style:style>
    <style:style style:name="T564" style:family="text">
      <style:text-properties officeooo:rsid="22cc5d09"/>
    </style:style>
    <style:style style:name="T565" style:family="text">
      <style:text-properties officeooo:rsid="22c85621"/>
    </style:style>
    <style:style style:name="T566" style:family="text">
      <style:text-properties officeooo:rsid="22c8d110"/>
    </style:style>
    <style:style style:name="T567" style:family="text">
      <style:text-properties officeooo:rsid="22a871c9"/>
    </style:style>
    <style:style style:name="T568" style:family="text">
      <style:text-properties officeooo:rsid="23751612"/>
    </style:style>
    <style:style style:name="T569" style:family="text">
      <style:text-properties officeooo:rsid="2376cc3a"/>
    </style:style>
    <style:style style:name="T570" style:family="text">
      <style:text-properties officeooo:rsid="2376f410"/>
    </style:style>
    <style:style style:name="T571" style:family="text">
      <style:text-properties officeooo:rsid="237987a4"/>
    </style:style>
    <style:style style:name="T572" style:family="text">
      <style:text-properties officeooo:rsid="2386816f"/>
    </style:style>
    <style:style style:name="T573" style:family="text">
      <style:text-properties officeooo:rsid="238c0f02"/>
    </style:style>
    <style:style style:name="T574" style:family="text">
      <style:text-properties officeooo:rsid="238d7811"/>
    </style:style>
    <style:style style:name="T575" style:family="text">
      <style:text-properties officeooo:rsid="23ac06b8"/>
    </style:style>
    <style:style style:name="T576" style:family="text">
      <style:text-properties officeooo:rsid="23adf46b"/>
    </style:style>
    <style:style style:name="T577" style:family="text">
      <style:text-properties officeooo:rsid="23b0ce43"/>
    </style:style>
    <style:style style:name="T578" style:family="text">
      <style:text-properties officeooo:rsid="23c07497"/>
    </style:style>
    <style:style style:name="T579" style:family="text">
      <style:text-properties officeooo:rsid="23c30856"/>
    </style:style>
    <style:style style:name="T580" style:family="text">
      <style:text-properties officeooo:rsid="23e1443b"/>
    </style:style>
    <style:style style:name="T581" style:family="text">
      <style:text-properties officeooo:rsid="23ec6efa"/>
    </style:style>
    <style:style style:name="T582" style:family="text">
      <style:text-properties officeooo:rsid="23f092d1"/>
    </style:style>
    <style:style style:name="T583" style:family="text">
      <style:text-properties fo:font-variant="normal" fo:text-transform="none" fo:color="#333333" style:font-name="CharisSILW" fo:font-size="9pt" fo:letter-spacing="normal" fo:font-style="normal" fo:font-weight="normal"/>
    </style:style>
    <style:style style:name="T584" style:family="text">
      <style:text-properties officeooo:rsid="23f0f3fd"/>
    </style:style>
    <style:style style:name="T585" style:family="text">
      <style:text-properties officeooo:rsid="23f77a5b"/>
    </style:style>
    <style:style style:name="T586" style:family="text">
      <style:text-properties officeooo:rsid="23f93266"/>
    </style:style>
    <style:style style:name="T587" style:family="text">
      <style:text-properties officeooo:rsid="23f9895c"/>
    </style:style>
    <style:style style:name="T588" style:family="text">
      <style:text-properties officeooo:rsid="23fb23e7"/>
    </style:style>
    <style:style style:name="T589" style:family="text">
      <style:text-properties officeooo:rsid="23fd7ae0"/>
    </style:style>
    <style:style style:name="T590" style:family="text">
      <style:text-properties officeooo:rsid="23fe8e8b"/>
    </style:style>
    <style:style style:name="T591" style:family="text">
      <style:text-properties officeooo:rsid="2401a31e"/>
    </style:style>
    <style:style style:name="T592" style:family="text">
      <style:text-properties officeooo:rsid="24071e4b"/>
    </style:style>
    <style:style style:name="T593" style:family="text">
      <style:text-properties officeooo:rsid="240b1c6e"/>
    </style:style>
    <style:style style:name="T594" style:family="text">
      <style:text-properties officeooo:rsid="24102bdb"/>
    </style:style>
    <style:style style:name="T595" style:family="text">
      <style:text-properties officeooo:rsid="24138f8e"/>
    </style:style>
    <style:style style:name="T596" style:family="text">
      <style:text-properties officeooo:rsid="24158005"/>
    </style:style>
    <style:style style:name="T597" style:family="text">
      <style:text-properties officeooo:rsid="2415a15d"/>
    </style:style>
    <style:style style:name="T598" style:family="text">
      <style:text-properties officeooo:rsid="2427981b"/>
    </style:style>
    <style:style style:name="T599" style:family="text">
      <style:text-properties officeooo:rsid="2427ec22"/>
    </style:style>
    <style:style style:name="T600" style:family="text">
      <style:text-properties officeooo:rsid="24291992"/>
    </style:style>
    <style:style style:name="T601" style:family="text">
      <style:text-properties officeooo:rsid="24304c85"/>
    </style:style>
    <style:style style:name="T602" style:family="text">
      <style:text-properties officeooo:rsid="2432a1ec"/>
    </style:style>
    <style:style style:name="T603" style:family="text">
      <style:text-properties officeooo:rsid="2436a92f"/>
    </style:style>
    <style:style style:name="T604" style:family="text">
      <style:text-properties officeooo:rsid="24393486"/>
    </style:style>
    <style:style style:name="T605" style:family="text">
      <style:text-properties officeooo:rsid="243a354b"/>
    </style:style>
    <style:style style:name="T606" style:family="text">
      <style:text-properties officeooo:rsid="243e32f5"/>
    </style:style>
    <style:style style:name="T607" style:family="text">
      <style:text-properties officeooo:rsid="243e4498"/>
    </style:style>
    <style:style style:name="T608" style:family="text">
      <style:text-properties officeooo:rsid="2442f892"/>
    </style:style>
    <style:style style:name="T609" style:family="text">
      <style:text-properties officeooo:rsid="2445badc"/>
    </style:style>
    <style:style style:name="T610" style:family="text">
      <style:text-properties officeooo:rsid="2447010a"/>
    </style:style>
    <style:style style:name="T611" style:family="text">
      <style:text-properties officeooo:rsid="244b657c"/>
    </style:style>
    <style:style style:name="T612" style:family="text">
      <style:text-properties officeooo:rsid="2451a4bf"/>
    </style:style>
    <style:style style:name="T613" style:family="text">
      <style:text-properties officeooo:rsid="2459ac89"/>
    </style:style>
    <style:style style:name="T614" style:family="text">
      <style:text-properties fo:font-weight="bold" style:font-weight-asian="bold" style:font-weight-complex="bold"/>
    </style:style>
    <style:style style:name="T615" style:family="text">
      <style:text-properties fo:font-weight="bold" officeooo:rsid="2459ac89" style:font-weight-asian="bold" style:font-weight-complex="bold"/>
    </style:style>
    <style:style style:name="T616" style:family="text">
      <style:text-properties officeooo:rsid="2491ec00"/>
    </style:style>
    <style:style style:name="T617" style:family="text">
      <style:text-properties officeooo:rsid="2494db82"/>
    </style:style>
    <style:style style:name="T618" style:family="text">
      <style:text-properties officeooo:rsid="24969242"/>
    </style:style>
    <style:style style:name="T619" style:family="text">
      <style:text-properties officeooo:rsid="249ea524"/>
    </style:style>
    <style:style style:name="T620" style:family="text">
      <style:text-properties officeooo:rsid="24a1636b"/>
    </style:style>
    <style:style style:name="T621" style:family="text">
      <style:text-properties officeooo:rsid="24a1ac3d"/>
    </style:style>
    <style:style style:name="T622" style:family="text">
      <style:text-properties officeooo:rsid="24a28b99"/>
    </style:style>
    <style:style style:name="T623" style:family="text">
      <style:text-properties officeooo:rsid="24a2af6d"/>
    </style:style>
    <style:style style:name="T624" style:family="text">
      <style:text-properties officeooo:rsid="24a437c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
      <text:p text:style-name="P137"/>
      <text:p text:style-name="P4"/>
      <text:p text:style-name="Text_20_body"/>
      <text:p text:style-name="Text_20_body"/>
      <text:p text:style-name="P221">Dračák</text:p>
      <text:p text:style-name="P216"/>
      <text:p text:style-name="P216"/>
      <text:p text:style-name="P222">podle staré školy</text:p>
      <text:p text:style-name="P217"/>
      <text:p text:style-name="P218">(koncept pravidel)</text:p>
      <text:p text:style-name="P217"/>
      <text:p text:style-name="P217"/>
      <text:p text:style-name="P217"/>
      <text:p text:style-name="P217"/>
      <text:p text:style-name="P217"/>
      <text:p text:style-name="P219">Společenská hra na prožívání příběhů</text:p>
      <text:p text:style-name="P219"/>
      <text:p text:style-name="P220"/>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8"><text:a xlink:type="simple" xlink:href="#__RefHeading___Toc21875_1991418811" text:style-name="Internet_20_link" text:visited-style-name="Internet_20_link">Tvoje postava</text:a><text:tab/>4</text:p>
          <text:p text:style-name="P229"><text:a xlink:type="simple" xlink:href="#__RefHeading___Toc21879_1991418811" text:style-name="Internet_20_link" text:visited-style-name="Internet_20_link">Rasy</text:a><text:tab/>4</text:p>
          <text:p text:style-name="P229"><text:a xlink:type="simple" xlink:href="#__RefHeading___Toc21881_1991418811" text:style-name="Internet_20_link" text:visited-style-name="Internet_20_link">Povolání tvé postavy</text:a><text:tab/>6</text:p>
          <text:p text:style-name="P229"><text:a xlink:type="simple" xlink:href="#__RefHeading___Toc36196_611713307" text:style-name="Internet_20_link" text:visited-style-name="Internet_20_link">Vlastnosti</text:a><text:tab/>6</text:p>
          <text:p text:style-name="P229"><text:a xlink:type="simple" xlink:href="#__RefHeading___Toc36198_611713307" text:style-name="Internet_20_link" text:visited-style-name="Internet_20_link">Počet životů</text:a><text:tab/>7</text:p>
          <text:p text:style-name="P229"><text:a xlink:type="simple" xlink:href="#__RefHeading___Toc1648_4210766435" text:style-name="Internet_20_link" text:visited-style-name="Internet_20_link">Kouzla, recepty a schopnosti</text:a><text:tab/>7</text:p>
          <text:p text:style-name="P229"><text:a xlink:type="simple" xlink:href="#__RefHeading___Toc17048_4210766435" text:style-name="Internet_20_link" text:visited-style-name="Internet_20_link">Dovednosti</text:a><text:tab/>7</text:p>
          <text:p text:style-name="P228"><text:a xlink:type="simple" xlink:href="#__RefHeading___Toc36200_611713307" text:style-name="Internet_20_link" text:visited-style-name="Internet_20_link">Povolání</text:a><text:tab/>10</text:p>
          <text:p text:style-name="P229"><text:a xlink:type="simple" xlink:href="#__RefHeading___Toc6999_1015327784" text:style-name="Internet_20_link" text:visited-style-name="Internet_20_link">Válečník</text:a><text:tab/>10</text:p>
          <text:p text:style-name="P229"><text:a xlink:type="simple" xlink:href="#__RefHeading___Toc7001_1015327784" text:style-name="Internet_20_link" text:visited-style-name="Internet_20_link">Hraničář</text:a><text:tab/>12</text:p>
          <text:p text:style-name="P229"><text:a xlink:type="simple" xlink:href="#__RefHeading___Toc7003_1015327784" text:style-name="Internet_20_link" text:visited-style-name="Internet_20_link">Alchymista</text:a><text:tab/>17</text:p>
          <text:p text:style-name="P229"><text:a xlink:type="simple" xlink:href="#__RefHeading___Toc7005_1015327784" text:style-name="Internet_20_link" text:visited-style-name="Internet_20_link">Kouzelník</text:a><text:tab/>22</text:p>
          <text:p text:style-name="P229"><text:a xlink:type="simple" xlink:href="#__RefHeading___Toc7007_1015327784" text:style-name="Internet_20_link" text:visited-style-name="Internet_20_link">Zloděj</text:a><text:tab/>35</text:p>
          <text:p text:style-name="P229"><text:a xlink:type="simple" xlink:href="#__RefHeading___Toc7009_1015327784" text:style-name="Internet_20_link" text:visited-style-name="Internet_20_link">Druid</text:a><text:tab/>38</text:p>
          <text:p text:style-name="P228"><text:a xlink:type="simple" xlink:href="#__RefHeading___Toc1650_4210766435" text:style-name="Internet_20_link" text:visited-style-name="Internet_20_link">Zranění a léčba</text:a><text:tab/>44</text:p>
          <text:p text:style-name="P228"><text:a xlink:type="simple" xlink:href="#__RefHeading___Toc17052_4210766435" text:style-name="Internet_20_link" text:visited-style-name="Internet_20_link">Magické předměty</text:a><text:tab/>45</text:p>
          <text:p text:style-name="P228"><text:a xlink:type="simple" xlink:href="#__RefHeading___Toc1652_4210766435" text:style-name="Internet_20_link" text:visited-style-name="Internet_20_link">Boj a jiná nebezpečí</text:a><text:tab/>46</text:p>
          <text:p text:style-name="P229"><text:a xlink:type="simple" xlink:href="#__RefHeading___Toc17054_4210766435" text:style-name="Internet_20_link" text:visited-style-name="Internet_20_link">Vzdálenost</text:a><text:tab/>46</text:p>
          <text:p text:style-name="P229"><text:a xlink:type="simple" xlink:href="#__RefHeading___Toc4067_1870267181" text:style-name="Internet_20_link" text:visited-style-name="Internet_20_link">Rychlost</text:a><text:tab/>46</text:p>
          <text:p text:style-name="P229"><text:a xlink:type="simple" xlink:href="#__RefHeading___Toc1654_4210766435" text:style-name="Internet_20_link" text:visited-style-name="Internet_20_link">Kola</text:a><text:tab/>47</text:p>
          <text:p text:style-name="P229"><text:a xlink:type="simple" xlink:href="#__RefHeading___Toc1656_4210766435" text:style-name="Internet_20_link" text:visited-style-name="Internet_20_link">Záměry</text:a><text:tab/>47</text:p>
          <text:p text:style-name="P229"><text:a xlink:type="simple" xlink:href="#__RefHeading___Toc1658_4210766435" text:style-name="Internet_20_link" text:visited-style-name="Internet_20_link">Hody</text:a><text:tab/>48</text:p>
          <text:p text:style-name="P229"><text:a xlink:type="simple" xlink:href="#__RefHeading___Toc1660_4210766435" text:style-name="Internet_20_link" text:visited-style-name="Internet_20_link">Výhody a nevýhody</text:a><text:tab/>49</text:p>
          <text:p text:style-name="P229"><text:a xlink:type="simple" xlink:href="#__RefHeading___Toc1662_4210766435" text:style-name="Internet_20_link" text:visited-style-name="Internet_20_link">Pasti a jedy</text:a><text:tab/>50</text:p>
          <text:p text:style-name="P229"><text:a xlink:type="simple" xlink:href="#__RefHeading___Toc17056_4210766435" text:style-name="Internet_20_link" text:visited-style-name="Internet_20_link">Zbraně, zbroje a štíty</text:a><text:tab/>50</text:p>
          <text:p text:style-name="P229"><text:a xlink:type="simple" xlink:href="#__RefHeading___Toc17058_4210766435" text:style-name="Internet_20_link" text:visited-style-name="Internet_20_link">Hlášení útoku</text:a><text:tab/>51</text:p>
          <text:p text:style-name="P228"><text:a xlink:type="simple" xlink:href="#__RefHeading___Toc36202_611713307" text:style-name="Internet_20_link" text:visited-style-name="Internet_20_link">Hledání, skrývání a plížení</text:a><text:tab/>52</text:p>
          <text:p text:style-name="P229"><text:a xlink:type="simple" xlink:href="#__RefHeading___Toc36204_611713307" text:style-name="Internet_20_link" text:visited-style-name="Internet_20_link">Hledání</text:a><text:tab/>52</text:p>
          <text:p text:style-name="P229"><text:a xlink:type="simple" xlink:href="#__RefHeading___Toc36206_611713307" text:style-name="Internet_20_link" text:visited-style-name="Internet_20_link">Postřeh a plížení</text:a><text:tab/>52</text:p>
          <text:p text:style-name="P228"><text:a xlink:type="simple" xlink:href="#__RefHeading___Toc12113_526618153" text:style-name="Internet_20_link" text:visited-style-name="Internet_20_link">Zvyšování vlastností</text:a><text:tab/>53</text:p>
          <text:p text:style-name="P228"><text:a xlink:type="simple" xlink:href="#__RefHeading___Toc12115_526618153" text:style-name="Internet_20_link" text:visited-style-name="Internet_20_link">Náhodný hod</text:a><text:tab/>54</text:p>
        </text:index-body>
      </text:table-of-content>
      <text:p text:style-name="P223"/>
      <text:p text:style-name="P3"/>
      <text:p text:style-name="P3"/>
      <text:p text:style-name="P3"/>
      <text:p text:style-name="P2"><text:soft-page-break/>Verze 0.<text:span text:style-name="T581">5</text:span></text:p>
      <text:p text:style-name="P223">Poděkování</text:p>
      <text:p text:style-name="Example">Tato příručka <text:span text:style-name="T407">je silně inspirovaná titulem</text:span> Dračí Doupě vydan<text:span text:style-name="T46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25">Nápady a připomínkami přispěli:</text:p>
      <text:p text:style-name="P226">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47"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232" text:outline-level="3">Člověk</text:h>
      <text:p text:style-name="Text_20_body"><text:span text:style-name="T198">VELIKOST: 6<text:line-break/></text:span><text:span text:style-name="T197">VLASTNOSTI: Síla 1-3, Finesa 1-3, Duše 1-3 </text:span><text:span text:style-name="T199"><text:line-break/></text:span><text:span text:style-name="T200">SCHOPNOST: Všestrannost</text:span></text:p>
      <text:p text:style-name="P224">Všestrannost</text:p>
      <text:p text:style-name="P162">Jako člověk si můžeš <text:span text:style-name="T526">vybrat jednu z následujících schopností, i když nemáš příslušné povolání:</text:span></text:p>
      <text:list xml:id="list2985778653" text:style-name="L1">
        <text:list-item>
          <text:p text:style-name="P296"><text:span text:style-name="T527">Od válečníka: </text:span><text:span text:style-name="T380">Zastrašení, Útok na dva cíle, Ochránce</text:span></text:p>
        </text:list-item>
        <text:list-item>
          <text:p text:style-name="P296"><text:span text:style-name="T527">Od hraničáře: </text:span><text:span text:style-name="T380">Pouto se zvířetem, Mluvení se zvířaty</text:span></text:p>
        </text:list-item>
        <text:list-item>
          <text:p text:style-name="P296"><text:span text:style-name="T527">Od zloděje: </text:span><text:span text:style-name="T380">Získání důvěry, Bezpečný dopad, Obří skoky, Chytání střel</text:span></text:p>
        </text:list-item>
      </text:list>
      <text:h text:style-name="Heading_20_4" text:outline-level="4">Barbar</text:h>
      <text:p text:style-name="P5"><text:span text:style-name="T198">VELIKOST: 6<text:line-break/>VLASTNOSTI: Síla 2-3, Finesa 1-3, Duše 1-3</text:span><text:span text:style-name="T199"><text:line-break/></text:span><text:span text:style-name="T200">SCHOPNOST: Všestrannost (stejně jako ostatní lidé)</text:span></text:p>
      <text:h text:style-name="P232" text:outline-level="3">Hobit</text:h>
      <text:p text:style-name="P6"><text:span text:style-name="T198">VELIKOST: </text:span><text:span text:style-name="T201">5</text:span><text:span text:style-name="T198"><text:line-break/>VLASTNOSTI: </text:span><text:span text:style-name="T203">Síla 1-2, Finesa 2-3, Duše 1-3</text:span><text:span text:style-name="T199"><text:line-break/></text:span><text:span text:style-name="T200">SCHOPNOST: </text:span><text:span text:style-name="T201">Vytříbená chuť a čich</text:span></text:p>
      <text:p text:style-name="Example_20_Header"><text:soft-page-break/>Vytříbená chuť a čich</text:p>
      <text:p text:style-name="P7">Hobiti mají citlivější chuť a čich než příslušníci ostatních ras. Jsou <text:span text:style-name="T408">to </text:span>díky tomu známí labužníci a velcí znalci různých nápojů, pokrmů a jiných poživatin, ale dává jim to výhodu i na dobrodružných výpravách: Neumí sice stopovat tak dobře jako psi, ale dokáží <text:span text:style-name="T409">například</text:span> čich<text:span text:style-name="T409">em poznat převlečenou osobu</text:span> a pouhým ochutnáním odhalí přítomnost jedů <text:span text:style-name="T410">nebo jiných nežádoucích přísad</text:span>.</text:p>
      <text:h text:style-name="P233" text:outline-level="3">Kudůk</text:h>
      <text:p text:style-name="P8"><text:span text:style-name="T198">VELIKOST: </text:span><text:span text:style-name="T201">5</text:span><text:span text:style-name="T198"><text:line-break/>VLASTNOSTI: </text:span><text:span text:style-name="T204">Síla 1-2, Finesa 2-3, Duše 1-3</text:span><text:span text:style-name="T199"><text:line-break/></text:span><text:span text:style-name="T200">SCHOPNOST: </text:span><text:span text:style-name="T201">Vytříbená chuť a čich </text:span><text:span text:style-name="T202">(jako hobit)</text:span></text:p>
      <text:h text:style-name="P234" text:outline-level="3">Elf</text:h>
      <text:p text:style-name="P9"><text:span text:style-name="T198">VELIKOST: </text:span><text:span text:style-name="T205">6</text:span><text:span text:style-name="T198"><text:line-break/>VLASTNOSTI: Síla 1-2, Finesa 2-3, Duše 2-3</text:span><text:span text:style-name="T204"><text:line-break/></text:span><text:span text:style-name="T200">SCHOPNOST: </text:span><text:span text:style-name="T207">Ostrý zrak</text:span></text:p>
      <text:p text:style-name="Example_20_Header"><text:span text:style-name="T206">O</text:span><text:span text:style-name="T197">strý zrak</text:span></text:p>
      <text:p text:style-name="P10"><text:span text:style-name="T197">Elfové mají ostřejší a citlivější zrak než ostatní rasy. Vidí dobře i za šera (ale ne v naprosté tmě) a rozeznají detaily </text:span><text:span text:style-name="T208">i </text:span><text:span text:style-name="T197">na v</text:span><text:span text:style-name="T208">elkou</text:span><text:span text:style-name="T197"> vzdálenost.</text:span></text:p>
      <text:h text:style-name="P234" text:outline-level="3">Trpaslík</text:h>
      <text:p text:style-name="P11"><text:span text:style-name="T198">VELIKOST: </text:span><text:span text:style-name="T205">6</text:span><text:span text:style-name="T198"><text:line-break/>VLASTNOSTI: Síla 2-3, Finesa 1-2, Duše 1-3</text:span><text:span text:style-name="T204"><text:line-break/></text:span><text:span text:style-name="T200">SCHOPNOST: </text:span><text:span text:style-name="T209">Infravidění</text:span></text:p>
      <text:p text:style-name="Example_20_Header"><text:soft-page-break/>Infravidění</text:p>
      <text:p text:style-name="P12">Trpaslíci dokáží rozeznat teplejší předměty od studenějších. <text:span text:style-name="T411">I v naprosté tmě tedy například uvidí teplokrevné tvory. Nedokáží ale rozeznat barvy ani detaily, nevidí skrz překážky a pokud má v podzemí všechno stejnou teplotu, musí tápat stejně jako všichni ostatní.</text:span></text:p>
      <text:h text:style-name="P234" text:outline-level="3">Kroll</text:h>
      <text:p text:style-name="P14">VELIKOST: 7<text:line-break/>VLASTNOSTI: Síla 3, Finesa 1-2, Duše 1-2<text:line-break/>SCHOPNOST: Ultrasluch</text:p>
      <text:p text:style-name="Example_20_Header">Ultrasluch</text:p>
      <text:p text:style-name="P13">Krol<text:span text:style-name="T46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40">Válečník, hraničář, kouzelník, alchymista nebo zloděj.</text:p>
      <text:h text:style-name="P236" text:outline-level="2"><text:bookmark-start text:name="__RefHeading___Toc36196_611713307"/>Vlastnosti<text:bookmark-end text:name="__RefHeading___Toc36196_611713307"/></text:h>
      <text:p text:style-name="P138"><text:span text:style-name="Emphasis"><text:span text:style-name="T403">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492">č</text:span></text:span><text:span text:style-name="Emphasis">á</text:span><text:span text:style-name="Emphasis"><text:span text:style-name="T492">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37" text:outline-level="2"><text:bookmark-start text:name="__RefHeading___Toc36198_611713307"/>Počet životů<text:bookmark-end text:name="__RefHeading___Toc36198_611713307"/></text:h>
      <text:p text:style-name="P139">Tvůj počet životů je roven součtu Velikosti (podle rasy) a Síly.</text:p>
      <text:h text:style-name="P236" text:outline-level="2"><text:bookmark-start text:name="__RefHeading___Toc1648_4210766435"/>Kouzla, <text:span text:style-name="T460">recepty a</text:span> schopnosti<text:bookmark-end text:name="__RefHeading___Toc1648_4210766435"/></text:h>
      <text:p text:style-name="P15">Každá rasa má jednu zvláštní schopnost – tu získáš automaticky výběrem této rasy. <text:span text:style-name="T463">Ostatní kouzla, recepty a schopnosti získáš v rámci svého povolání</text:span>: V jeho popisu najdeš, co se kdy můžeš naučit.</text:p>
      <text:h text:style-name="P236" text:outline-level="2"><text:bookmark-start text:name="__RefHeading___Toc17048_4210766435"/>Dovednosti<text:bookmark-end text:name="__RefHeading___Toc17048_4210766435"/></text:h>
      <text:p text:style-name="P130">Každá dovednost má tři stupně: Z<text:span text:style-name="T542">ákladní</text:span>, pokročilý a mistrovský.</text:p>
      <text:list xml:id="list1286595843" text:style-name="L2">
        <text:list-item>
          <text:p text:style-name="P297">Na prvních <text:span text:style-name="T528">dvou</text:span> úrovních se <text:span text:style-name="T528">učíš základy</text:span> <text:span text:style-name="T461">dovedností</text:span>.</text:p>
        </text:list-item>
        <text:list-item>
          <text:p text:style-name="P297">Na úrovních <text:span text:style-name="T528">3</text:span>-<text:span text:style-name="T528">6</text:span> se můžeš <text:span text:style-name="T543">základní dovednosti vylepšovat na pokročilé.</text:span></text:p>
        </text:list-item>
        <text:list-item>
          <text:p text:style-name="P297">Od <text:span text:style-name="T529">sedmé</text:span> úrovně výš se můžeš <text:span text:style-name="T461">pokročilé dovednosti vylepšovat na mistrovské</text:span>.</text:p>
        </text:list-item>
      </text:list>
      <text:p text:style-name="P104"><text:soft-page-break/><text:span text:style-name="T1">Stupeň dovednosti určuje, co dokážeš, </text:span><text:span text:style-name="T21">případně co znáš</text:span><text:span text:style-name="T1">:</text:span></text:p>
      <text:list xml:id="list986277418" text:style-name="L3">
        <text:list-item>
          <text:p text:style-name="P340">Se <text:span text:style-name="T544">základní</text:span> znalostí <text:span text:style-name="T380">Otevírání zámků</text:span> například dokážeš otevřít jen jednoduché <text:span text:style-name="T545">z</text:span>ámky. K otevření <text:span text:style-name="T545">složitého zámku potřebuješ pokročilou dovednost a k otevření</text:span> mistrovského zámku mistrovskou.</text:p>
        </text:list-item>
      </text:list>
      <text:p text:style-name="P107">Kdy se můžeš učit jaké dovednosti najdeš v popisu svého povolání.</text:p>
      <text:h text:style-name="P235" text:outline-level="3">Znalosti povolání</text:h>
      <text:p text:style-name="P108">Každé povolání <text:span text:style-name="T464">také</text:span> představuje balíček znalostí, <text:span text:style-name="T464">které nezmiňujeme zvlášť jako dovednost</text:span>: Válečník se vyzná ve zbraních, kouzelník <text:span text:style-name="T461">pozná různá kouzla, alchymista zná různé magické suroviny, ze kterých pak vyrábí kouzelné předměty, atd.</text:span></text:p>
      <text:list xml:id="list3076151209" text:style-name="L4">
        <text:list-item>
          <text:p text:style-name="P377"><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235" text:outline-level="3"><text:span text:style-name="T498">Seznam</text:span> <text:span text:style-name="T457">dovedností</text:span></text:h>
      <text:p text:style-name="P103">Když se v popisu svého povolání dočteš, že si můžeš vybrat nějakou dovednost, znamená to některou z následujících:</text:p>
      <text:p text:style-name="List_20_of_20_Items">Cizí jazyk <text:span text:style-name="T499">(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500">ý </text:span>jazyk<text:span text:style-name="T501"> (každý je samostatná dovednost)</text:span></text:p>
      <text:p text:style-name="List_20_of_20_Items"><text:span text:style-name="T66">Š</text:span>plhání</text:p>
      <text:p text:style-name="List_20_of_20_Items"><text:span text:style-name="T378">Výroba a o</text:span><text:span text:style-name="T454">dstra</text:span><text:span text:style-name="T379">ňování</text:span> pastí</text:p>
      <text:p text:style-name="List_20_of_20_Items">Znalost jedů</text:p>
      <text:h text:style-name="Heading_20_1" text:outline-level="1"><text:bookmark-start text:name="__RefHeading___Toc36200_611713307"/><text:span text:style-name="T493">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1"><text:span text:style-name="T215">1. </text:span><text:span text:style-name="T199">úroveň</text:span></text:p>
      <text:list xml:id="list3009659216" text:style-name="L5">
        <text:list-item>
          <text:p text:style-name="P379"><text:span text:style-name="T312">Umíš </text:span><text:span text:style-name="T329">základy</text:span><text:span text:style-name="T258"> </text:span><text:span text:style-name="T104">O</text:span><text:span text:style-name="T78">šetřov</text:span><text:span text:style-name="T102">ání</text:span><text:span text:style-name="T78"> zranění</text:span><text:span text:style-name="T124"> </text:span><text:span text:style-name="T133">(ošetřením vrátíš 2 životy).</text:span></text:p>
        </text:list-item>
        <text:list-item>
          <text:p text:style-name="P380"><text:span text:style-name="T354">Umíš základy dvou dalších dovedností podle svého výběru</text:span><text:span text:style-name="T261">.</text:span></text:p>
        </text:list-item>
        <text:list-item>
          <text:p text:style-name="P381"><text:span text:style-name="T199">Vyber si jednu z</text:span><text:span text:style-name="T314">e </text:span><text:span text:style-name="T336">základních</text:span><text:span text:style-name="T199"> </text:span><text:span text:style-name="T234">válečnických</text:span><text:span text:style-name="T199"> schopností.</text:span></text:p>
        </text:list-item>
        <text:list-item>
          <text:p text:style-name="P378">Můžeš si připoutat jeden magický předmět, který <text:span text:style-name="T540">získáš</text:span> na výpravách za dobrodružstvím.</text:p>
        </text:list-item>
      </text:list>
      <text:p text:style-name="P110"><text:span text:style-name="T225">2</text:span><text:span text:style-name="T215">. </text:span><text:span text:style-name="T199">úroveň</text:span></text:p>
      <text:list xml:id="list4347821299525" text:continue-numbering="true" text:style-name="L5">
        <text:list-item>
          <text:p text:style-name="P298">Vyber si jednu ze <text:span text:style-name="T546">základních</text:span> válečnických schopností.</text:p>
        </text:list-item>
        <text:list-item>
          <text:p text:style-name="P299"><text:span text:style-name="T530">Nauč se</text:span> jednu dovednost.</text:p>
        </text:list-item>
        <text:list-item>
          <text:p text:style-name="P309"><text:span text:style-name="T531">M</text:span>ůžeš si připoutat <text:span text:style-name="T534">celkem</text:span> dva magické předměty.</text:p>
        </text:list-item>
      </text:list>
      <text:p text:style-name="P110"><text:span text:style-name="T225">3</text:span><text:span text:style-name="T215">. </text:span><text:span text:style-name="T199">úroveň</text:span></text:p>
      <text:list xml:id="list4347755133313" text:continue-numbering="true" text:style-name="L5">
        <text:list-item>
          <text:p text:style-name="P310">Zvyš si jednu vlastnost (rozdíl mezi tvou nejvyšší a nejnižší může být nejvýše 3).</text:p>
        </text:list-item>
        <text:list-item>
          <text:p text:style-name="P300"><text:span text:style-name="T530">Nauč se základy</text:span><text:span text:style-name="T199"> jedn</text:span><text:span text:style-name="T547">é</text:span><text:span text:style-name="T199"> dovednost</text:span><text:span text:style-name="T547">i</text:span><text:span text:style-name="T199"> </text:span><text:span text:style-name="T533">nebo si zvyš jednu dovednost na pokročilou.</text:span></text:p>
        </text:list-item>
      </text:list>
      <text:p text:style-name="P110"><text:span text:style-name="T225">4</text:span><text:span text:style-name="T215">. </text:span><text:span text:style-name="T199">úroveň</text:span></text:p>
      <text:list xml:id="list4345936132430" text:continue-numbering="true" text:style-name="L5">
        <text:list-item>
          <text:p text:style-name="P301">Vyber si jednu ze <text:span text:style-name="T548">základních</text:span> nebo pokročilých válečnických schopností.</text:p>
        </text:list-item>
        <text:list-item>
          <text:p text:style-name="P302"><text:soft-page-break/>Zvyš si jednu dovednost na pokročilou.</text:p>
        </text:list-item>
        <text:list-item>
          <text:p text:style-name="P309"><text:span text:style-name="T531">M</text:span>ůžeš si připoutat <text:span text:style-name="T534">celkem</text:span> tři magické předměty.</text:p>
        </text:list-item>
      </text:list>
      <text:p text:style-name="P110"><text:span text:style-name="T225">5</text:span><text:span text:style-name="T215">. </text:span><text:span text:style-name="T199">úroveň</text:span></text:p>
      <text:list xml:id="list4347684344802" text:continue-numbering="true" text:style-name="L5">
        <text:list-item>
          <text:p text:style-name="P303">Zvyš si jednu vlastnost (rozdíl mezi tvou nejvyšší a nejnižší může být nejvýše 3).</text:p>
        </text:list-item>
        <text:list-item>
          <text:p text:style-name="P304"><text:span text:style-name="T530">Nauč se základy</text:span> jedn<text:span text:style-name="T549">é</text:span> dovednost<text:span text:style-name="T549">i</text:span> <text:span text:style-name="T533">nebo si zvyš jednu dovednost na pokročilou.</text:span></text:p>
        </text:list-item>
      </text:list>
      <text:p text:style-name="P112"><text:span text:style-name="T313">6</text:span><text:span text:style-name="T215">. </text:span><text:span text:style-name="T199">úroveň</text:span></text:p>
      <text:list xml:id="list4345819743047" text:continue-numbering="true" text:style-name="L5">
        <text:list-item>
          <text:p text:style-name="P305">Vyber si jednu ze <text:span text:style-name="T550">základních</text:span> nebo pokročilých válečnických schopností.</text:p>
        </text:list-item>
        <text:list-item>
          <text:p text:style-name="P313"><text:span text:style-name="T531">Z</text:span>vyš si <text:span text:style-name="T532">jednu</text:span> dovednost na pokročil<text:span text:style-name="T551">ou</text:span>.</text:p>
        </text:list-item>
        <text:list-item>
          <text:p text:style-name="P309"><text:span text:style-name="T531">M</text:span>ůžeš si připoutat <text:span text:style-name="T534">celkem</text:span> čtyři magické předměty.</text:p>
        </text:list-item>
      </text:list>
      <text:h text:style-name="Heading_20_3" text:outline-level="3"><text:span text:style-name="T315">Z</text:span><text:span text:style-name="T335">ákladní</text:span><text:span text:style-name="T315"> v</text:span><text:span text:style-name="T227">álečnické s</text:span><text:span text:style-name="T197">chopnosti</text:span></text:h>
      <text:h text:style-name="Heading_20_5" text:outline-level="5">Zastrašení</text:h>
      <text:p text:style-name="P161">Zastrašení musíš vždy <text:span text:style-name="T525">něčím</text:span> spustit: Rozpůlit jednoho z nepřátel, zasadit protivníkovi těžkou ránu, dostat ho do nevýhodné situace, nebo mu třeba připomenout, kolik takových jako on jsi už zabil.<text:line-break/><text:tab/>Zastrašovat můžeš v<text:span text:style-name="T52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53" text:outline-level="5"><text:soft-page-break/>Sehranost</text:h>
      <text:p text:style-name="P38">Vyžaduje alespoň týden společného tréninku a potom průběžné udržování (sem tam si zatrénovat).<text:line-break/><text:tab/><text:span text:style-name="T466">Kdykoliv</text:span> bojuje<text:span text:style-name="T466">š</text:span> bok po boku <text:span text:style-name="T414">někoho, s kým jsi sehraný</text:span>, <text:span text:style-name="T412">můžeš si v každém kole vybrat:</text:span></text:p>
      <text:list xml:id="list168888385" text:style-name="L6">
        <text:list-item>
          <text:p text:style-name="P382">Dá<text:span text:style-name="T466">š</text:span> výhodu <text:span text:style-name="T412">tomuto spolubojovníkovi</text:span>.</text:p>
        </text:list-item>
        <text:list-item>
          <text:p text:style-name="P382"><text:span text:style-name="T467">Nebo získáš výhodu sám</text:span>.</text:p>
        </text:list-item>
      </text:list>
      <text:h text:style-name="P254" text:outline-level="5">Ochránce</text:h>
      <text:p text:style-name="P131">Můžeš protivníkovi zabránit v útoku, i když není v nevýhodě.</text:p>
      <text:h text:style-name="Heading_20_5" text:outline-level="5">Velení</text:h>
      <text:p text:style-name="P163">V každém kole můžeš dát povel jedné postavě. Pokud tě poslechne, započítá si výhodu. <text:span text:style-name="T479">Povel musí dávat smysl.</text:span> Tato výhoda se nesčítá s výhodou za <text:span text:style-name="T380">sehranost</text:span>.</text:p>
      <text:h text:style-name="Heading_20_3" text:outline-level="3"><text:span text:style-name="T315">Pokročilé v</text:span><text:span text:style-name="T227">álečnické s</text:span><text:span text:style-name="T197">chopnosti</text:span></text:h>
      <text:h text:style-name="P255" text:outline-level="5">Útok na <text:span text:style-name="T413">dva cíle</text:span></text:h>
      <text:p text:style-name="P164"><text:span text:style-name="T316">Postih je jen -1. </text:span><text:span text:style-name="T31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9"><text:span text:style-name="T215">1. </text:span><text:span text:style-name="T197">úroveň</text:span></text:p>
      <text:list xml:id="list4046196757" text:style-name="L7">
        <text:list-item>
          <text:p text:style-name="P387"><text:span text:style-name="T224">U</text:span><text:span text:style-name="T197">míš získávat magenergii meditací </text:span><text:span text:style-name="T322">(</text:span><text:span text:style-name="T325">po deseti minutách </text:span><text:span text:style-name="T101">soustředění</text:span><text:span text:style-name="T325"> se ti</text:span><text:span text:style-name="T324"> doplní </text:span><text:span text:style-name="T327">na maximum</text:span><text:span text:style-name="T322">)</text:span><text:span text:style-name="T197">.</text:span></text:p>
        </text:list-item>
        <text:list-item>
          <text:p text:style-name="P392"><text:span text:style-name="T197">Umíš </text:span><text:span text:style-name="T330">základy</text:span><text:span text:style-name="T197"> </text:span><text:span text:style-name="T318">následující</text:span><text:span text:style-name="T330">ch</text:span><text:span text:style-name="T197"> dovednost</text:span><text:span text:style-name="T330">í</text:span><text:span text:style-name="T257">:</text:span></text:p>
          <text:list>
            <text:list-item>
              <text:p text:style-name="P322"><text:soft-page-break/>Orientace a přežití v divočině</text:p>
            </text:list-item>
            <text:list-item>
              <text:p text:style-name="P347">Ošetřování zranění<text:span text:style-name="T405"> </text:span><text:span text:style-name="T406">(ošetřením vrátíš 2 žt)</text:span></text:p>
            </text:list-item>
            <text:list-item>
              <text:p text:style-name="P347">Lov a stopování</text:p>
            </text:list-item>
            <text:list-item>
              <text:p text:style-name="P355">Jednu další dovednost podle svého výběru</text:p>
            </text:list-item>
          </text:list>
        </text:list-item>
        <text:list-item>
          <text:p text:style-name="P388"><text:span text:style-name="T224">Umíš sesílat jedno </text:span><text:span text:style-name="T337">ze základních kouzel</text:span><text:span text:style-name="T224"> podle svého výběru</text:span><text:span text:style-name="T197">.</text:span></text:p>
          <text:list>
            <text:list-item>
              <text:p text:style-name="P397"><text:span text:style-name="T213">K </text:span><text:span text:style-name="T223">hraničářským kouzlům se nepočítá postih za zbroj.</text:span></text:p>
            </text:list-item>
          </text:list>
        </text:list-item>
        <text:list-item>
          <text:p text:style-name="P399"><text:span text:style-name="T197">Vyber si </text:span><text:span text:style-name="T339">jedno ze základních kouzel</text:span><text:span text:style-name="T197"> nebo</text:span><text:span text:style-name="T120"> </text:span><text:span text:style-name="T140">jednu ze základních schopností</text:span><text:span text:style-name="T197">.</text:span></text:p>
        </text:list-item>
        <text:list-item>
          <text:p text:style-name="P383">Můžeš si připoutat jeden magický předmět, který <text:span text:style-name="T540">získáš</text:span> na výpravách za dobrodružstvím.</text:p>
        </text:list-item>
      </text:list>
      <text:p text:style-name="P16">2. úroveň</text:p>
      <text:list xml:id="list4347120145407" text:continue-numbering="true" text:style-name="L7">
        <text:list-item>
          <text:p text:style-name="P400"><text:span text:style-name="T197">Vyber si jedno </text:span><text:span text:style-name="T340">ze základních kouzel </text:span><text:span text:style-name="T141">nebo jednu ze základních schopností</text:span><text:span text:style-name="T197">.</text:span></text:p>
        </text:list-item>
        <text:list-item>
          <text:p text:style-name="P314">Můžeš si připoutat celkem dva magické předměty.</text:p>
        </text:list-item>
        <text:list-item>
          <text:p text:style-name="P314">Nauč se <text:span text:style-name="T552">základy jedné dovednosti</text:span>.</text:p>
        </text:list-item>
      </text:list>
      <text:p text:style-name="P18">3. úroveň</text:p>
      <text:list xml:id="list4346829063099" text:continue-list="list4345819743047" text:style-name="L5">
        <text:list-item>
          <text:p text:style-name="P311">Zvyš si jednu vlastnost (rozdíl mezi tvou nejvyšší a nejnižší může být nejvýše 3).</text:p>
        </text:list-item>
      </text:list>
      <text:list xml:id="list2036600085" text:style-name="L8">
        <text:list-item>
          <text:p text:style-name="P403"><text:span text:style-name="T224">Vyber si </text:span><text:span text:style-name="T326">jedno</text:span><text:span text:style-name="T224"> kouzlo </text:span><text:span text:style-name="T323">nebo schopnost </text:span><text:span text:style-name="T326">ze </text:span><text:span text:style-name="T341">základních</text:span><text:span text:style-name="T326"> nebo pokročilých</text:span><text:span text:style-name="T224">.</text:span></text:p>
        </text:list-item>
      </text:list>
      <text:list xml:id="list4346228806327" text:continue-list="list4347120145407" text:style-name="L7">
        <text:list-item>
          <text:p text:style-name="P324">Nauč se <text:span text:style-name="T553">základy jedné dovednosti</text:span> nebo si zvyš jednu dovednost na pokročil<text:span text:style-name="T553">ou</text:span>.</text:p>
        </text:list-item>
      </text:list>
      <text:p text:style-name="P18">4. úroveň</text:p>
      <text:list xml:id="list4347655921629" text:continue-numbering="true" text:style-name="L7">
        <text:list-item>
          <text:p text:style-name="P384"><text:soft-page-break/><text:span text:style-name="T323">N</text:span><text:span text:style-name="T210">auč </text:span><text:span text:style-name="T323">se</text:span><text:span text:style-name="T210"> jednu z mimosmyslových schopností </text:span><text:span text:style-name="T212">(</text:span><text:span text:style-name="T100">telekinezi</text:span><text:span text:style-name="T212">, </text:span><text:span text:style-name="T100">pyrokinezi</text:span><text:span text:style-name="T212"> nebo </text:span><text:span text:style-name="T100">telepatii</text:span><text:span text:style-name="T212">)</text:span><text:span text:style-name="T210">.</text:span></text:p>
        </text:list-item>
        <text:list-item>
          <text:p text:style-name="P316">Můžeš si připoutat celkem tři magické předměty.</text:p>
        </text:list-item>
        <text:list-item>
          <text:p text:style-name="P316">Zvyš si jednu dovednost na pokročil<text:span text:style-name="T554">ou</text:span>.</text:p>
        </text:list-item>
      </text:list>
      <text:p text:style-name="P157"><text:span text:style-name="T210">5. </text:span><text:span text:style-name="T197">úroveň</text:span></text:p>
      <text:list xml:id="list4346545310731" text:continue-list="list4346829063099" text:style-name="L5">
        <text:list-item>
          <text:p text:style-name="P311">Zvyš si jednu vlastnost (rozdíl mezi tvou nejvyšší a nejnižší může být nejvýše 3).</text:p>
        </text:list-item>
      </text:list>
      <text:list xml:id="list4347284781836" text:continue-list="list4347655921629" text:style-name="L7">
        <text:list-item>
          <text:p text:style-name="P404"><text:span text:style-name="T224">Vyber si </text:span><text:span text:style-name="T326">jedno</text:span><text:span text:style-name="T224"> kouzlo </text:span><text:span text:style-name="T323">nebo schopnost </text:span><text:span text:style-name="T326">ze </text:span><text:span text:style-name="T342">základních</text:span><text:span text:style-name="T326"> nebo pokročilých</text:span><text:span text:style-name="T224">.</text:span></text:p>
        </text:list-item>
        <text:list-item>
          <text:p text:style-name="P325">Nauč se <text:span text:style-name="T555">základy jedné</text:span> dovednost<text:span text:style-name="T555">i</text:span> nebo si zvyš jednu dovednost na pokročil<text:span text:style-name="T538">ou</text:span>.</text:p>
        </text:list-item>
      </text:list>
      <text:p text:style-name="P158"><text:span text:style-name="T135">6</text:span><text:span text:style-name="T134">. </text:span><text:span text:style-name="T121">úroveň</text:span></text:p>
      <text:list xml:id="list17844991" text:style-name="L9">
        <text:list-item>
          <text:p text:style-name="P327">Můžeš si připoutat celkem čtyři magické předměty.</text:p>
        </text:list-item>
        <text:list-item>
          <text:p text:style-name="P406"><text:span text:style-name="T136">Vyber si </text:span><text:span text:style-name="T138">jedno</text:span><text:span text:style-name="T136"> kouzlo </text:span><text:span text:style-name="T137">nebo schopnost </text:span><text:span text:style-name="T138">ze </text:span><text:span text:style-name="T142">základních</text:span><text:span text:style-name="T138"> nebo pokročilých</text:span><text:span text:style-name="T136">.</text:span></text:p>
        </text:list-item>
        <text:list-item>
          <text:p text:style-name="P331">Zvyš si jednu dovednost na pokročil<text:span text:style-name="T539">ou</text:span>.</text:p>
        </text:list-item>
      </text:list>
      <text:h text:style-name="Heading_20_3" text:outline-level="3"><text:span text:style-name="T319">Z</text:span><text:span text:style-name="T334">ákladní</text:span><text:span text:style-name="T319"> </text:span><text:span text:style-name="T320">hraničářské</text:span><text:span text:style-name="T319"> s</text:span><text:span text:style-name="T197">chopnosti</text:span></text:h>
      <text:h text:style-name="P256" text:outline-level="5">Zvířecí společník</text:h>
      <text:p text:style-name="P202"><text:span text:style-name="T36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364">jednoho zvířecího společníka. ‚</text:span><text:span text:style-name="T361">Hodnota </text:span><text:span text:style-name="T363">Nebezpečnost</text:span><text:span text:style-name="T361">i</text:span><text:span text:style-name="T363"> zvířete může být </text:span><text:span text:style-name="T366">nejvýše</text:span><text:span text:style-name="T363"> rovna tvé úrovni. </text:span><text:span text:style-name="T367">M</text:span><text:span text:style-name="T363">ůže </text:span><text:span text:style-name="T367">to</text:span><text:span text:style-name="T363"> ale </text:span><text:span text:style-name="T367">být</text:span><text:span text:style-name="T363"> mládě –</text:span><text:span text:style-name="T367"> pak </text:span><text:span text:style-name="T363">mu </text:span><text:span text:style-name="T362">N</text:span><text:span text:style-name="T363">ebezpečnost postupně poroste </text:span><text:span text:style-name="T211">s tím, jak se ti bude zvyšovat úroveň</text:span><text:span text:style-name="T363">.</text:span><text:span text:style-name="T364"> </text:span><text:span text:style-name="T197">Vyber si, které zvíře tě provází </text:span><text:span text:style-name="T365">na začátku hry</text:span><text:span text:style-name="T197">.</text:span></text:p>
      <text:h text:style-name="Heading_20_5" text:outline-level="5">Mluvení se zvířaty</text:h>
      <text:p text:style-name="P28">Zvíře dokáže „mluvit“ jen o tom, čemu samo rozumí. <text:span text:style-name="T612">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9"><text:span text:style-name="T380">Dosah:</text:span> <text:span text:style-name="T536">krátká vzdálenost</text:span></text:p>
      <text:p text:style-name="P39"><text:span text:style-name="T416">Pomocí </text:span><text:span text:style-name="T381">soustředění</text:span> <text:span text:style-name="T416">můžeš pomalu </text:span>hýbat předměty, <text:span text:style-name="T535">jako kdybys měl Sílu rovnou tvé Duši</text:span>.</text:p>
      <text:h text:style-name="P260" text:outline-level="5">Pyrokineze</text:h>
      <text:p text:style-name="P40"><text:span text:style-name="T380">Dosah:</text:span> <text:span text:style-name="T536">krátká vzdálenost</text:span></text:p>
      <text:p text:style-name="P41"><text:span text:style-name="T416">Dokážeš zapálit oheň pomocí </text:span><text:span text:style-name="T381">soustředění</text:span>. Živé tvory <text:span text:style-name="T416">pyrokineze</text:span> přímo nezraňuje, následný oheň je <text:span text:style-name="T537">ale</text:span> zranit může.</text:p>
      <text:h text:style-name="P261" text:outline-level="5">Tele<text:span text:style-name="T415">patie</text:span></text:h>
      <text:p text:style-name="P40"><text:span text:style-name="T380">Dosah:</text:span> <text:span text:style-name="T536">krátká vzdálenost</text:span></text:p>
      <text:p text:style-name="P100"><text:span text:style-name="T416">Po dobu </text:span><text:span text:style-name="T381">soustředění</text:span><text:span text:style-name="T416"> můžeš </text:span>s někým „mluvit“ v myšlenkách. Bez znalosti jazyka si nebudete rozum<text:span text:style-name="T416">ě</text:span>t. <text:span text:style-name="T417">Cíl se může po navázání spojení vzdálit z dosahu.</text:span></text:p>
      <text:h text:style-name="Heading_20_3" text:outline-level="3"><text:soft-page-break/><text:span text:style-name="T343">Základní</text:span><text:span text:style-name="T321"> h</text:span><text:span text:style-name="T222">raničářská k</text:span><text:span text:style-name="T197">ouzla</text:span></text:h>
      <text:h text:style-name="Heading_20_5" text:outline-level="5">Uzdrav zranění</text:h>
      <text:p text:style-name="P42"><text:span text:style-name="T74">Magenergie</text:span><text:span text:style-name="T75">:</text:span> 3 magy<text:line-break/><text:span text:style-name="T380">Dosah:</text:span> kontaktní<text:line-break/><text:span text:style-name="T385">Sesílání:</text:span><text:span text:style-name="T456"> 1 minuta (mimo boj)</text:span></text:p>
      <text:p text:style-name="P71">Vyléčí <text:span text:style-name="T420">(</text:span>Duše <text:span text:style-name="T421">hraničáře + k6)</text:span> životů. <text:span text:style-name="T194">Další léčivé kouzlo (ať už ho sešle druid, kněz či hraničář)</text:span><text:span text:style-name="T192"> účinkuje na stejný cíl až poté, co se doléčí do plných životů.</text:span></text:p>
      <text:h text:style-name="P262" text:outline-level="5">Zpomalení jedu</text:h>
      <text:p text:style-name="P166"><text:span text:style-name="T74">Magenergie</text:span><text:span text:style-name="T67">:</text:span><text:span text:style-name="T403"> 1 mag<text:line-break/></text:span><text:span text:style-name="T382">Dosah:</text:span><text:span text:style-name="T418"> </text:span>d<text:span text:style-name="T418">otyk</text:span></text:p>
      <text:p text:style-name="P165">Kouzlo prodlouží latenci jedu <text:span text:style-name="T419">v cíli</text:span> o 1 den.</text:p>
      <text:h text:style-name="P263" text:outline-level="5">Najdi pachovou stopu</text:h>
      <text:p text:style-name="P167"><text:span text:style-name="T74">Magenergie</text:span><text:span text:style-name="T75">:</text:span> 1 mag</text:p>
      <text:p text:style-name="P167">Po dobu <text:span text:style-name="T380">soustředění</text:span> dokážeš stopovat čichem jako pes.</text:p>
      <text:h text:style-name="Heading_20_3" text:outline-level="3"><text:span text:style-name="T321">Pokročilá h</text:span><text:span text:style-name="T222">raničářská k</text:span><text:span text:style-name="T197">ouzla</text:span></text:h>
      <text:h text:style-name="P264" text:outline-level="5">Uzdrav nemocného</text:h>
      <text:p text:style-name="P64"><text:span text:style-name="T74">Magenergie</text:span><text:span text:style-name="T75">:</text:span> 3 magy<text:line-break/><text:span text:style-name="T380">Dosah:</text:span> kontaktní<text:line-break/><text:span text:style-name="T383">Sesílání:</text:span><text:span text:style-name="T422"> 10 minut</text:span></text:p>
      <text:p text:style-name="P29">Vyléčí většinu běžných (nemagických) nemocí. Smrtelné nemoci pouze zmírní natolik, že pacient přežije.</text:p>
      <text:h text:style-name="Heading_20_5" text:outline-level="5">Uklidni bestii</text:h>
      <text:p text:style-name="P72"><text:span text:style-name="T74">Magenergie</text:span><text:span text:style-name="T75">:</text:span> 2 magy<text:line-break/><text:span text:style-name="T380">Dosah:</text:span> krátký</text:p>
      <text:p text:style-name="P73"><text:soft-page-break/>Kouzlo zklidní obyčejné, nemagické zvíře natolik, že ztratí chuť útočit. Pokud je ale něco znovu rozdráždí, účinek pomine.</text:p>
      <text:h text:style-name="P263" text:outline-level="5"><text:span text:style-name="T213">N</text:span><text:span text:style-name="T197">ajdi zvíře</text:span></text:h>
      <text:p text:style-name="P166"><text:span text:style-name="T74">Magenergie</text:span><text:span text:style-name="T67">:</text:span><text:span text:style-name="T120"> 1 mag<text:line-break/></text:span><text:span text:style-name="T68">Dosah:</text:span><text:span text:style-name="T214"> </text:span><text:span text:style-name="T357">několik</text:span><text:span text:style-name="T214"> hodin cesty.</text:span></text:p>
      <text:p text:style-name="P30">Vycítíš směr k nejbližšímu zvířeti druhu, na který pomyslíš.</text:p>
      <text:h text:style-name="Heading_20_2" text:outline-level="2"><text:bookmark-start text:name="__RefHeading___Toc7003_1015327784"/>Alchymista<text:bookmark-end text:name="__RefHeading___Toc7003_1015327784"/></text:h>
      <text:p text:style-name="P461"><text:span text:style-name="T215">T</text:span><text:span text:style-name="T197">ODO: „Nevyprchávající“ lektvary a ostatní předměty se vyrábí přidáním vzácných magických surovin, které je povětšinou potřeba najít na výpravách – pro každý lektvar </text:span><text:span text:style-name="T368">bude</text:span><text:span text:style-name="T197"> jiná.</text:span></text:p>
      <text:p text:style-name="P142"><text:span text:style-name="T215">1. </text:span><text:span text:style-name="T199">úroveň</text:span></text:p>
      <text:list xml:id="list835676929" text:style-name="L10">
        <text:list-item>
          <text:p text:style-name="P394"><text:span text:style-name="T259">Umíš </text:span><text:span text:style-name="T331">základy</text:span><text:span text:style-name="T259"> </text:span><text:span text:style-name="T318">následující</text:span><text:span text:style-name="T331">ch</text:span><text:span text:style-name="T259"> dovednost</text:span><text:span text:style-name="T331">í</text:span><text:span text:style-name="T257">:</text:span></text:p>
          <text:list>
            <text:list-item>
              <text:p text:style-name="P349">Čtení a psaní</text:p>
            </text:list-item>
            <text:list-item>
              <text:p text:style-name="P352">Znalost jedů</text:p>
            </text:list-item>
            <text:list-item>
              <text:p text:style-name="P368"><text:span text:style-name="T125">J</text:span><text:span text:style-name="T120">eden </text:span><text:span text:style-name="T197">Starý jazyk</text:span></text:p>
            </text:list-item>
            <text:list-item>
              <text:p text:style-name="P357">Jednu další dovednost podle svého výběru</text:p>
            </text:list-item>
          </text:list>
        </text:list-item>
        <text:list-item>
          <text:p text:style-name="P407"><text:span text:style-name="T226">P</text:span><text:span text:style-name="T199">oznáš </text:span><text:span text:style-name="T260">alchymistické</text:span><text:span text:style-name="T199"> suroviny a můžeš z nich vyrábět předměty, jejichž recepty se naučíš.</text:span></text:p>
        </text:list-item>
        <text:list-item>
          <text:p text:style-name="P409"><text:span text:style-name="T199">V</text:span><text:span text:style-name="T197">yber si dva </text:span><text:span text:style-name="T347">ze základních receptů</text:span><text:span text:style-name="T197">, </text:span><text:span text:style-name="T332">které umíš používat</text:span><text:span text:style-name="T197">.</text:span></text:p>
        </text:list-item>
        <text:list-item>
          <text:p text:style-name="P408">Můžeš si připoutat jeden magický předmět, který <text:span text:style-name="T540">získáš</text:span> na výpravách za dobrodružstvím.</text:p>
        </text:list-item>
      </text:list>
      <text:p text:style-name="P111"><text:span text:style-name="T225">2</text:span><text:span text:style-name="T215">. </text:span><text:span text:style-name="T199">úroveň</text:span></text:p>
      <text:list xml:id="list1783410443" text:style-name="L11">
        <text:list-item>
          <text:p text:style-name="P410"><text:span text:style-name="T199">V</text:span><text:span text:style-name="T228">yber si další </text:span><text:span text:style-name="T347">ze základních</text:span><text:span text:style-name="T228"> recept</text:span><text:span text:style-name="T347">ů</text:span><text:span text:style-name="T228">.</text:span></text:p>
        </text:list-item>
        <text:list-item>
          <text:p text:style-name="P318"><text:soft-page-break/>Můžeš si připoutat celkem dva magické předměty.</text:p>
        </text:list-item>
        <text:list-item>
          <text:p text:style-name="P318">Nauč se <text:span text:style-name="T556">základy jedné dovednosti</text:span>.</text:p>
        </text:list-item>
      </text:list>
      <text:p text:style-name="P111"><text:span text:style-name="T225">3</text:span><text:span text:style-name="T215">. </text:span><text:span text:style-name="T199">úroveň</text:span></text:p>
      <text:list xml:id="list4346881664525" text:continue-list="list4346545310731" text:style-name="L5">
        <text:list-item>
          <text:p text:style-name="P306">Zvyš si jednu vlastnost (rozdíl mezi tvou nejvyšší a nejnižší může být nejvýše 3).</text:p>
        </text:list-item>
      </text:list>
      <text:list xml:id="list4345794965499" text:continue-list="list835676929" text:style-name="L10">
        <text:list-item>
          <text:p text:style-name="P359">Vyber si další základní nebo pokročilý recept.</text:p>
        </text:list-item>
        <text:list-item>
          <text:p text:style-name="P341">Nauč se základy jedné dovednosti nebo si zvyš jednu dovednost na pokročilou.</text:p>
        </text:list-item>
      </text:list>
      <text:p text:style-name="P111"><text:span text:style-name="T225">4</text:span><text:span text:style-name="T215">. </text:span><text:span text:style-name="T199">úroveň</text:span></text:p>
      <text:list xml:id="list4347507386305" text:continue-list="list1783410443" text:style-name="L11">
        <text:list-item>
          <text:p text:style-name="P360">Vyber si další základní nebo pokročilý recept.</text:p>
        </text:list-item>
        <text:list-item>
          <text:p text:style-name="P318">Zvyš si jednu dovednost na pokročilou.</text:p>
        </text:list-item>
        <text:list-item>
          <text:p text:style-name="P318">Můžeš si připoutat celkem tři magické předměty.</text:p>
        </text:list-item>
      </text:list>
      <text:p text:style-name="P111"><text:span text:style-name="T225">5</text:span><text:span text:style-name="T215">. </text:span><text:span text:style-name="T199">úroveň</text:span></text:p>
      <text:list xml:id="list4347598553653" text:continue-list="list4346881664525" text:style-name="L5">
        <text:list-item>
          <text:p text:style-name="P306">Zvyš si jednu vlastnost (rozdíl mezi tvou nejvyšší a nejnižší může být nejvýše 3).</text:p>
        </text:list-item>
      </text:list>
      <text:list xml:id="list4346128063934" text:continue-list="list4347507386305" text:style-name="L11">
        <text:list-item>
          <text:p text:style-name="P360">Vyber si další základní nebo pokročilý recept.</text:p>
        </text:list-item>
      </text:list>
      <text:list xml:id="list4346193622747" text:continue-list="list4345794965499" text:style-name="L10">
        <text:list-item>
          <text:p text:style-name="P362">Nauč se základy jedné dovednosti nebo si zvyš jednu dovednost na pokročilou.</text:p>
        </text:list-item>
      </text:list>
      <text:p text:style-name="P159"><text:span text:style-name="T135">6</text:span><text:span text:style-name="T134">. </text:span><text:span text:style-name="T121">úroveň</text:span></text:p>
      <text:list xml:id="list4347459984614" text:continue-list="list17844991" text:style-name="L9">
        <text:list-item>
          <text:p text:style-name="P365">Zvyš si jednu dovednost na pokročilou.</text:p>
        </text:list-item>
        <text:list-item>
          <text:p text:style-name="P361">Vyber si další základní nebo pokročilý recept.</text:p>
        </text:list-item>
        <text:list-item>
          <text:p text:style-name="P363">Můžeš si připoutat celkem čtyři magické předměty.</text:p>
        </text:list-item>
      </text:list>
      <text:h text:style-name="P292" text:outline-level="4"><text:soft-page-break/>Výroba magických předmětů</text:h>
      <text:list xml:id="list164617464" text:style-name="L12">
        <text:list-item>
          <text:p text:style-name="P411">Za den (mezi dvěma vydatnými spánky) můžeš zpracovat jen určité množství magenergie: Duše + úroveň.</text:p>
        </text:list-item>
      </text:list>
      <text:list xml:id="list3678390394" text:style-name="L13">
        <text:list-item>
          <text:list>
            <text:list-item>
              <text:p text:style-name="P41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14">Na výrobu předmětů je potřeba <text:span text:style-name="T488">alchymistická</text:span> aparatura, která se vejde do malé truhlice <text:span text:style-name="T486">(dá se pohodlně nosit v ruce nebo v torně)</text:span>. <text:span text:style-name="T458">V této truhlici nosíš také suroviny.</text:span></text:p>
        </text:list-item>
        <text:list-item>
          <text:p text:style-name="P415"><text:span text:style-name="T489">Předměty se vyrábí z připravených polotovarů, takže v</text:span>ýroba každého <text:span text:style-name="T489">z nich</text:span> zabere <text:span text:style-name="T489">jen</text:span> několik minut.</text:p>
        </text:list-item>
        <text:list-item>
          <text:p text:style-name="P412"><text:span text:style-name="T487">V</text:span>yrobené <text:span text:style-name="T487">předměty</text:span> si své magické vlastnosti uchovají jen několik hodin.</text:p>
        </text:list-item>
      </text:list>
      <text:h text:style-name="Heading_20_3" text:outline-level="3"><text:span text:style-name="T558">Základní alchymistické r</text:span>ecepty</text:h>
      <text:h text:style-name="Heading_20_5" text:outline-level="5">Léčivý lektvar</text:h>
      <text:p text:style-name="P74"><text:span text:style-name="T384">Potřebná magenergie</text:span><text:span text:style-name="T380">:</text:span> 1 mag</text:p>
      <text:p text:style-name="P83"><text:span text:style-name="T423">V průběhu krátkého odpočinku v</text:span>yléčí (Duše <text:span text:style-name="T423">alchymisty + k6</text:span>) životů <text:span text:style-name="T423">(nevrací životy v boji)</text:span>. <text:span text:style-name="T580">Další léčivý lektvar (libovolného druhu) bude na stejný cíl účinkovat až poté, co se doléčí do plných životů.</text:span></text:p>
      <text:h text:style-name="P265" text:outline-level="5">Megacloumák</text:h>
      <text:p text:style-name="P84"><text:span text:style-name="T445">Potřebná magenergie</text:span><text:span text:style-name="T446">:</text:span><text:span text:style-name="T428"> 1 mag<text:line-break/></text:span><text:span text:style-name="T447">Trvání:</text:span><text:span text:style-name="T429"> </text:span><text:span text:style-name="T426">Několik minut</text:span></text:p>
      <text:p text:style-name="P84"><text:span text:style-name="T428">Odstraní mdloby, ochromení, paralýzu </text:span><text:span text:style-name="T451">a</text:span><text:span text:style-name="T428"> křeče </text:span><text:span text:style-name="T451">a </text:span><text:span text:style-name="T432">po dobu trvání</text:span><text:span text:style-name="T451"> probere postavu z bezv</text:span><text:span text:style-name="T432">ědomí.</text:span></text:p>
      <text:h text:style-name="P274" text:outline-level="5"><text:soft-page-break/>Lakmusový papírek</text:h>
      <text:p text:style-name="P85"><text:span text:style-name="T445">Potřebná magenergie</text:span><text:span text:style-name="T446">:</text:span><text:span text:style-name="T428"> </text:span><text:span text:style-name="T433">2</text:span><text:span text:style-name="T428"> mag</text:span><text:span text:style-name="T433">y</text:span></text:p>
      <text:p text:style-name="P168"><text:span text:style-name="T433">Z</text:span><text:span text:style-name="T432">jistí složení jakékoliv kapaliny (mimo jiné rozpozná účinek lektvaru).</text:span></text:p>
      <text:h text:style-name="P266" text:outline-level="5">Vlčí mor</text:h>
      <text:p text:style-name="P86"><text:span text:style-name="T445">Potřebná magenergie</text:span><text:span text:style-name="T446">: </text:span><text:span text:style-name="T437">1</text:span><text:span text:style-name="T428"> mag<text:line-break/></text:span><text:span text:style-name="T449">S</text:span><text:span text:style-name="T450">íla jedu:</text:span><text:span text:style-name="T435"> </text:span><text:span text:style-name="T438">6</text:span><text:span text:style-name="T435"><text:line-break/></text:span><text:span text:style-name="T448">Latence:</text:span><text:span text:style-name="T436"> </text:span><text:span text:style-name="T439">1</text:span><text:span text:style-name="T438">30</text:span><text:span text:style-name="T436"> minut</text:span></text:p>
      <text:p text:style-name="P169"><text:span text:style-name="T436">J</text:span><text:span text:style-name="T432">ed na otravu </text:span><text:span text:style-name="T443">zbraní a</text:span><text:span text:style-name="T432"> šípů.</text:span></text:p>
      <text:h text:style-name="P267" text:outline-level="5">Detekční hůlka</text:h>
      <text:p text:style-name="P86"><text:span text:style-name="T445">Potřebná magenergie</text:span><text:span text:style-name="T446">:</text:span><text:span text:style-name="T428"> </text:span><text:span text:style-name="T433">2</text:span><text:span text:style-name="T428"> mag</text:span><text:span text:style-name="T433">y</text:span><text:span text:style-name="T428"><text:line-break/></text:span><text:span text:style-name="T447">Trvání:</text:span><text:span text:style-name="T429"> </text:span><text:span text:style-name="T426">Několik minut</text:span></text:p>
      <text:p text:style-name="P170"><text:span text:style-name="T426">U</text:span><text:span text:style-name="T432">možní najít tajné vchody nebo schránky. Nedává ale znalost, jak je otevřít, ani jestli jsou zapas</text:span><text:span text:style-name="T434">tě</text:span><text:span text:style-name="T432">né.</text:span></text:p>
      <text:h text:style-name="P268" text:outline-level="5">Pavoučí lektvar</text:h>
      <text:p text:style-name="P87"><text:span text:style-name="T445">Potřebná magenergie</text:span><text:span text:style-name="T446">:</text:span><text:span text:style-name="T428"> 1 mag<text:line-break/></text:span><text:span text:style-name="T447">Trvání:</text:span><text:span text:style-name="T429"> </text:span><text:span text:style-name="T426">Několik minut</text:span></text:p>
      <text:p text:style-name="P171"><text:span text:style-name="T426">P</text:span><text:span text:style-name="T432">o dobu trvání se postava udrží na jakémkoliv pevném povrchu, </text:span><text:span text:style-name="T444">klidně i hlavou dolů</text:span><text:span text:style-name="T432">.</text:span></text:p>
      <text:h text:style-name="Heading_20_3" text:outline-level="3"><text:span text:style-name="T558">Pokročilé alchymistické r</text:span>ecepty</text:h>
      <text:h text:style-name="Heading_20_5" text:outline-level="5">Antigravitační cloumák</text:h>
      <text:p text:style-name="P74"><text:span text:style-name="T384">Potřebná magenergie</text:span><text:span text:style-name="T380">:</text:span> 1 mag<text:line-break/><text:span text:style-name="T384">Trvání:</text:span><text:span text:style-name="T424"> několik minut</text:span></text:p>
      <text:p text:style-name="P88">Cíl spolu se vším, co nese, bude po dobu působení pociťovat slabší gravitaci (zhruba jako na Měsíci).</text:p>
      <text:h text:style-name="Heading_20_5" text:outline-level="5"><text:soft-page-break/>Čarovná rtuť</text:h>
      <text:p text:style-name="P75"><text:span text:style-name="T69">Potřebná magenergie</text:span><text:span text:style-name="T67">:</text:span><text:span text:style-name="T197"> 1 mag<text:line-break/></text:span><text:span text:style-name="T70">Trvání:</text:span><text:span text:style-name="T219"> Do prvního úspěšného použití</text:span></text:p>
      <text:p text:style-name="P89"><text:span text:style-name="T197">Jestliže se někde v </text:span><text:span text:style-name="T217">krátké</text:span><text:span text:style-name="T197"> vzdálenosti, vyskytuje zlato, </text:span>stříbro či drahé kamení, kulička<text:span text:style-name="T66"> </text:span><text:span text:style-name="T197">se </text:span><text:span text:style-name="T216">k němu</text:span><text:span text:style-name="T197"> začne kutálet. </text:span><text:span text:style-name="T218">Po úspěšném použití své schopnosti ztrácí.</text:span></text:p>
      <text:h text:style-name="P257" text:outline-level="5">Lektvar chladných vod</text:h>
      <text:p text:style-name="P76"><text:span text:style-name="T69">Potřebná magenergie</text:span><text:span text:style-name="T71">:</text:span><text:span text:style-name="T218"> 1 mag<text:line-break/></text:span><text:span text:style-name="T70">Trvání:</text:span><text:span text:style-name="T219"> </text:span><text:span text:style-name="T220">Několik minut</text:span></text:p>
      <text:p text:style-name="P97">Postavě, která tento lektvar vypila, se po dobu jeho působení jakékoliv utrpěné zranění ohněm snižuje o 3.</text:p>
      <text:h text:style-name="P275" text:outline-level="5"><text:span text:style-name="T218">Lektvar mlhovin</text:span><text:span text:style-name="T221">y</text:span></text:h>
      <text:p text:style-name="P77"><text:span text:style-name="T69">Potřebná magenergie</text:span><text:span text:style-name="T71">:</text:span><text:span text:style-name="T218"> 1 mag<text:line-break/></text:span><text:span text:style-name="T70">Trvání:</text:span><text:span text:style-name="T219"> </text:span><text:span text:style-name="T220">Několik minut</text:span></text:p>
      <text:p text:style-name="P77"><text:span text:style-name="T427">Mlžná forma po dobu působení (bez výbavy a oblečení)</text:span><text:span text:style-name="T426">.</text:span></text:p>
      <text:h text:style-name="P269" text:outline-level="5">Lektvar zmenšování</text:h>
      <text:p text:style-name="P78"><text:span text:style-name="T445">Potřebná magenergie</text:span><text:span text:style-name="T446">:</text:span><text:span text:style-name="T428"> 1 mag<text:line-break/></text:span><text:span text:style-name="T447">Trvání:</text:span><text:span text:style-name="T429"> </text:span><text:span text:style-name="T426">Několik minut</text:span></text:p>
      <text:p text:style-name="P91"><text:span text:style-name="T426">P</text:span><text:span text:style-name="T425">o dobu trvání se postava zmenší na polovinu spolu se vším, co nese. Na polovinu se jí tím sníží Velikost (a tedy počet životů – aktuální i maximální). Vlastnosti se nezmění.</text:span></text:p>
      <text:p text:style-name="P90"><text:span text:style-name="T431">/* Síla by možná mohla klesnout, ale asi nemusí</text:span><text:span text:style-name="T430"> </text:span><text:span text:style-name="T431">*/</text:span></text:p>
      <text:h text:style-name="P270" text:outline-level="5">Lektvar rychlosti</text:h>
      <text:p text:style-name="P79"><text:span text:style-name="T445">Potřebná magenergie</text:span><text:span text:style-name="T446">:</text:span><text:span text:style-name="T428"> 1 mag<text:line-break/></text:span><text:span text:style-name="T447">Trvání:</text:span><text:span text:style-name="T429"> </text:span><text:span text:style-name="T426">Několik minut</text:span></text:p>
      <text:p text:style-name="P92"><text:span text:style-name="T426">Z</text:span><text:span text:style-name="T425">dvojnásobí rychlost běhu (postava bude běhat zhruba stejně rychle jako kůň).</text:span></text:p>
      <text:h text:style-name="P271" text:outline-level="5"><text:soft-page-break/>Černá zhouba</text:h>
      <text:p text:style-name="P80"><text:span text:style-name="T445">Potřebná magenergie</text:span><text:span text:style-name="T446">: </text:span><text:span text:style-name="T437">1</text:span><text:span text:style-name="T428"> mag<text:line-break/></text:span><text:span text:style-name="T449">S</text:span><text:span text:style-name="T450">íla jedu:</text:span><text:span text:style-name="T435"> 7<text:line-break/></text:span><text:span text:style-name="T448">Latence:</text:span><text:span text:style-name="T436"> 1 minuta</text:span></text:p>
      <text:p text:style-name="P94"><text:span text:style-name="T435">P</text:span><text:span text:style-name="T425">aralytický jed.</text:span></text:p>
      <text:h text:style-name="P272" text:outline-level="5">Jablečná vůně</text:h>
      <text:p text:style-name="P81"><text:span text:style-name="T445">Potřebná magenergie</text:span><text:span text:style-name="T446">: </text:span><text:span text:style-name="T437">1</text:span><text:span text:style-name="T428"> mag<text:line-break/></text:span><text:span text:style-name="T449">S</text:span><text:span text:style-name="T450">íla jedu:</text:span><text:span text:style-name="T435"> </text:span><text:span text:style-name="T437">6</text:span><text:span text:style-name="T435"><text:line-break/></text:span><text:span text:style-name="T448">Latence:</text:span><text:span text:style-name="T436"> </text:span><text:span text:style-name="T437">5 kol</text:span></text:p>
      <text:p text:style-name="P95"><text:span text:style-name="T437">P</text:span><text:span text:style-name="T425">lynný jed. </text:span><text:span text:style-name="T440">Oblak zaplní několik metrů chodby nebo malou místnost.</text:span></text:p>
      <text:h text:style-name="P273" text:outline-level="5">Melenova pomsta</text:h>
      <text:p text:style-name="P82"><text:span text:style-name="T445">Potřebná magenergie</text:span><text:span text:style-name="T446">: </text:span><text:span text:style-name="T437">1</text:span><text:span text:style-name="T428"> mag<text:line-break/></text:span><text:span text:style-name="T449">S</text:span><text:span text:style-name="T450">íla jedu:</text:span><text:span text:style-name="T435"> </text:span><text:span text:style-name="T439">7</text:span><text:span text:style-name="T435"><text:line-break/></text:span><text:span text:style-name="T448">Latence:</text:span><text:span text:style-name="T436"> </text:span><text:span text:style-name="T439">1</text:span><text:span text:style-name="T436"> </text:span><text:span text:style-name="T439">hodina</text:span></text:p>
      <text:p text:style-name="P96"><text:span text:style-name="T439">J</text:span><text:span text:style-name="T425">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11"><text:span text:style-name="T215">1. </text:span><text:span text:style-name="T199">úroveň</text:span></text:p>
      <text:list xml:id="list4347226448976" text:continue-list="list4346193622747" text:style-name="L10">
        <text:list-item>
          <text:p text:style-name="P395"><text:span text:style-name="T259">Umíš </text:span><text:span text:style-name="T333">základy</text:span><text:span text:style-name="T259"> </text:span><text:span text:style-name="T318">následující</text:span><text:span text:style-name="T333">ch</text:span><text:span text:style-name="T259"> dovednost</text:span><text:span text:style-name="T333">í</text:span><text:span text:style-name="T257">:</text:span></text:p>
          <text:list>
            <text:list-item>
              <text:p text:style-name="P350">Čtení a psaní</text:p>
            </text:list-item>
            <text:list-item>
              <text:p text:style-name="P353"><text:span text:style-name="T404">J</text:span><text:span text:style-name="T403">eden </text:span>Starý jazyk</text:p>
            </text:list-item>
            <text:list-item>
              <text:p text:style-name="P357">Jednu další dovednost podle svého výběru</text:p>
            </text:list-item>
          </text:list>
        </text:list-item>
      </text:list>
      <text:list xml:id="list4347718091729" text:continue-list="list4347284781836" text:style-name="L7">
        <text:list-item>
          <text:p text:style-name="P389"><text:span text:style-name="T224">U</text:span><text:span text:style-name="T197">míš získávat magenergii </text:span><text:span text:style-name="T139">zaostřením vůle</text:span><text:span text:style-name="T72"> </text:span><text:span text:style-name="T322">(</text:span><text:span text:style-name="T325">po deseti minutách </text:span><text:span text:style-name="T101">soustředění</text:span><text:span text:style-name="T325"> se ti</text:span><text:span text:style-name="T324"> doplní </text:span><text:span text:style-name="T328">na maximum</text:span><text:span text:style-name="T322">)</text:span><text:span text:style-name="T197">.</text:span></text:p>
        </text:list-item>
        <text:list-item>
          <text:p text:style-name="P390"><text:soft-page-break/><text:span text:style-name="T224">Umíš sesílat </text:span><text:span text:style-name="T338">dvě ze základních kouzel</text:span><text:span text:style-name="T224"> podle svého výběru</text:span><text:span text:style-name="T199">.</text:span></text:p>
        </text:list-item>
        <text:list-item>
          <text:p text:style-name="P416"><text:span text:style-name="T199">M</text:span><text:span text:style-name="T197">áš schopnost </text:span><text:span text:style-name="T67">spřádání kouzel</text:span><text:span text:style-name="T197">:</text:span></text:p>
          <text:list>
            <text:list-item>
              <text:p text:style-name="P343"><text:span text:style-name="T199">Kdykoliv sešleš kouzlo, které jsi v předchozích několika minutách ještě </text:span><text:span text:style-name="T515">nepoužil</text:span><text:span text:style-name="T199">, bude tě stát o 1 mag méně (nejméně ale 1 mag).</text:span></text:p>
            </text:list-item>
          </text:list>
        </text:list-item>
        <text:list-item>
          <text:p text:style-name="P383">Můžeš si připoutat jeden magický předmět, který <text:span text:style-name="T540">získáš</text:span> na výpravách za dobrodružstvím. <text:span text:style-name="T541">Pokud si takto připoutáš svitek s kouzlem, můžeš toto kouzlo sesílat, jako bys ho uměl.</text:span></text:p>
        </text:list-item>
      </text:list>
      <text:p text:style-name="P111"><text:span text:style-name="T225">2</text:span><text:span text:style-name="T215">. </text:span><text:span text:style-name="T199">úroveň</text:span></text:p>
      <text:list xml:id="list478409118" text:style-name="L14">
        <text:list-item>
          <text:p text:style-name="P417"><text:span text:style-name="T199">V</text:span><text:span text:style-name="T197">yber si </text:span><text:span text:style-name="T345">další</text:span><text:span text:style-name="T197"> dvě </text:span><text:span text:style-name="T345">ze základních kouzel</text:span><text:span text:style-name="T197">.</text:span></text:p>
        </text:list-item>
        <text:list-item>
          <text:p text:style-name="P319">Můžeš si připoutat celkem dva magické předměty.</text:p>
        </text:list-item>
        <text:list-item>
          <text:p text:style-name="P319">Nauč se základy jedné dovednosti.</text:p>
        </text:list-item>
      </text:list>
      <text:p text:style-name="P111"><text:span text:style-name="T225">3</text:span><text:span text:style-name="T215">. </text:span><text:span text:style-name="T199">úroveň</text:span></text:p>
      <text:list xml:id="list4346335828960" text:continue-list="list4347598553653" text:style-name="L5">
        <text:list-item>
          <text:p text:style-name="P306">Zvyš si jednu vlastnost (rozdíl mezi tvou nejvyšší a nejnižší může být nejvýše 3).</text:p>
        </text:list-item>
      </text:list>
      <text:list xml:id="list4347841143159" text:continue-list="list4347718091729" text:style-name="L7">
        <text:list-item>
          <text:p text:style-name="P418"><text:span text:style-name="T199">V</text:span><text:span text:style-name="T197">yber si dvě </text:span><text:span text:style-name="T346">ze základních nebo pokročilých kouzel</text:span><text:span text:style-name="T197">.</text:span></text:p>
        </text:list-item>
        <text:list-item>
          <text:p text:style-name="P342">Nauč se základy jedné dovednosti nebo si zvyš jednu dovednost na pokročilou.</text:p>
        </text:list-item>
      </text:list>
      <text:p text:style-name="P111"><text:span text:style-name="T225">4</text:span><text:span text:style-name="T215">. </text:span><text:span text:style-name="T199">úroveň</text:span></text:p>
      <text:list xml:id="list4347487200239" text:continue-list="list478409118" text:style-name="L14">
        <text:list-item>
          <text:p text:style-name="P320"><text:span text:style-name="T531">V</text:span>yber si dvě <text:span text:style-name="T557">ze základních nebo pokročilých kouzel</text:span>.</text:p>
        </text:list-item>
        <text:list-item>
          <text:p text:style-name="P307">Můžeš si připoutat celkem tři magické předměty.</text:p>
        </text:list-item>
        <text:list-item>
          <text:p text:style-name="P307">Zvyš si jednu dovednost na pokročilou.</text:p>
        </text:list-item>
      </text:list>
      <text:p text:style-name="P111"><text:span text:style-name="T225">5</text:span><text:span text:style-name="T215">. </text:span><text:span text:style-name="T199">úroveň</text:span></text:p>
      <text:list xml:id="list4346382423775" text:continue-list="list4346335828960" text:style-name="L5">
        <text:list-item>
          <text:p text:style-name="P306"><text:soft-page-break/>Zvyš si jednu vlastnost (rozdíl mezi tvou nejvyšší a nejnižší může být nejvýše 3).</text:p>
        </text:list-item>
      </text:list>
      <text:list xml:id="list4346981096115" text:continue-list="list4347841143159" text:style-name="L7">
        <text:list-item>
          <text:p text:style-name="P321"><text:span text:style-name="T531">V</text:span>yber si dvě <text:span text:style-name="T557">ze základních nebo pokročilých kouzel</text:span>.</text:p>
        </text:list-item>
        <text:list-item>
          <text:p text:style-name="P364">Nauč se základy jedné dovednosti nebo si zvyš jednu dovednost na pokročilou.</text:p>
        </text:list-item>
      </text:list>
      <text:p text:style-name="P159"><text:span text:style-name="T135">6</text:span><text:span text:style-name="T134">. </text:span><text:span text:style-name="T121">úroveň</text:span></text:p>
      <text:list xml:id="list4346246684795" text:continue-list="list4347459984614" text:style-name="L9">
        <text:list-item>
          <text:p text:style-name="P367"><text:span text:style-name="T531">V</text:span>yber si dvě <text:span text:style-name="T557">ze základních nebo pokročilých kouzel</text:span>.</text:p>
        </text:list-item>
        <text:list-item>
          <text:p text:style-name="P366">Zvyš si jednu dovednost na pokročilou.</text:p>
        </text:list-item>
        <text:list-item>
          <text:p text:style-name="P363">Můžeš si připoutat celkem čtyři magické předměty.</text:p>
        </text:list-item>
      </text:list>
      <text:h text:style-name="P293" text:outline-level="4"><text:span text:style-name="T229">S</text:span><text:span text:style-name="T197">vitky s kouzly</text:span></text:h>
      <text:p text:style-name="P14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423384219" text:style-name="L15">
        <text:list-item>
          <text:p text:style-name="P344">Připoutaný svitek při sesílání kouzla nemusíš držet v ruce, ale musíš ho mít u sebe (třeba v torně).</text:p>
        </text:list-item>
        <text:list-item>
          <text:p text:style-name="P419"><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345">Když potřebnou magenergii nemáš nebo nechceš zaplatit, kouzlo stále můžeš seslat, ale svitek se při tom nenávratně zničí.</text:p>
        </text:list-item>
        <text:list-item>
          <text:p text:style-name="P344">Při přestupu na další úroveň se místo kouzla z pravidel můžeš naučit kouzlo ze svitku. Od té chvíle ho budeš moci sesílat, i když svitek nebudeš mít připoutaný.</text:p>
        </text:list-item>
        <text:list-item>
          <text:p text:style-name="P420"><text:span text:style-name="T7">Kouzelnická kouzla může ze svitk</text:span><text:span text:style-name="T13">ů</text:span><text:span text:style-name="T7"> sesílat jen kouzelník.</text:span></text:p>
        </text:list-item>
      </text:list>
      <text:h text:style-name="P294" text:outline-level="4"><text:soft-page-break/>Sesílání kouzel</text:h>
      <text:p text:style-name="P10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01416769" text:style-name="L16">
        <text:list-item>
          <text:p text:style-name="P42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559">Základní k</text:span>ouzelnická kouzla</text:h>
      <text:h text:style-name="P276" text:outline-level="5"><text:span text:style-name="T506">Dým </text:span>*Fumideó*</text:h>
      <text:p text:style-name="P43"><text:span text:style-name="T74">Magenergie</text:span><text:span text:style-name="T75">:</text:span> <text:span text:style-name="T481">2</text:span> mag<text:span text:style-name="T481">y</text:span><text:line-break/><text:span text:style-name="T380">Dosah:</text:span> místo ve střední vzdálenosti<text:span text:style-name="T517"><text:line-break/></text:span><text:span text:style-name="T393">Trvání:</text:span><text:span text:style-name="T480"> několik minut</text:span></text:p>
      <text:p text:style-name="P132">Kouzlo vytvoří všude v krátké vzdálenosti <text:span text:style-name="T516">od cílového místa</text:span> hustý, neprůhledný dým. Kouř je těžší než vzduch, <text:span text:style-name="T514">ale vítr jej snadno rozfouká</text:span>.</text:p>
      <text:h text:style-name="P277" text:outline-level="5">Hyperprostor<text:span text:style-name="T197"> *Hye archom*</text:span></text:h>
      <text:p text:style-name="P63"><text:span text:style-name="T74">Magenergie</text:span><text:span text:style-name="T75">:</text:span> <text:span text:style-name="T521">1</text:span> mag<text:span text:style-name="T482"><text:line-break/></text:span><text:span text:style-name="T394">Rozsah:</text:span><text:span text:style-name="T519"> 1 tvor předmět nebo do velikosti krolla v kontaktní vzdálenosti</text:span><text:line-break/><text:span text:style-name="T380">Dosah:</text:span> <text:span text:style-name="T519">místo v krátké vzdálenosti</text:span></text:p>
      <text:p text:style-name="P21">Pomocí tohoto kouzla můžeš jednoho tvora nebo předmět do velikosti krolla přemístit na jiné místo v <text:span text:style-name="T380">krátké vzdálenosti</text:span>. Pokud je cílem živý tvor, ne<text:span text:style-name="T574">potřebuješ jeho souhlas</text:span>.<text:line-break/><text:tab/><text:span text:style-name="T574">Hyperprostor je možný pouze v případě, že jsi přesvědčený, že cílové místo teleportovaného tvora nebo předmět udrží, a že tam bude moci stabilně stát. N</text:span>ení tedy možné teleportovat třeba do vzduchu, <text:span text:style-name="T572">do vody</text:span> nebo na tenké větve stromu. <text:span text:style-name="T573">Můžeš ale někoho přemístit na propadlo, o kterém jsi nevěděl a byl jsi tudíž přesvěd</text:span><text:soft-page-break/><text:span text:style-name="T573">čený, že tam je pevná podlaha.</text:span><text:line-break/><text:tab/><text:span text:style-name="T518">Pokud jsi na cílovém místě</text:span> osobně byl od chvíle, kdy se<text:span text:style-name="T482">s</text:span> naposledy probudil, <text:span text:style-name="T518">tak ho při sesílání nemusíš vidět</text:span>. <text:span text:style-name="T518">Když</text:span> je <text:span text:style-name="T518">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572">nese, včetně případných živých tvorů</text:span>. <text:span text:style-name="T572">Cíl, který se pevně drží někoho nebo něčeho, co sám nezvedne nebo neunese, nebo je to pevně spojené s něčím těžkým, není možné teleportovat.</text:span> To například znamená, že je-li svázán, přenese se i s pouty <text:span text:style-name="T572">(protože je nese)</text:span>, <text:span text:style-name="T520">ale</text:span> <text:span text:style-name="T520">když je</text:span> někde přivázán nebo připoután, není jej možné přenést.<text:line-break/><text:tab/><text:span text:style-name="T522">Když cíl teleportuješ někomu do zad, bude mít v příštím kole bonus +2 za přípravu.</text:span></text:p>
      <text:p text:style-name="P192"><text:span text:style-name="T359">/</text:span><text:span text:style-name="T360">* </text:span><text:span text:style-name="T583">teleportuješ se spolu se vším, co uneseš</text:span> <text:s/><text:span text:style-name="T582">*/</text:span></text:p>
      <text:h text:style-name="P278" text:outline-level="5">Magický štít *Magomágen*</text:h>
      <text:p text:style-name="P65"><text:span text:style-name="T74">Magenergie</text:span><text:span text:style-name="T75">:</text:span><text:span text:style-name="T197"> </text:span><text:span text:style-name="T236">2</text:span><text:span text:style-name="T197"> mag</text:span><text:span text:style-name="T237">y<text:line-break/></text:span><text:span text:style-name="T76">Dosah:</text:span><text:span text:style-name="T237"> </text:span><text:span text:style-name="T238">krátký</text:span></text:p>
      <text:p text:style-name="P31"><text:span text:style-name="T482">K</text:span>olem tvého cíle se na okamžik vytvoří neviditelný magický štít. <text:span text:style-name="T560">Proti</text:span> vše<text:span text:style-name="T560">m</text:span> útok<text:span text:style-name="T560">ům</text:span> veden<text:span text:style-name="T561">ým</text:span> proti němu v tomto kole si házíš na obranu Duší s bonusem +2 za plnou obranu. <text:span text:style-name="T562">Když se brání také, počítá se lepší z výsledků.</text:span></text:p>
      <text:h text:style-name="P279" text:outline-level="5">Modrý blesk *Artak bárak*</text:h>
      <text:p text:style-name="P66"><text:span text:style-name="T74">Magenergie</text:span><text:span text:style-name="T75">:</text:span><text:span text:style-name="T197"> </text:span><text:span text:style-name="T262">3</text:span><text:span text:style-name="T197"> mag</text:span><text:span text:style-name="T237">y<text:line-break/></text:span><text:span text:style-name="T76">Dosah:</text:span><text:span text:style-name="T237"> </text:span><text:span text:style-name="T293">střední</text:span><text:span text:style-name="T238"><text:line-break/></text:span><text:span text:style-name="T79">Rozsah:</text:span><text:span text:style-name="T262"> 1 cíl<text:line-break/></text:span><text:span text:style-name="T80">Hod:</text:span><text:span text:style-name="T263"> Duše + k6 proti Síle</text:span><text:span text:style-name="T262"><text:line-break/></text:span><text:span text:style-name="T80">Zranění:</text:span><text:span text:style-name="T263"> </text:span><text:span text:style-name="T294">4</text:span><text:span text:style-name="T263">kz bleskem</text:span></text:p>
      <text:p text:style-name="P26"><text:soft-page-break/>Ode zranění se odečítá zbroj a štít.</text:p>
      <text:h text:style-name="P280" text:outline-level="5">Protoplazma *Prorep tohabet*</text:h>
      <text:p text:style-name="P68"><text:span text:style-name="T74">Magenergie</text:span><text:span text:style-name="T75">:</text:span><text:span text:style-name="T197"> </text:span><text:span text:style-name="T262">3</text:span><text:span text:style-name="T197"> mag</text:span><text:span text:style-name="T237">y<text:line-break/></text:span><text:span text:style-name="T76">Dosah:</text:span><text:span text:style-name="T237"> </text:span><text:span text:style-name="T238">k</text:span><text:span text:style-name="T265">o</text:span><text:span text:style-name="T298">n</text:span><text:span text:style-name="T265">taktní</text:span><text:span text:style-name="T238"><text:line-break/></text:span><text:span text:style-name="T79">Rozsah:</text:span><text:span text:style-name="T262"> 1 cíl<text:line-break/></text:span><text:span text:style-name="T94">Trvání:</text:span><text:span text:style-name="T297"> několik minut<text:line-break/></text:span><text:span text:style-name="T351">Hod: Duše + k6 proti Finese</text:span><text:span text:style-name="T237"><text:line-break/></text:span><text:span text:style-name="T93">Možnosti v případě </text:span><text:span text:style-name="T95">zásahu</text:span><text:span text:style-name="T93">:</text:span><text:span text:style-name="T296"> nevýhoda, zpomalení</text:span></text:p>
      <text:p text:style-name="P34">Po chvíli soustředění z <text:span text:style-name="T510">tvých</text:span> rozpažených rukou vytrysknou proudy lepkavého protoplazmatického slizu.</text:p>
      <text:h text:style-name="P281" text:outline-level="5">Sugesce *Inirinsico*</text:h>
      <text:p text:style-name="P67"><text:span text:style-name="T74">Magenergie</text:span><text:span text:style-name="T75">:</text:span><text:span text:style-name="T197"> </text:span><text:span text:style-name="T298">2</text:span><text:span text:style-name="T197"> mag</text:span><text:span text:style-name="T237">y<text:line-break/></text:span><text:span text:style-name="T76">Dosah:</text:span><text:span text:style-name="T237"> </text:span><text:span text:style-name="T299">k</text:span><text:span text:style-name="T310">ontaktní</text:span><text:span text:style-name="T238"><text:line-break/></text:span><text:span text:style-name="T79">Rozsah:</text:span><text:span text:style-name="T262"> 1 </text:span><text:span text:style-name="T300">inteligentní tvor</text:span><text:span text:style-name="T262"><text:line-break/></text:span><text:span text:style-name="T94">Trvání:</text:span><text:span text:style-name="T297"> několik minut<text:line-break/></text:span><text:span text:style-name="T98">Hod:</text:span><text:span text:style-name="T304"> Duše + k6 proti Duši</text:span></text:p>
      <text:p text:style-name="P33">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523">si</text:span> pravý stav věcí a vzpomene si, že tě slyšel vyslovit kouzelné slovo. Co z toho vyvodí a jak zareaguje, je na úvaze Pána jeskyně.</text:p>
      <text:h text:style-name="P281" text:outline-level="5">Světlo <text:span text:style-name="T197">*Luxmen*</text:span></text:h>
      <text:p text:style-name="P67"><text:span text:style-name="T74">Magenergie</text:span><text:span text:style-name="T75">:</text:span><text:span text:style-name="T197"> </text:span><text:span text:style-name="T236">2</text:span><text:span text:style-name="T197"> mag</text:span><text:span text:style-name="T237">y<text:line-break/></text:span><text:span text:style-name="T87">Dosah:</text:span><text:span text:style-name="T277"> Dotyk<text:line-break/></text:span><text:span text:style-name="T99">Trvání:</text:span><text:span text:style-name="T305"> několik minut</text:span><text:span text:style-name="T277"><text:line-break/></text:span><text:span text:style-name="T88">Oslepení:</text:span><text:span text:style-name="T278"> Duše + k6 proti Finese</text:span></text:p>
      <text:p text:style-name="P32"><text:soft-page-break/>Předmět, kterého se dotkneš, bude <text:span text:style-name="T564">několik minut </text:span>svítit <text:span text:style-name="T565">asi jako lucerna</text:span>. <text:span text:style-name="T565">Kdykoliv v průběhu trvání můžeš pomocí </text:span><text:span text:style-name="T395">s</text:span><text:span text:style-name="T396">oustředění</text:span><text:span text:style-name="T567"> libovolně měnit barvu světla a jeho intenzitu. Nejvyšší možná je zhruba jako maják. </text:span><text:span text:style-name="T397">Světlo</text:span><text:span text:style-name="T565"> pak ozáří i velký sál a je natolik jasné, že oslepí každého, kdo nemá předem zakryté oči a neuspěje v hodu na odolání. Když se přestaneš </text:span><text:span text:style-name="T398">soustředit</text:span><text:span text:style-name="T566">, barva a intenzita světla se vrátí na původní a případné oslepení odezní.</text:span></text:p>
      <text:h text:style-name="Heading_20_3" text:outline-level="3"><text:span text:style-name="T563">Pokročilá k</text:span>ouzelnická kouzla</text:h>
      <text:h text:style-name="P277" text:outline-level="5">Hypnóza *Sómnos*</text:h>
      <text:p text:style-name="P44"><text:span text:style-name="T74">Magenergie</text:span><text:span text:style-name="T75">:</text:span> <text:span text:style-name="T482">3</text:span> mag<text:span text:style-name="T482">y<text:line-break/></text:span><text:span text:style-name="T388">Vyvolání:</text:span><text:span text:style-name="T482"> 1 minuta</text:span><text:line-break/><text:span text:style-name="T380">Dosah:</text:span> <text:span text:style-name="T484">kontaktní</text:span></text:p>
      <text:p text:style-name="P133">Po dobu <text:span text:style-name="T387">soustředění</text:span> bude cíl plnit všechny tvoje příkazy a nebude dělat nic jiného. <text:span text:style-name="T483">Instrukce musí být jednoduché, jednoznačné věty. Může jít o nebezpečný příkaz, ale ne o sebevražedný. Dotyčný neprozradí nic, co považuje za tajemství.<text:line-break/><text:tab/>Můžeš také cíli</text:span><text:span text:style-name="T19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235">cíl</text:span><text:span text:style-name="T197"> všechno pamatuje, ledaže by dostal posthypnotický příkaz, aby na všechno zapomněl. V případě, že dojde ke konfliktu různých posthypnotických příkazů, platit bude ten, který byl zadaný nejpozději.</text:span></text:p>
      <text:h text:style-name="P277" text:outline-level="5">Levitace *Planere*</text:h>
      <text:p text:style-name="P20"><text:span text:style-name="T389">Magenergie</text:span><text:span text:style-name="T386">:</text:span> <text:span text:style-name="T485">2</text:span> mag<text:span text:style-name="T482">y<text:line-break/></text:span><text:span text:style-name="T388">Dosah:</text:span><text:span text:style-name="T482"> dotyk</text:span></text:p>
      <text:p text:style-name="P172"><text:soft-page-break/><text:span text:style-name="T197">Jedna osoba spolu se vším, co nese, nebo </text:span><text:span text:style-name="T348">podobně těžký</text:span><text:span text:style-name="T197"> předmět, kterého se dotýkáš, po dobu tvého soustředění nebude nic vážit. Když sešleš </text:span><text:span text:style-name="T67">levitaci</text:span><text:span text:style-name="T197"> na něco těžšího, tak to ztratí váhu jen částečně: Asi jako kdyby to zvedal někdo se stejnou Silou, jakou máš Duši.<text:line-break/><text:tab/></text:span><text:span text:style-name="T349">Měj na paměti, že i když cíl zdánlivě nic neváží, zachovává si svou hmotnost a setrvačnost, takže si s ním například není možné pohazovat jako s balónkem.<text:line-break/><text:tab/></text:span><text:span text:style-name="T197">Když sešleš levitaci na sebe, můžeš se po dobu </text:span><text:span text:style-name="T67">soustředění</text:span><text:span text:style-name="T197"> volně pohybovat jako ve stavu beztíže.<text:line-break/><text:tab/></text:span><text:span text:style-name="T349">Pokud přerušíš </text:span><text:span text:style-name="T103">soustředění</text:span><text:span text:style-name="T349">, nebo když se cíl</text:span><text:span text:style-name="T197">e přestaneš dotýkat</text:span><text:span text:style-name="T349">, kouzlo pomine a začne opět normálně působit gravitace.</text:span></text:p>
      <text:h text:style-name="P277" text:outline-level="5">Mágův velký mix<text:span text:style-name="T197"> *Magomegamix*</text:span></text:h>
      <text:p text:style-name="P45"><text:span text:style-name="T74">Magenergie</text:span><text:span text:style-name="T75">:</text:span><text:span text:style-name="T197"> </text:span><text:span text:style-name="T236">2</text:span><text:span text:style-name="T197"> mag</text:span><text:span text:style-name="T237">y<text:line-break/></text:span><text:span text:style-name="T76">Dosah:</text:span><text:span text:style-name="T237"> </text:span><text:span text:style-name="T238">krátký<text:line-break/></text:span><text:span text:style-name="T239">Zranění: </text:span><text:span text:style-name="T240">6</text:span><text:span text:style-name="T239">kz </text:span><text:span text:style-name="T240">(cíl si nepočítá zbroj)</text:span></text:p>
      <text:p text:style-name="P126"><text:span text:style-name="T197">Toto kouzlo nejprve vytvoří kolem zvoleného protivníka žlutý mlhovinový opar a posléze se pokusí zcela náhodně prohodit umístění všech molekul jeho těla. </text:span><text:span text:style-name="T242">Kouzlo působí jen na </text:span><text:span text:style-name="T243">tvory z masa a kostí (včetně nemrtvých, </text:span><text:span text:style-name="T244">kteří mají nějaké tělo</text:span><text:span text:style-name="T243">)</text:span><text:span text:style-name="T242">.</text:span><text:span text:style-name="T197"><text:line-break/><text:tab/></text:span><text:span text:style-name="T240">Hází se, jako by šlo o zraňující útok, </text:span><text:span text:style-name="T24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197"><text:line-break/><text:tab/>Seslání dalšího </text:span><text:span text:style-name="T67">mágova velkého mixu</text:span><text:span text:style-name="T197"> na takto vzniklý rosol celý efekt zvrátí, takže se místo rosolu objeví zase původní cíl. </text:span><text:span text:style-name="T241">B</text:span><text:span text:style-name="T197">ude úplně nahý, ve stejné kondici jako před sesláním prvního magomegamixu a z doby, kdy z něj byl rosol, si nebude vůbec nic pamatovat.</text:span></text:p>
      <text:h text:style-name="P277" text:outline-level="5"><text:soft-page-break/>Melenina krása *Melenebeau*</text:h>
      <text:p text:style-name="P46"><text:span text:style-name="T74">Magenergie</text:span><text:span text:style-name="T75">:</text:span><text:span text:style-name="T197"> </text:span><text:span text:style-name="T245">3</text:span><text:span text:style-name="T197"> mag</text:span><text:span text:style-name="T237">y<text:line-break/></text:span><text:span text:style-name="T76">Dosah:</text:span><text:span text:style-name="T237"> </text:span><text:span text:style-name="T245">dotyk</text:span></text:p>
      <text:p text:style-name="P134"><text:span text:style-name="T245">T</text:span><text:span text:style-name="T197">oto kouzlo změní vzezření cílové osoby tak, že bude pro ostatní jedince své rasy neobyčejně krásná, </text:span><text:span text:style-name="T247">a to</text:span><text:span text:style-name="T197"> až do chvíle, než </text:span><text:span text:style-name="T246">dotyčný</text:span><text:span text:style-name="T197"> usne.<text:line-break/><text:tab/>Poněkud nepříjemný vedlejší účinek kouzla je, že po celý další den bude cíl naopak vypadat mimořádně odpudivě.</text:span></text:p>
      <text:h text:style-name="P282" text:outline-level="5">Metamorfóza *Aloiósis*</text:h>
      <text:p text:style-name="P60"><text:span text:style-name="T74">Magenergie</text:span><text:span text:style-name="T75">:</text:span><text:span text:style-name="T197"> </text:span><text:span text:style-name="T287">4</text:span><text:span text:style-name="T197"> mag</text:span><text:span text:style-name="T237">y<text:line-break/></text:span><text:span text:style-name="T76">Dosah:</text:span><text:span text:style-name="T237"> </text:span><text:span text:style-name="T287">dotyk</text:span><text:span text:style-name="T238"><text:line-break/></text:span><text:span text:style-name="T79">Rozsah:</text:span><text:span text:style-name="T262"> 1 humanoidní osoba<text:line-break/></text:span><text:span text:style-name="T91">Sesílání:</text:span><text:span text:style-name="T287"> 1 minuta<text:line-break/></text:span><text:span text:style-name="T92">Trvání:</text:span><text:span text:style-name="T288"> několik minut</text:span></text:p>
      <text:p text:style-name="P154"><text:span text:style-name="T19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28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290">nezíská</text:span><text:span text:style-name="T289"> jiné </text:span><text:span text:style-name="T290">než rasové</text:span><text:span text:style-name="T289"> schopnosti ani dovednosti cílového tvora, </text:span><text:span text:style-name="T290">vlastnosti získané kouzlem nebo ma</text:span><text:soft-page-break/><text:span text:style-name="T290">gickým původem, ani specifické zranitelnosti </text:span><text:span text:style-name="T262">(v podobě lykantropa mu tedy </text:span><text:span text:style-name="T290">například</text:span><text:span text:style-name="T262"> nebude vadit stříbro)</text:span><text:span text:style-name="T289">.<text:line-break/><text:tab/></text:span><text:span text:style-name="T291">Zpětná proměna </text:span><text:span text:style-name="T292">nastane samovolně a</text:span><text:span text:style-name="T291"> trvá stejně dlouho jako sesílání.</text:span></text:p>
      <text:h text:style-name="P283" text:outline-level="5">Montvho čardáš *Montymero*</text:h>
      <text:p text:style-name="P54"><text:span text:style-name="T74">Magenergie</text:span><text:span text:style-name="T75">:</text:span><text:span text:style-name="T197"> </text:span><text:span text:style-name="T286">4</text:span><text:span text:style-name="T197"> mag</text:span><text:span text:style-name="T237">y<text:line-break/></text:span><text:span text:style-name="T76">Dosah:</text:span><text:span text:style-name="T237"> </text:span><text:span text:style-name="T238">krátký<text:line-break/></text:span><text:span text:style-name="T79">Rozsah:</text:span><text:span text:style-name="T262"> 1-</text:span><text:span text:style-name="T268">3</text:span><text:span text:style-name="T262"> cíl</text:span><text:span text:style-name="T268">e</text:span><text:span text:style-name="T266"><text:line-break/></text:span><text:span text:style-name="T80">Hod:</text:span><text:span text:style-name="T263"> Duše + k6 proti </text:span><text:span text:style-name="T266">Duši </text:span><text:span text:style-name="T268">(ověření každé kolo)</text:span><text:span text:style-name="T266"><text:line-break/></text:span><text:span text:style-name="T82">Trvání:</text:span><text:span text:style-name="T267"> Soustředění</text:span></text:p>
      <text:p text:style-name="P55"><text:span text:style-name="T266">Toto kouzlo účinkuje pouze na inteligentní cíle (tedy s vyšší než zvířecí inteligencí). Protivníci, kteří neuspějí v hodu na obranu proti kouzlu, jsou postiženi těžkým psychickým šokem a po dobu </text:span><text:span text:style-name="T81">soustředění</text:span><text:span text:style-name="T266"> </text:span><text:span text:style-name="T268">mají potřebu </text:span><text:span text:style-name="T266">zběsile tančit a křepčit. </text:span><text:span text:style-name="T268">Nemohou útočit, kouzlit a podobně a brání se s nevýhodou. </text:span><text:span text:style-name="T269">Každé kolo se hází znovu a cíle tedy mají možnost se probrat. Efekt kouzla také pomine</text:span><text:span text:style-name="T266"> </text:span><text:span text:style-name="T269">p</text:span><text:span text:style-name="T266">ři prvním utrpěném zranění.</text:span></text:p>
      <text:h text:style-name="P283" text:outline-level="5">Najdi nevid<text:span text:style-name="T507">itel</text:span>né *Heurískon avidia*</text:h>
      <text:p text:style-name="P56"><text:span text:style-name="T74">Magenergie</text:span><text:span text:style-name="T75">:</text:span><text:span text:style-name="T197"> </text:span><text:span text:style-name="T270">2</text:span><text:span text:style-name="T197"> mag</text:span><text:span text:style-name="T237">y<text:line-break/></text:span><text:span text:style-name="T76">Dosah:</text:span><text:span text:style-name="T237"> </text:span><text:span text:style-name="T238">k</text:span><text:span text:style-name="T270">ontaktní</text:span><text:span text:style-name="T238"><text:line-break/></text:span><text:span text:style-name="T79">Rozsah:</text:span><text:span text:style-name="T262"> 1 cíl</text:span><text:span text:style-name="T266"><text:line-break/></text:span><text:span text:style-name="T82">Trvání:</text:span><text:span text:style-name="T267"> </text:span><text:span text:style-name="T275">Několik minut</text:span></text:p>
      <text:p text:style-name="P152"><text:span text:style-name="T267">C</text:span><text:span text:style-name="T197">íl kouzla po dobu tvého soustředění uvidí neviditelné tvory a předměty. Sem patří postavy zneviditel</text:span><text:span text:style-name="T272">ně</text:span><text:span text:style-name="T197">né kouzlem, alchymistickým lektvarem či magickým předmětem, ale také bytosti, které jsou ze své podstaty neviditelné, například nevidění.<text:line-break/><text:tab/></text:span><text:span text:style-name="T271">Kouzlo ale neúčinkuje na bytosti, které nemají hmotnou podstatu (různí duchové a podobně).</text:span></text:p>
      <text:h text:style-name="P283" text:outline-level="5"><text:soft-page-break/>Neviditelnost<text:span text:style-name="T197"> *Avidius*</text:span></text:h>
      <text:p text:style-name="P57"><text:span text:style-name="T74">Magenergie</text:span><text:span text:style-name="T75">:</text:span><text:span text:style-name="T197"> </text:span><text:span text:style-name="T273">3</text:span><text:span text:style-name="T197"> mag</text:span><text:span text:style-name="T237">y<text:line-break/></text:span><text:span text:style-name="T83">Trvání:</text:span><text:span text:style-name="T274"> Několik minut<text:line-break/></text:span><text:span text:style-name="T79">Rozsah:</text:span><text:span text:style-name="T262"> 1 cíl</text:span></text:p>
      <text:p text:style-name="P27">Cíl kouzla spolu se vším, co nese, bude po dobu jeho trvání neviditelný.</text:p>
      <text:h text:style-name="P283" text:outline-level="5">Oheň *Igneum*</text:h>
      <text:p text:style-name="P62"><text:span text:style-name="T74">Magenergie</text:span><text:span text:style-name="T75">:</text:span><text:span text:style-name="T197"> </text:span><text:span text:style-name="T303">4</text:span><text:span text:style-name="T197"> mag</text:span><text:span text:style-name="T237">y<text:line-break/></text:span><text:span text:style-name="T83">Trvání:</text:span><text:span text:style-name="T274"> Několik minut<text:line-break/></text:span><text:span text:style-name="T76">Dosah:</text:span><text:span text:style-name="T237"> </text:span><text:span text:style-name="T276">krátký<text:line-break/></text:span><text:span text:style-name="T96">Rozsah:</text:span><text:span text:style-name="T301"> oblast v kontaktní vzdálenosti od cílového místa<text:line-break/></text:span><text:span text:style-name="T97">Zranění</text:span><text:span text:style-name="T302">: každé kolo 4kz ohněm - Zbroj</text:span></text:p>
      <text:p text:style-name="P155">Tímto kouzlem stvoříš na cílovém místě magické plameny. Můžeš jimi například zahradit chodbu nebo zcela zaplnit malou místnost. <text:span text:style-name="T511">Na cílovém místě nemusí být nic hořlavého, musí tam ale být schopen normální oheň – nelze tedy například vyvolat </text:span><text:span text:style-name="T392">oheň</text:span><text:span text:style-name="T511"> pod vodou. </text:span><text:span text:style-name="T38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512">Pokud na tebe při sesílání někdo útočí, musíš se bránit Finesou, i když sesíláš plameny pod něj.</text:span> Kouzlo také zapálí nebo spálí všechno, co by za stejnou dobu zapálil obyčejný oheň.</text:p>
      <text:h text:style-name="P283" text:outline-level="5">Ohnivý déšť<text:span text:style-name="T197"> *Nefelé ignea*</text:span></text:h>
      <text:p text:style-name="P58"><text:span text:style-name="T74">Magenergie</text:span><text:span text:style-name="T75">:</text:span><text:span text:style-name="T197"> </text:span><text:span text:style-name="T276">4</text:span><text:span text:style-name="T197"> mag</text:span><text:span text:style-name="T237">y<text:line-break/></text:span><text:span text:style-name="T76">Dosah:</text:span><text:span text:style-name="T237"> </text:span><text:span text:style-name="T276">krátký</text:span><text:span text:style-name="T238"><text:line-break/></text:span><text:span text:style-name="T84">Rozsah:</text:span><text:span text:style-name="T126"> </text:span><text:span text:style-name="T132">v</text:span><text:span text:style-name="T127">šechno v </text:span><text:span text:style-name="T128">krátké vzdálenosti </text:span><text:span text:style-name="T129">od cílového místa<text:line-break/></text:span><text:span text:style-name="T85">Trvání:</text:span><text:span text:style-name="T131"> </text:span><text:span text:style-name="T132">s</text:span><text:span text:style-name="T131">oustředění</text:span><text:span text:style-name="T129"><text:line-break/></text:span><text:span text:style-name="T86">Zranění:</text:span><text:span text:style-name="T130"> +0</text:span></text:p>
      <text:p text:style-name="P153"><text:soft-page-break/>V oblasti před tebou začne sršet ohnivý déšť. <text:span text:style-name="T508">V každém kole </text:span><text:span text:style-name="T391">soustředění</text:span><text:span text:style-name="T508"> si znovu házíš.</text:span></text:p>
      <text:p text:style-name="P153">/<text:span text:style-name="T509">* Tohle by asi fakt mělo bejt mistrovské kouzlo */</text:span></text:p>
      <text:h text:style-name="P283" text:outline-level="5">Rychlost *Hyperio*</text:h>
      <text:p text:style-name="P53"><text:span text:style-name="T74">Magenergie</text:span><text:span text:style-name="T75">:</text:span><text:span text:style-name="T197"> </text:span><text:span text:style-name="T262">3</text:span><text:span text:style-name="T197"> mag</text:span><text:span text:style-name="T237">y<text:line-break/></text:span><text:span text:style-name="T76">Dosah:</text:span><text:span text:style-name="T237"> </text:span><text:span text:style-name="T238">k</text:span><text:span text:style-name="T265">oktaktní</text:span><text:span text:style-name="T238"><text:line-break/></text:span><text:span text:style-name="T79">Rozsah:</text:span><text:span text:style-name="T262"> 1 cíl</text:span></text:p>
      <text:p text:style-name="P93"><text:span text:style-name="T426">Z</text:span><text:span text:style-name="T441">dvojnásobí rychlost běhu (</text:span><text:span text:style-name="T442">postava</text:span><text:span text:style-name="T441"> bude běhat zhruba stejně rychle jako kůň).</text:span></text:p>
      <text:h text:style-name="P284" text:outline-level="5">Ticho *Silenció*</text:h>
      <text:p text:style-name="P50"><text:span text:style-name="T74">Magenergie</text:span><text:span text:style-name="T75">:</text:span><text:span text:style-name="T197"> </text:span><text:span text:style-name="T236">2</text:span><text:span text:style-name="T197"> mag</text:span><text:span text:style-name="T237">y</text:span></text:p>
      <text:p text:style-name="P148"><text:span text:style-name="T237">P</text:span><text:span text:style-name="T197">o dobu </text:span><text:span text:style-name="T67">soustředění</text:span><text:span text:style-name="T197"> bude všude kolem tebe až do vzdálenosti (Duše) metrů naprosté ticho. Znamená to mimo jiné, že v tomto prostoru nepůjde sesílat kouzla. </text:span><text:span text:style-name="T253">Slyšet není nic, tedy ani zvuky zvenku.</text:span><text:span text:style-name="T197"> Kroll uvnitř této oblasti nebude moci použít svůj utrasluch vůbec, z vnějšku pro něj bude pouze představovat „temnou“, neprůhlednou </text:span><text:span text:style-name="T254">kouli</text:span><text:span text:style-name="T197">. </text:span></text:p>
      <text:h text:style-name="P284" text:outline-level="5">Tma *Obscurum*</text:h>
      <text:p text:style-name="P51"><text:span text:style-name="T74">Magenergie</text:span><text:span text:style-name="T75">:</text:span><text:span text:style-name="T197"> </text:span><text:span text:style-name="T236">2</text:span><text:span text:style-name="T197"> mag</text:span><text:span text:style-name="T237">y</text:span></text:p>
      <text:p text:style-name="P147"><text:span text:style-name="T237">P</text:span><text:span text:style-name="T197">o dobu </text:span><text:span text:style-name="T67">soustředění</text:span><text:span text:style-name="T197"> bude všude kolem tebe až do vzdálenosti (Duše) metrů naprostá tma. Trpaslíkovo </text:span><text:span text:style-name="T67">infravidění</text:span><text:span text:style-name="T197"> je také vyřazeno. </text:span><text:span text:style-name="T251">Lucerny, svíčky a další zdroje světla tím nebudou uhašeny. Když je někdo vynese ven, budou opět svítit. Zvenku bude vidět nepřirozená koule temnoty zakrývající vše, co je za ní. Zevnitř není vidět </text:span><text:span text:style-name="T252">nic, tedy ani</text:span><text:span text:style-name="T251"> ven.</text:span></text:p>
      <text:h text:style-name="P284" text:outline-level="5"><text:soft-page-break/>Vodní dech *Aqua spiro*</text:h>
      <text:p text:style-name="P49"><text:span text:style-name="T74">Magenergie</text:span><text:span text:style-name="T75">:</text:span><text:span text:style-name="T197"> </text:span><text:span text:style-name="T350">1</text:span><text:span text:style-name="T197"> mag</text:span><text:span text:style-name="T237"><text:line-break/></text:span><text:span text:style-name="T76">Dosah:</text:span><text:span text:style-name="T237"> </text:span><text:span text:style-name="T250">kontaktní<text:line-break/></text:span><text:span text:style-name="T350">Trvání: několik minut</text:span></text:p>
      <text:p text:style-name="P146"><text:span text:style-name="T250">C</text:span><text:span text:style-name="T197">íl bude po dobu </text:span><text:span text:style-name="T350">trvání </text:span><text:span text:style-name="T197">schopen pod vodou dýchat stejně jako ve vzduchu.</text:span></text:p>
      <text:h text:style-name="P284" text:outline-level="5">Zaklep *Taptap*</text:h>
      <text:p text:style-name="P48"><text:span text:style-name="T74">Magenergie</text:span><text:span text:style-name="T75">:</text:span><text:span text:style-name="T197"> </text:span><text:span text:style-name="T236">2</text:span><text:span text:style-name="T197"> mag</text:span><text:span text:style-name="T237">y<text:line-break/></text:span><text:span text:style-name="T76">Dosah:</text:span><text:span text:style-name="T237"> </text:span><text:span text:style-name="T249">dotyk</text:span></text:p>
      <text:p text:style-name="P144"><text:span text:style-name="T494">Kouzlo </text:span><text:span text:style-name="T390">zaklep</text:span><text:span text:style-name="T494"> po dobu </text:span><text:span text:style-name="T390">soustředění</text:span><text:span text:style-name="T494"> potlačí jakékoliv zamykací kouzlo, které působí na cílový zámek</text:span>. <text:span text:style-name="T495">Zámek neodemkne, pouze umožní, aby šel</text:span> vypáčit nebo odemknout klíčem. Zamykací kouzlo <text:span text:style-name="T496">tím navíc není zrušeno</text:span>, takže když <text:span text:style-name="T497">jej někdo</text:span> <text:span text:style-name="T494">znovu zamkne</text:span>, bud<text:span text:style-name="T494">e</text:span> opět <text:span text:style-name="T494">chráněný proti odemknutí a vypáčení</text:span>.</text:p>
      <text:h text:style-name="P284" text:outline-level="5">Zamkni *Linol*</text:h>
      <text:p text:style-name="P47"><text:span text:style-name="T74">Magenergie</text:span><text:span text:style-name="T75">:</text:span><text:span text:style-name="T197"> </text:span><text:span text:style-name="T236">2</text:span><text:span text:style-name="T197"> mag</text:span><text:span text:style-name="T237">y<text:line-break/></text:span><text:span text:style-name="T76">Dosah:</text:span><text:span text:style-name="T237"> </text:span><text:span text:style-name="T248">dotyk<text:line-break/></text:span><text:span text:style-name="T77">Trvání:</text:span><text:span text:style-name="T255"> </text:span><text:span text:style-name="T306">několik minut </text:span><text:span text:style-name="T307">(</text:span><text:span text:style-name="T306">při pomalém seslání je účinek trvalý</text:span><text:span text:style-name="T307">)</text:span></text:p>
      <text:p text:style-name="P145"><text:span text:style-name="T238">T</text:span><text:span text:style-name="T19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311">sám</text:span><text:span text:style-name="T197"> odemkne.<text:line-break/><text:tab/></text:span><text:span text:style-name="T308">Toto kouzlo můžeš také seslat formou krátkého rituálu. Zabere to </text:span><text:span text:style-name="T309">zhruba minutu</text:span><text:span text:style-name="T308">, ale účinek je pak trvalý.</text:span></text:p>
      <text:h text:style-name="P284" text:outline-level="5"><text:soft-page-break/>Zelen<text:span text:style-name="T505">ý</text:span> blesk *Járak bárak*</text:h>
      <text:p text:style-name="P61"><text:span text:style-name="T74">Magenergie</text:span><text:span text:style-name="T75">:</text:span><text:span text:style-name="T197"> </text:span><text:span text:style-name="T262">3</text:span><text:span text:style-name="T197"> mag</text:span><text:span text:style-name="T237">y<text:line-break/></text:span><text:span text:style-name="T76">Dosah:</text:span><text:span text:style-name="T237"> </text:span><text:span text:style-name="T293">střední</text:span><text:span text:style-name="T238"><text:line-break/></text:span><text:span text:style-name="T79">Rozsah:</text:span><text:span text:style-name="T262"> 1-</text:span><text:span text:style-name="T264">2</text:span><text:span text:style-name="T262"> cíl</text:span><text:span text:style-name="T264">e</text:span><text:span text:style-name="T262"><text:line-break/></text:span><text:span text:style-name="T80">Hod:</text:span><text:span text:style-name="T263"> Duše + k6 proti Síle</text:span><text:span text:style-name="T262"><text:line-break/></text:span><text:span text:style-name="T80">Zranění:</text:span><text:span text:style-name="T263"> </text:span><text:span text:style-name="T295">3</text:span><text:span text:style-name="T263">kz bleskem</text:span></text:p>
      <text:p text:style-name="P25">Ode zranění se odečítá zbroj a štít.</text:p>
      <text:h text:style-name="P284" text:outline-level="5">Zenerova karta<text:span text:style-name="T197"> *Zenerchart*</text:span></text:h>
      <text:p text:style-name="P59"><text:span text:style-name="T74">Magenergie</text:span><text:span text:style-name="T75">:</text:span><text:span text:style-name="T197"> </text:span><text:span text:style-name="T262">3</text:span><text:span text:style-name="T197"> mag</text:span><text:span text:style-name="T237">y<text:line-break/></text:span><text:span text:style-name="T89">Dosah:</text:span><text:span text:style-name="T279"> krátký<text:line-break/></text:span><text:span text:style-name="T89">Rozsah:</text:span><text:span text:style-name="T279"> 1 inteligentní tvor<text:line-break/></text:span><text:span text:style-name="T90">Hod:</text:span><text:span text:style-name="T280"> Duše + k6 proti Duši</text:span><text:span text:style-name="T279"><text:line-break/></text:span><text:span text:style-name="T90">Trvání:</text:span><text:span text:style-name="T280"> </text:span><text:span text:style-name="T284">Několik minut</text:span></text:p>
      <text:p text:style-name="P127"><text:span text:style-name="T281">Toto kouzlo</text:span><text:span text:style-name="T197"> vytvoří opalizující obláček, v němž se začnou zjevovat magické karty. </text:span><text:span text:style-name="T279">Když na něj pohlédne</text:span><text:span text:style-name="T197"> inteligentní tvor, </text:span><text:span text:style-name="T279">hází si </text:span><text:span text:style-name="T281">proti tobě </text:span><text:span text:style-name="T279">Duší</text:span><text:span text:style-name="T197"> a když neuspěje, tak po </text:span><text:span text:style-name="T281">dobu </text:span><text:span text:style-name="T284">trvání kouzla </text:span><text:span text:style-name="T197">ustrne a nebude vůbec vnímat svoje okolí. Pokud bude po tuto dobu cílem útoku, brání se </text:span><text:span text:style-name="T282">s nevýhodou</text:span><text:span text:style-name="T197"> a jakékoliv utrpěné zranění jej z efektu kouzla vysvobodí. Další možností, jak </text:span><text:span text:style-name="T285">cíl vysvobodit</text:span><text:span text:style-name="T197">, je odtáhnout </text:span><text:span text:style-name="T285">jej</text:span><text:span text:style-name="T197"> z výhledu na obláček. Obláček může </text:span><text:span text:style-name="T283">v jednu chvíli</text:span><text:span text:style-name="T197"> „lapit“ pouze jednoho tvora. </text:span><text:span text:style-name="T285">Pokud se ale cíl z jeho vlivu dostane, může se opět někdo chytit.</text:span><text:span text:style-name="T452"><text:line-break/><text:tab/>Je také dobré poznamenat, že obláček nerozlišuje mezi přáteli a nepřáteli, </text:span><text:span text:style-name="T453">ale na tebe nepůsobí.</text:span></text:p>
      <text:h text:style-name="P284" text:outline-level="5">Zlom kouzlo *Frangoetia*</text:h>
      <text:p text:style-name="P52"><text:span text:style-name="T74">Magenergie</text:span><text:span text:style-name="T75">:</text:span><text:span text:style-name="T197"> </text:span><text:span text:style-name="T256">3</text:span><text:span text:style-name="T197"> mag</text:span><text:span text:style-name="T237">y<text:line-break/></text:span><text:span text:style-name="T76">Dosah:</text:span><text:span text:style-name="T237"> </text:span><text:span text:style-name="T256">krátký</text:span></text:p>
      <text:p text:style-name="P149"><text:soft-page-break/><text:span text:style-name="T256">T</text:span><text:span text:style-name="T197">oto kouzlo zruší působení jakéhokoliv kouzla s dlouhodobým účinkem – musíš ale znát zaklínací slovo rušeného kouzla a vyslovit ho při sesílání. Kouzla, jejichž účinek trvá po dobu </text:span><text:span text:style-name="T67">soustředění</text:span><text:span text:style-name="T197">, takto není možné zrušit.</text:span></text:p>
      <text:h text:style-name="Heading_20_2" text:outline-level="2"><text:bookmark-start text:name="__RefHeading___Toc7007_1015327784"/>Zloděj<text:bookmark-end text:name="__RefHeading___Toc7007_1015327784"/></text:h>
      <text:p text:style-name="P142"><text:span text:style-name="T215">1. </text:span><text:span text:style-name="T199">úroveň</text:span></text:p>
      <text:list xml:id="list4347906095164" text:continue-list="list4347226448976" text:style-name="L10">
        <text:list-item>
          <text:p text:style-name="P396"><text:span text:style-name="T259">Umíš </text:span><text:span text:style-name="T344">základy </text:span><text:span text:style-name="T318">následující</text:span><text:span text:style-name="T344">ch</text:span><text:span text:style-name="T259"> dovednost</text:span><text:span text:style-name="T344">í</text:span><text:span text:style-name="T257">:</text:span></text:p>
          <text:list>
            <text:list-item>
              <text:p text:style-name="P351">Šplhání</text:p>
            </text:list-item>
            <text:list-item>
              <text:p text:style-name="P351">Otevírání zámků</text:p>
            </text:list-item>
            <text:list-item>
              <text:p text:style-name="P354"><text:span text:style-name="T500">Výroba a o</text:span><text:span text:style-name="T455">dstra</text:span><text:span text:style-name="T500">ňování pastí</text:span></text:p>
            </text:list-item>
            <text:list-item>
              <text:p text:style-name="P351">Přetvářka a převleky</text:p>
            </text:list-item>
            <text:list-item>
              <text:p text:style-name="P351">Znalost jedů</text:p>
            </text:list-item>
            <text:list-item>
              <text:p text:style-name="P358">Jednu další dovednost podle svého výběru</text:p>
            </text:list-item>
          </text:list>
        </text:list-item>
      </text:list>
      <text:list xml:id="list3661588423" text:style-name="L17">
        <text:list-item>
          <text:p text:style-name="P423"><text:span text:style-name="T199">V</text:span><text:span text:style-name="T197">yber si </text:span><text:span text:style-name="T233">jednu </text:span><text:span text:style-name="T352">ze základních</text:span><text:span text:style-name="T233"> schopnost</text:span><text:span text:style-name="T352">í</text:span><text:span text:style-name="T197">.</text:span></text:p>
        </text:list-item>
        <text:list-item>
          <text:p text:style-name="P422">Můžeš si připoutat jeden magický předmět, který <text:span text:style-name="T540">získáš</text:span> na výpravách za dobrodružstvím.</text:p>
        </text:list-item>
      </text:list>
      <text:p text:style-name="P111"><text:span text:style-name="T225">2</text:span><text:span text:style-name="T215">. </text:span><text:span text:style-name="T199">úroveň</text:span></text:p>
      <text:list xml:id="list1552535349" text:style-name="L18">
        <text:list-item>
          <text:p text:style-name="P333">Nauč se základy jedné dovednosti.</text:p>
        </text:list-item>
        <text:list-item>
          <text:p text:style-name="P335">Vyber si <text:span text:style-name="T569">jednu</text:span> <text:span text:style-name="T568">ze</text:span> <text:span text:style-name="T568">základních</text:span> schopnost<text:span text:style-name="T568">í</text:span>.</text:p>
        </text:list-item>
        <text:list-item>
          <text:p text:style-name="P333">Můžeš si připoutat celkem dva magické předměty.</text:p>
        </text:list-item>
      </text:list>
      <text:p text:style-name="P111"><text:span text:style-name="T225">3</text:span><text:span text:style-name="T215">. </text:span><text:span text:style-name="T199">úroveň</text:span></text:p>
      <text:list xml:id="list4346720573702" text:continue-list="list4346382423775" text:style-name="L5">
        <text:list-item>
          <text:p text:style-name="P306"><text:soft-page-break/>Zvyš si jednu vlastnost (rozdíl mezi tvou nejvyšší a nejnižší může být nejvýše 3).</text:p>
        </text:list-item>
      </text:list>
      <text:list xml:id="list4346967453820" text:continue-list="list3661588423" text:style-name="L17">
        <text:list-item>
          <text:p text:style-name="P308">Nauč se základy jedné dovednosti nebo si zvyš jednu dovednost na pokročilou.</text:p>
        </text:list-item>
      </text:list>
      <text:p text:style-name="P111"><text:span text:style-name="T225">4</text:span><text:span text:style-name="T215">. </text:span><text:span text:style-name="T199">úroveň</text:span></text:p>
      <text:list xml:id="list4346575151175" text:continue-numbering="true" text:style-name="L17">
        <text:list-item>
          <text:p text:style-name="P334">Zvyš si jednu dovednost na pokročilou.</text:p>
        </text:list-item>
        <text:list-item>
          <text:p text:style-name="P336">Vyber si jednu <text:span text:style-name="T570">ze základních nebo pokročilých schopností</text:span>.</text:p>
        </text:list-item>
        <text:list-item>
          <text:p text:style-name="P334">Můžeš si připoutat celkem tři magické předměty.</text:p>
        </text:list-item>
      </text:list>
      <text:p text:style-name="P111"><text:span text:style-name="T225">5</text:span><text:span text:style-name="T215">. </text:span><text:span text:style-name="T199">úroveň</text:span></text:p>
      <text:list xml:id="list4347461624532" text:continue-list="list4346720573702" text:style-name="L5">
        <text:list-item>
          <text:p text:style-name="P306">Zvyš si jednu vlastnost (rozdíl mezi tvou nejvyšší a nejnižší může být nejvýše 3).</text:p>
        </text:list-item>
      </text:list>
      <text:list xml:id="list4346354314667" text:continue-list="list4346575151175" text:style-name="L17">
        <text:list-item>
          <text:p text:style-name="P329">Nauč se základy jedné dovednosti nebo si zvyš jednu dovednost na pokročilou.</text:p>
        </text:list-item>
      </text:list>
      <text:p text:style-name="P159"><text:span text:style-name="T135">6</text:span><text:span text:style-name="T134">. </text:span><text:span text:style-name="T121">úroveň</text:span></text:p>
      <text:list xml:id="list4347652832936" text:continue-list="list4346246684795" text:style-name="L9">
        <text:list-item>
          <text:p text:style-name="P332">Zvyš si jednu dovednost na pokročilou.</text:p>
        </text:list-item>
        <text:list-item>
          <text:p text:style-name="P337">Vyber si jednu <text:span text:style-name="T570">ze základních nebo pokročilých schopností</text:span>.</text:p>
        </text:list-item>
        <text:list-item>
          <text:p text:style-name="P328">Můžeš si připoutat celkem čtyři magické předměty.</text:p>
        </text:list-item>
      </text:list>
      <text:h text:style-name="Heading_20_3" text:outline-level="3"><text:span text:style-name="T353">Základní z</text:span><text:span text:style-name="T230">lodějské s</text:span><text:span text:style-name="T197">chopnosti</text:span></text:h>
      <text:h text:style-name="P285" text:outline-level="5">Bezpečný dopad</text:h>
      <text:p text:style-name="P173"><text:span text:style-name="T122">Dokážeš</text:span><text:span text:style-name="T120"> bezpečně dopadnout z </text:span><text:span text:style-name="T123">dvojnásobné výšky než ostatní</text:span><text:span text:style-name="T120">.</text:span></text:p>
      <text:h text:style-name="P285" text:outline-level="5">Obří skoky</text:h>
      <text:p text:style-name="P35"><text:span text:style-name="T475">Vyskočíš dvakrát výše a doskočíš dvakrát dále než ostatní</text:span><text:span text:style-name="T120">.</text:span></text:p>
      <text:h text:style-name="P286" text:outline-level="5"><text:soft-page-break/><text:span text:style-name="T477">Útok</text:span> ze zálohy</text:h>
      <text:p text:style-name="P128"><text:span text:style-name="T478">Pokud o tobě cíl nevěděl, počítáš si +2 ke zranění</text:span>.</text:p>
      <text:h text:style-name="P286" text:outline-level="5">Získání důvěry</text:h>
      <text:p text:style-name="P174"><text:span text:style-name="T143">Když se se tebou bude někdo </text:span><text:span text:style-name="T144">několik minut</text:span><text:span text:style-name="T143"> bavit na nějaké téma, získá pocit, že ti v tomto ohledu může zcela věřit.</text:span></text:p>
      <text:h text:style-name="Heading_20_3" text:outline-level="3"><text:span text:style-name="T571">Pokročilé zlodějské s</text:span>chopnosti</text:h>
      <text:h text:style-name="P286" text:outline-level="5">Chůze beze stop</text:h>
      <text:p text:style-name="P128">S výjimkou naprosto nevhodného terénu (bahno, čerstvě napadaný sníh) se dokáže<text:span text:style-name="T476">š</text:span> pohybovat tak, že nezanechá<text:span text:style-name="T476">š </text:span>žádné stopy. <text:span text:style-name="T476">A to včetně pachových, takže tě nevystopují ani psi</text:span> (na krátkou vzdálenost <text:span text:style-name="T476">tě však</text:span> stále ucítí).</text:p>
      <text:h text:style-name="P286" text:outline-level="5">Chytání střel</text:h>
      <text:p text:style-name="P129"><text:span text:style-name="T231">Když uspěješ v </text:span><text:span text:style-name="T73">plné obraně</text:span><text:span text:style-name="T231">, </text:span><text:span text:style-name="T232">bezpečně </text:span><text:span text:style-name="T231">chytíš střelu v letu. Pokud máš volné obě ruce, můžeš v jenom kole do každé z nich chytit jednu střelu.</text:span></text:p>
      <text:h text:style-name="P286" text:outline-level="5">Splynutí s okolím</text:h>
      <text:p text:style-name="P36">Dokud jsi nehybný a nevyčníváš, jsi skoro neviditelný.</text:p>
      <text:h text:style-name="Heading_20_2" text:outline-level="2"><text:bookmark-start text:name="__RefHeading___Toc7009_1015327784"/>Druid<text:bookmark-end text:name="__RefHeading___Toc7009_1015327784"/></text:h>
      <text:p text:style-name="P24">MAGENERGIE: Duše + úroveň</text:p>
      <text:p text:style-name="P113"><text:span text:style-name="T215">1. </text:span><text:span text:style-name="T197">úroveň</text:span></text:p>
      <text:list xml:id="list4347994554528" text:continue-list="list4346981096115" text:style-name="L7">
        <text:list-item>
          <text:p text:style-name="P391"><text:span text:style-name="T224">U</text:span><text:span text:style-name="T197">míš získávat magenergii meditací </text:span><text:span text:style-name="T322">(</text:span><text:span text:style-name="T325">po deseti minutách </text:span><text:span text:style-name="T101">soustředění</text:span><text:span text:style-name="T325"> se ti</text:span><text:span text:style-name="T324"> doplní </text:span><text:span text:style-name="T327">na maximum</text:span><text:span text:style-name="T322">)</text:span><text:span text:style-name="T197">.</text:span></text:p>
        </text:list-item>
        <text:list-item>
          <text:p text:style-name="P393"><text:span text:style-name="T197">Umíš </text:span><text:span text:style-name="T330">základy</text:span><text:span text:style-name="T197"> </text:span><text:span text:style-name="T318">následující</text:span><text:span text:style-name="T330">ch</text:span><text:span text:style-name="T197"> dovednost</text:span><text:span text:style-name="T330">í</text:span><text:span text:style-name="T257">:</text:span></text:p>
          <text:list>
            <text:list-item>
              <text:p text:style-name="P323"><text:soft-page-break/>Orientace a přežití v divočině</text:p>
            </text:list-item>
            <text:list-item>
              <text:p text:style-name="P348">Ošetřování zranění<text:span text:style-name="T405"> </text:span><text:span text:style-name="T406">(ošetřením vrátíš 2 žt)</text:span></text:p>
            </text:list-item>
            <text:list-item>
              <text:p text:style-name="P356">Jednu další dovednost podle svého výběru</text:p>
            </text:list-item>
          </text:list>
        </text:list-item>
        <text:list-item>
          <text:p text:style-name="P401"><text:span text:style-name="T197">Vyber si </text:span><text:span text:style-name="T358">dvě</text:span><text:span text:style-name="T339"> ze základních kouzel</text:span><text:span text:style-name="T197"> </text:span><text:span text:style-name="T358">a</text:span><text:span text:style-name="T140"> schopností</text:span><text:span text:style-name="T197">.</text:span></text:p>
          <text:list>
            <text:list-item>
              <text:p text:style-name="P398"><text:span text:style-name="T355">Když sesíláš druidská kouzla v těžké zbroji, počítáš si postih -2</text:span><text:span text:style-name="T223">. </text:span><text:span text:style-name="T355">Za lehkou zbroj postih ne</text:span><text:span text:style-name="T356">máš</text:span><text:span text:style-name="T355">.</text:span></text:p>
            </text:list-item>
          </text:list>
        </text:list-item>
        <text:list-item>
          <text:p text:style-name="P385">Můžeš si připoutat jeden magický předmět, který <text:span text:style-name="T540">získáš</text:span> na výpravách za dobrodružstvím.</text:p>
        </text:list-item>
      </text:list>
      <text:p text:style-name="P17">2. úroveň</text:p>
      <text:list xml:id="list4347411309521" text:continue-numbering="true" text:style-name="L7">
        <text:list-item>
          <text:p text:style-name="P402"><text:span text:style-name="T197">Vyber si jedno </text:span><text:span text:style-name="T340">ze základních kouzel </text:span><text:span text:style-name="T141">nebo jednu ze základních schopností</text:span><text:span text:style-name="T197">.</text:span></text:p>
        </text:list-item>
        <text:list-item>
          <text:p text:style-name="P315">Můžeš si připoutat celkem dva magické předměty.</text:p>
        </text:list-item>
        <text:list-item>
          <text:p text:style-name="P315">Nauč se <text:span text:style-name="T552">základy jedné dovednosti</text:span>.</text:p>
        </text:list-item>
      </text:list>
      <text:p text:style-name="P19">3. úroveň</text:p>
      <text:list xml:id="list708614243" text:style-name="L19">
        <text:list-item>
          <text:p text:style-name="P312">Zvyš si jednu vlastnost (rozdíl mezi tvou nejvyšší a nejnižší může být nejvýše 3).</text:p>
        </text:list-item>
      </text:list>
      <text:list xml:id="list419401176" text:style-name="L20">
        <text:list-item>
          <text:p text:style-name="P424"><text:span text:style-name="T224">Vyber si </text:span><text:span text:style-name="T326">jedno</text:span><text:span text:style-name="T224"> kouzlo </text:span><text:span text:style-name="T323">nebo schopnost </text:span><text:span text:style-name="T326">ze </text:span><text:span text:style-name="T341">základních</text:span><text:span text:style-name="T326"> nebo pokročilých</text:span><text:span text:style-name="T224">.</text:span></text:p>
        </text:list-item>
      </text:list>
      <text:list xml:id="list4346428850383" text:continue-list="list4347411309521" text:style-name="L7">
        <text:list-item>
          <text:p text:style-name="P326">Nauč se <text:span text:style-name="T553">základy jedné dovednosti</text:span> nebo si zvyš jednu dovednost na pokročil<text:span text:style-name="T553">ou</text:span>.</text:p>
        </text:list-item>
      </text:list>
      <text:p text:style-name="P19">4. úroveň</text:p>
      <text:list xml:id="list4347110705211" text:continue-numbering="true" text:style-name="L7">
        <text:list-item>
          <text:p text:style-name="P386"><text:span text:style-name="T136">Vyber si </text:span><text:span text:style-name="T138">jedno</text:span><text:span text:style-name="T136"> kouzlo </text:span><text:span text:style-name="T137">nebo schopnost </text:span><text:span text:style-name="T138">ze </text:span><text:span text:style-name="T142">základních</text:span><text:span text:style-name="T138"> nebo pokročilých</text:span><text:span text:style-name="T136">.</text:span></text:p>
        </text:list-item>
        <text:list-item>
          <text:p text:style-name="P317">Můžeš si připoutat celkem tři magické předměty.</text:p>
        </text:list-item>
        <text:list-item>
          <text:p text:style-name="P317"><text:soft-page-break/>Zvyš si jednu dovednost na pokročil<text:span text:style-name="T554">ou</text:span>.</text:p>
        </text:list-item>
      </text:list>
      <text:p text:style-name="P160"><text:span text:style-name="T210">5. </text:span><text:span text:style-name="T197">úroveň</text:span></text:p>
      <text:list xml:id="list4347869065226" text:continue-list="list708614243" text:style-name="L19">
        <text:list-item>
          <text:p text:style-name="P312">Zvyš si jednu vlastnost (rozdíl mezi tvou nejvyšší a nejnižší může být nejvýše 3).</text:p>
        </text:list-item>
      </text:list>
      <text:list xml:id="list4347518068518" text:continue-list="list4347110705211" text:style-name="L7">
        <text:list-item>
          <text:p text:style-name="P405"><text:span text:style-name="T224">Vyber si </text:span><text:span text:style-name="T326">jedno</text:span><text:span text:style-name="T224"> kouzlo </text:span><text:span text:style-name="T323">nebo schopnost </text:span><text:span text:style-name="T326">ze </text:span><text:span text:style-name="T342">základních</text:span><text:span text:style-name="T326"> nebo pokročilých</text:span><text:span text:style-name="T224">.</text:span></text:p>
        </text:list-item>
        <text:list-item>
          <text:p text:style-name="P326">Nauč se <text:span text:style-name="T555">základy jedné</text:span> dovednost<text:span text:style-name="T555">i</text:span> nebo si zvyš jednu dovednost na pokročil<text:span text:style-name="T538">ou</text:span>.</text:p>
        </text:list-item>
      </text:list>
      <text:p text:style-name="P160"><text:span text:style-name="T135">6</text:span><text:span text:style-name="T134">. </text:span><text:span text:style-name="T121">úroveň</text:span></text:p>
      <text:list xml:id="list2228366436" text:style-name="L21">
        <text:list-item>
          <text:p text:style-name="P330">Můžeš si připoutat celkem čtyři magické předměty.</text:p>
        </text:list-item>
        <text:list-item>
          <text:p text:style-name="P425"><text:span text:style-name="T136">Vyber si </text:span><text:span text:style-name="T138">jedno</text:span><text:span text:style-name="T136"> kouzlo </text:span><text:span text:style-name="T137">nebo schopnost </text:span><text:span text:style-name="T138">ze </text:span><text:span text:style-name="T142">základních</text:span><text:span text:style-name="T138"> nebo pokročilých</text:span><text:span text:style-name="T136">.</text:span></text:p>
        </text:list-item>
        <text:list-item>
          <text:p text:style-name="P338">Zvyš si jednu dovednost na pokročilou.</text:p>
        </text:list-item>
      </text:list>
      <text:h text:style-name="Heading_20_3" text:outline-level="3"><text:span text:style-name="T145">Základní druidské s</text:span><text:span text:style-name="T146">chopnosti </text:span><text:span text:style-name="T189">a kouzla</text:span></text:h>
      <text:h text:style-name="P287" text:outline-level="5">Uzdrav zranění</text:h>
      <text:p text:style-name="P69"><text:span text:style-name="T74">Magenergie</text:span><text:span text:style-name="T75">:</text:span> 3 magy<text:line-break/><text:span text:style-name="T380">Dosah:</text:span> kontaktní<text:line-break/><text:span text:style-name="T385">Sesílání:</text:span><text:span text:style-name="T456"> 1 minuta (mimo boj)</text:span></text:p>
      <text:p text:style-name="P70"><text:span text:style-name="T146">Vyléčí </text:span><text:span text:style-name="T190">(</text:span><text:span text:style-name="T146">Duše </text:span><text:span text:style-name="T193">druida</text:span><text:span text:style-name="T191"> + k6)</text:span><text:span text:style-name="T146"> životů. </text:span><text:span text:style-name="T194">Další léčivé kouzlo (ať už ho sešle druid, kněz či hraničář)</text:span><text:span text:style-name="T192"> účinkuje na stejný cíl až poté, co se doléčí do plných životů.</text:span></text:p>
      <text:h text:style-name="P288" text:outline-level="5"><text:span text:style-name="T146">Z</text:span><text:span text:style-name="T120">apůjčení</text:span></text:h>
      <text:p text:style-name="P181"><text:span text:style-name="T105">C</text:span><text:span text:style-name="T107">ena:</text:span><text:span text:style-name="T149"> </text:span><text:span text:style-name="T154">1</text:span><text:span text:style-name="T149"> mag<text:line-break/></text:span><text:span text:style-name="T105">Sesílání:</text:span><text:span text:style-name="T147"> </text:span><text:span text:style-name="T150">1 kolo<text:line-break/></text:span><text:span text:style-name="T108">Dosah:</text:span><text:span text:style-name="T155"> dlouhý</text:span></text:p>
      <text:p text:style-name="P184"><text:soft-page-break/><text:span text:style-name="T120">Po dobu </text:span><text:span text:style-name="T67">soustředění</text:span><text:span text:style-name="T120"> uvidíš, uslyšíš a ucítíš vše, co vidí, slyší a cítí zvíře, </text:span><text:span text:style-name="T157">na které jsi </text:span><text:span text:style-name="T109">zapůjčení</text:span><text:span text:style-name="T157"> seslal</text:span><text:span text:style-name="T120">. Nedokážeš při tom ovšem vnímat svými vlastními smysly </text:span><text:span text:style-name="T159">a nemůžeš ovlivnit, co bude </text:span><text:span text:style-name="T160">zapůjčené </text:span><text:span text:style-name="T159">zvíře dělat</text:span><text:span text:style-name="T120">.<text:line-break/><text:tab/></text:span><text:span text:style-name="T158">Ukončení </text:span><text:span text:style-name="T110">zapůjčení</text:span><text:span text:style-name="T152"> vyžaduje 1 kolo soustředění, ale nestojí už žádnou magenergii.</text:span></text:p>
      <text:h text:style-name="P289" text:outline-level="5"><text:span text:style-name="T146">Č</text:span><text:span text:style-name="T120">ástečná proměna</text:span></text:h>
      <text:p text:style-name="P180"><text:span text:style-name="T105">C</text:span><text:span text:style-name="T67">ena:</text:span><text:span text:style-name="T120"> </text:span><text:span text:style-name="T154">1</text:span><text:span text:style-name="T120"> mag<text:line-break/></text:span><text:span text:style-name="T105">Sesílání:</text:span><text:span text:style-name="T147"> </text:span><text:span text:style-name="T150">1 kolo</text:span></text:p>
      <text:p text:style-name="P179"><text:span text:style-name="T147">M</text:span><text:span text:style-name="T120">ůžeš si takto například nechat narůst ostré zuby nebo drápy (zranění 1), přeměnit své oči, nos či uši (čímž získáš zrak, čich nebo sluch příslušného zvířete) a podobně. </text:span><text:span text:style-name="T161">Proměna je vždycky viditelná – budeš mít zřetelně psí čenich, oči s kočičí zornicí, prodlouženou čelist s vystouplými tesáky a podobně.</text:span><text:span text:style-name="T120"><text:line-break/><text:tab/></text:span><text:span text:style-name="T152">Zpětná proměna vyžaduje 1 kolo </text:span><text:span text:style-name="T113">soustředění</text:span><text:span text:style-name="T152">, ale nestojí už žádnou magenergii.</text:span></text:p>
      <text:h text:style-name="Heading_20_5" text:outline-level="5"><text:span text:style-name="T152">K</text:span><text:span text:style-name="T120">líčení</text:span></text:h>
      <text:p text:style-name="P183"><text:span text:style-name="T105">C</text:span><text:span text:style-name="T67">ena:</text:span><text:span text:style-name="T120"> </text:span><text:span text:style-name="T182">1</text:span><text:span text:style-name="T120"> mag<text:line-break/></text:span><text:span text:style-name="T106">Sesílání:</text:span><text:span text:style-name="T153"> </text:span><text:span text:style-name="T183">několik minut</text:span></text:p>
      <text:p text:style-name="P191"><text:span text:style-name="T120">Toto kouzlo </text:span><text:span text:style-name="T184">způsobí zrychlené klíčení </text:span><text:span text:style-name="T185">existujících</text:span><text:span text:style-name="T120"> semen či pupen</text:span><text:span text:style-name="T184">ů</text:span><text:span text:style-name="T120">. </text:span><text:span text:style-name="T172">Kořínky dokáží roztrhat i kámen, pokud jsem v něm alespoň nějaké pukliny.<text:line-break/><text:tab/></text:span><text:span text:style-name="T186">Pokud se toto kouzlo naučíš, není od věci zvyknout si nosit po kapsách vždy aspoň hrst semínek, abys měl s čím pracovat, </text:span><text:span text:style-name="T188">když v okolí</text:span><text:span text:style-name="T187"> žádná nejsou</text:span><text:span text:style-name="T186">.</text:span></text:p>
      <text:h text:style-name="Heading_20_3" text:outline-level="3"><text:soft-page-break/><text:span text:style-name="T148">Pokročilé druidské schopnosti </text:span><text:span text:style-name="T189">a kouzla</text:span></text:h>
      <text:h text:style-name="P258" text:outline-level="5">Proměna ve zvíře</text:h>
      <text:p text:style-name="P181"><text:span text:style-name="T105">C</text:span><text:span text:style-name="T67">ena:</text:span><text:span text:style-name="T120"> </text:span><text:span text:style-name="T154">2</text:span><text:span text:style-name="T120"> magy<text:line-break/></text:span><text:span text:style-name="T106">Sesílání:</text:span><text:span text:style-name="T153"> </text:span><text:span text:style-name="T151">1 kolo</text:span></text:p>
      <text:p text:style-name="P178"><text:span text:style-name="T120">Tímto krátkým rituálem se můžeš proměnit ve </text:span><text:span text:style-name="T162">čtyřnohé</text:span><text:span text:style-name="T120"> zvíře. Mění se pouze tvoje tělo a předměty připoutané skrze </text:span><text:span text:style-name="T67">pouto s předmětem</text:span><text:span text:style-name="T120">. </text:span><text:span text:style-name="T171">Z</text:span><text:span text:style-name="T165">vířete, do kterého se měníš, </text:span><text:span text:style-name="T166">nemůže mít žádnou z vlastností vyšší než je tvoje Duše </text:span><text:span text:style-name="T171">a jeho Velikost</text:span><text:span text:style-name="T165"> se může od tvé Velikosti lišit nejvýše o hodnotu tvé Duše.</text:span><text:span text:style-name="T120"><text:line-break/><text:tab/></text:span><text:span text:style-name="T152">Zpětná proměna vyžaduje 1 kolo </text:span><text:span text:style-name="T113">soustředění</text:span><text:span text:style-name="T152">, ale nestojí už žádnou magenergii.</text:span></text:p>
      <text:h text:style-name="Heading_20_5" text:outline-level="5">Pouto s předmětem</text:h>
      <text:p text:style-name="P177"><text:span text:style-name="T380">Sesílání:</text:span> několik minut<text:line-break/><text:span text:style-name="T400">Dosah:</text:span><text:span text:style-name="T577"> Dotyk</text:span></text:p>
      <text:p text:style-name="P176">Tímto krátkým rituálem si můžeš vytvořit osobní pouto s nějakým předmětem. <text:span text:style-name="T579">Tento předmět nemůže mít žádnou z částí z kovu – to mimo jiné znamená, že nemůžeš vytvořit pouto s těžkou zbrojí.<text:line-break/><text:tab/></text:span>Všechny takto připoutané předměty se při <text:span text:style-name="T401">úplně proměně</text:span> do zvířecí podoby mění s tebou.</text:p>
      <text:h text:style-name="P290" text:outline-level="5">Pouto se zvířetem</text:h>
      <text:p text:style-name="P185"><text:span text:style-name="T380">Sesílání:</text:span> několik minut<text:line-break/><text:span text:style-name="T400">Dosah:</text:span><text:span text:style-name="T577"> Dotyk</text:span></text:p>
      <text:p text:style-name="P187">Na zvíře, se kterým máš vytvořené pouto, můžeš sesílat <text:span text:style-name="T380">zapůjčení</text:span> na libovolnou vzdálenost <text:span text:style-name="T576">a když to uděláš, tak se tímto zvířetem doslova staneš – budeš moci rozhodovat, co bude dělat a jak se bude chovat</text:span>.<text:line-break/><text:tab/>V jednu chvíli můžeš mít pouto pouze s jedním zvířetem. <text:span text:style-name="T575">Nemůžeš vytvořit pouto se zvířetem, se kterým má pouto někdo jiný.</text:span> <text:span text:style-name="T575">Není také možné vytvořit pouto se zvířetem, které má někdo zrovna</text:span> <text:span text:style-name="T399">za</text:span><text:soft-page-break/><text:span text:style-name="T399">půjčené</text:span>.<text:line-break/><text:tab/><text:span text:style-name="T578">Zvíře</text:span><text:span text:style-name="T165">, </text:span><text:span text:style-name="T170">se kterým chceš vytvořit pouto</text:span><text:span text:style-name="T165">, </text:span><text:span text:style-name="T166">nemůže mít žádnou z vlastností vyšší než je tvoje Duše </text:span><text:span text:style-name="T170">a jeho velikost</text:span><text:span text:style-name="T165"> se může od tvé Velikosti lišit nejvýše o hodnotu tvé Duše.</text:span></text:p>
      <text:h text:style-name="P291" text:outline-level="5"><text:span text:style-name="T146">R</text:span><text:span text:style-name="T120">ychlý růst</text:span></text:h>
      <text:p text:style-name="P188"><text:span text:style-name="T115">Cena:</text:span><text:span text:style-name="T173"> 2 magy<text:line-break/></text:span><text:span text:style-name="T114">Dosah:</text:span><text:span text:style-name="T174"> kontaktní<text:line-break/></text:span><text:span text:style-name="T114">Sesílání:</text:span><text:span text:style-name="T174"> několik minut<text:line-break/></text:span><text:span text:style-name="T116">Trvání:</text:span><text:span text:style-name="T175"> několik </text:span><text:span text:style-name="T177">hodin</text:span></text:p>
      <text:p text:style-name="P190"><text:span text:style-name="T175">M</text:span><text:span text:style-name="T120">ůžeš takto například nechat zarůst chodbu, nechat kořeny vyrůst přes propast a vytvořit tak most, a podobně. </text:span><text:span text:style-name="T176">Rostliny mohou zaujmout jen takový tvar a velikost, do jaké by mohly s dostatkem času vyrůst přirozeně. Kořeny stromů tedy mohou například překlenout i několik metrů, tráva to ale nedokáže.</text:span><text:span text:style-name="T120"><text:line-break/><text:tab/>Vegetace roste doslova před očima – nechat zarůst celou chodbu zabere jen několik </text:span><text:span text:style-name="T196">minut</text:span><text:span text:style-name="T120">. </text:span><text:span text:style-name="T176">Růst ale není tak rychlý, aby bylo možné někoho chytit nebo jinak přímo ohrozit.<text:line-break/><text:tab/></text:span><text:span text:style-name="T178">Po skončení trvání </text:span><text:span text:style-name="T179">kouzla</text:span><text:span text:style-name="T178"> narostlá hmota zetlí a v několika dalších hodinách se zcela rozpadne.</text:span></text:p>
      <text:h text:style-name="P259" text:outline-level="5">Oživlé šlahouny</text:h>
      <text:p text:style-name="P189"><text:span text:style-name="T67">Cena:</text:span><text:span text:style-name="T120"> 2 magy<text:line-break/></text:span><text:span text:style-name="T114">Dosah:</text:span><text:span text:style-name="T174"> </text:span><text:span text:style-name="T180">krátký<text:line-break/></text:span><text:span text:style-name="T117">Rozsah:</text:span><text:span text:style-name="T181"> Až 3 cíle najednou<text:line-break/></text:span><text:span text:style-name="T118">Trvání:</text:span><text:span text:style-name="T195"> soustředění</text:span></text:p>
      <text:p text:style-name="P189"><text:span text:style-name="T120">Po dobu tvého </text:span><text:span text:style-name="T67">soustředění</text:span><text:span text:style-name="T120"> ožij</text:span><text:span text:style-name="T180">í</text:span><text:span text:style-name="T120"> větve nebo šlahouny v dosahu. Mohou někoho zranit (šlahouny mají zranění 1, silné větve 2), chytit a omotat, dokonce i uškrtit.</text:span></text:p>
      <text:h text:style-name="Heading_20_3" text:outline-level="3"><text:soft-page-break/><text:span text:style-name="T156">Mistrovské</text:span><text:span text:style-name="T148"> druidské schopnosti </text:span><text:span text:style-name="T189">a kouzla</text:span></text:h>
      <text:h text:style-name="Heading_20_5" text:outline-level="5"><text:span text:style-name="T167">Mistrovská</text:span><text:span text:style-name="T120"> proměna</text:span></text:h>
      <text:p text:style-name="P182"><text:span text:style-name="T105">C</text:span><text:span text:style-name="T67">ena:</text:span><text:span text:style-name="T120"> </text:span><text:span text:style-name="T156">3</text:span><text:span text:style-name="T120"> magy<text:line-break/></text:span><text:span text:style-name="T106">Sesílání:</text:span><text:span text:style-name="T153"> </text:span><text:span text:style-name="T151">1 kolo</text:span></text:p>
      <text:p text:style-name="P186"><text:span text:style-name="T112">Mistrovská</text:span><text:span text:style-name="T111"> proměna</text:span><text:span text:style-name="T164"> funguje stejně</text:span><text:span text:style-name="T120"> jako </text:span><text:span text:style-name="T67">proměna </text:span><text:span text:style-name="T112">ve zvíře</text:span><text:span text:style-name="T120">, ale </text:span><text:span text:style-name="T168">umožňuje</text:span><text:span text:style-name="T162"> měnit </text:span><text:span text:style-name="T169">se</text:span><text:span text:style-name="T162"> v jiná než čtyřnohá zvířata – tedy například v ptáky, hady, ryby a podobně. Stále se ale nemůžeš proměňovat v humanoidní tvory </text:span><text:span text:style-name="T163">ani v hmyz</text:span><text:span text:style-name="T162">.</text:span></text:p>
      <text:h text:style-name="Heading_20_1" text:outline-level="1"><text:bookmark-start text:name="__RefHeading___Toc1650_4210766435"/>Zranění a léčba<text:bookmark-end text:name="__RefHeading___Toc1650_4210766435"/></text:h>
      <text:p text:style-name="P98">Přes noc se vyléčí (Síla) životů.</text:p>
      <text:h text:style-name="Heading_20_3" text:outline-level="3">Ošetření zranění</text:h>
      <text:p text:style-name="P99"><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105">To samé kouzlo, i kdyby ho seslal někdo jiný, bude znovu na stejný cíl účinkovat až poté, co se dotyčný doléčí do plných životů. To samé platí pro léčivé lektvary.</text:p>
      <text:h text:style-name="P248" text:outline-level="1"><text:bookmark-start text:name="__RefHeading___Toc17052_4210766435"/><text:span text:style-name="T6">M</text:span><text:span text:style-name="T1">agické předměty</text:span><text:bookmark-end text:name="__RefHeading___Toc17052_4210766435"/></text:h>
      <text:p text:style-name="P114"><text:span text:style-name="T11">V</text:span><text:span text:style-name="T7">lastnosti magických předmětů se projeví až po jejich připoutání.</text:span></text:p>
      <text:list xml:id="list1284990857" text:style-name="L22">
        <text:list-item>
          <text:p text:style-name="P427"><text:span text:style-name="T11">P</text:span><text:span text:style-name="T7">řipoutání zabere 1 kolo </text:span><text:span text:style-name="T18">soustředění</text:span><text:span text:style-name="T7">.</text:span></text:p>
        </text:list-item>
        <text:list-item>
          <text:p text:style-name="P346">Není možné připoutat předmět, který má připoutaný někdo jiný.</text:p>
        </text:list-item>
        <text:list-item>
          <text:p text:style-name="P42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5"><text:span text:style-name="T11">L</text:span><text:span text:style-name="T7">ektvary není třeba připoutávat, účinkují automaticky po vypití.</text:span></text:p>
      <text:h text:style-name="P249" text:outline-level="1"><text:span text:style-name="T6">H</text:span><text:span text:style-name="T1">raní hry</text:span></text:h>
      <text:h text:style-name="P238" text:outline-level="2">Společná představa o situaci</text:h>
      <text:p text:style-name="P204"><text:span text:style-name="T29">Dračák je</text:span><text:span text:style-name="T27"> mnohem blíž dětským hrám „na hasiče“, „na vojáky“ a podobně, než hrám jako „Člověče, nezlob se“. </text:span><text:span text:style-name="T28">Když </text:span><text:span text:style-name="T30">ho</text:span><text:span text:style-name="T28"> jdete hrát, tak vlastně říkáte: „Pojďme si hrát na kouzelníky, válečníky a podobně ve světě plném kouzel, draků a jiných fantastických tvorů“.<text:line-break/><text:tab/></text:span><text:span text:style-name="T31">Tomu odpovídá i průběh hry. Každá situace začíná popisem, </text:span><text:span text:style-name="T50">jako třeba</text:span><text:span text:style-name="T31">: „</text:span><text:span text:style-name="T50">Přijíždíte do královského města</text:span><text:span text:style-name="T31">“, </text:span><text:span text:style-name="T50">nebo „Sestupujete do podzemí“.</text:span><text:span text:style-name="T31"> </text:span><text:span text:style-name="T50">Ve skutečnosti tím ale Pán jeskyně říká: </text:span><text:span text:style-name="T31">„Představte si, že jste zrovna přicestovali do královského města“, nebo „Představte si, že sestupujete do temného podzemí, kam po staletí nevstoupila noha smrtelníka“.</text:span></text:p>
      <text:h text:style-name="Heading_20_3" text:outline-level="3"><text:span text:style-name="T31">V</text:span><text:span text:style-name="T1">ytváření společné představy</text:span></text:h>
      <text:p text:style-name="P369">Přestože při hraní Dračáku situaci obvykle popisuje Pán jeskyně, hra se neodehrává čistě v jeho fantazii, ale ve vaší společné představě. To znamená několik věcí:</text:p>
      <text:list xml:id="list2607900094" text:style-name="L23">
        <text:list-item>
          <text:p text:style-name="P428"><text:span text:style-name="T1">Neboj se doplňovat a navrhovat věci, které Pán jeskyně nezmínil. Vymýšlet všechny detaily je ostatně pro jednoho člověka dost náročné, takže je jedině dobře, když </text:span><text:span text:style-name="T51">mu</text:span><text:span text:style-name="T1"> s tím pomůže</text:span><text:span text:style-name="T36">š</text:span><text:span text:style-name="T1">.</text:span></text:p>
        </text:list-item>
        <text:list-item>
          <text:p text:style-name="P428"><text:span text:style-name="T1">Ptej se na všechno, co ti není jasné. </text:span><text:span text:style-name="T33">A klidně rovnou navrhni řešení: „</text:span><text:span text:style-name="T34">Jestli jsou ti skřeti na lovu, neměli by mít nějaký střelný zbraně?</text:span><text:span text:style-name="T33">“ </text:span><text:span text:style-name="T34">Nebo: „Říkáš, že se v místnosti svítí. Neměli jsme to světlo vidět už z dálky?“</text:span></text:p>
        </text:list-item>
        <text:list-item>
          <text:p text:style-name="P429"><text:soft-page-break/><text:span text:style-name="T1">Měj na paměti, že tvoje postava je součástí situace, takže to samé platí i obráceně: Tvým úkolem je popisovat, co a jak děláš, a odpovídat na případné dotazy </text:span><text:span text:style-name="T35">a nejasnosti</text:span><text:span text:style-name="T1"> ostatních hráčů a Pána jeskyně.</text:span></text:p>
        </text:list-item>
      </text:list>
      <text:p text:style-name="P205"><text:span text:style-name="T1">Klíčem je komunikace. Nikdy si nebudete všichni představovat situaci úplně přesně stejně,</text:span><text:span text:style-name="T32"> </text:span><text:span text:style-name="T1">ale to ani není nutné. Důležité je, abyste si hned vyjasnili případné nejasnosti. A k tomu je potřeba, nenechat si je pro sebe a ihned se zeptat: „Počkej, myslel </text:span><text:span text:style-name="T38">jsem</text:span><text:span text:style-name="T1">, že se ta chodba svažuje jen mírně. Jak to teda je?“ </text:span><text:span text:style-name="T52">Pán jeskyně to obratem upřesní a vysvětlí.</text:span></text:p>
      <text:h text:style-name="Heading_20_3" text:outline-level="3"><text:span text:style-name="T31">P</text:span><text:span text:style-name="T1">lánky, mapy a jiné názorné pomůcky</text:span></text:h>
      <text:p text:style-name="P205"><text:span text:style-name="T1">K tomu, abyste si vytvořili společnou představu o situaci, obvykle </text:span><text:span text:style-name="T37">výrazně</text:span><text:span text:style-name="T1"> pomůže</text:span><text:span text:style-name="T32"> načrtnout mapu, </text:span><text:span text:style-name="T53">nákres,</text:span><text:span text:style-name="T32"> nebo plán situace.</text:span></text:p>
      <text:list xml:id="list1140794812" text:style-name="L24">
        <text:list-item>
          <text:p text:style-name="P430"><text:span text:style-name="T54">K</text:span><text:span text:style-name="T1">reslit </text:span><text:span text:style-name="T54">nemusí nutně jen</text:span><text:span text:style-name="T1"> Pán jeskyně. Obzvlášť pokud je mezi vámi výtvarník, tak je lepší, když to udělá on.</text:span></text:p>
        </text:list-item>
        <text:list-item>
          <text:p text:style-name="P430"><text:span text:style-name="T1">Ten, kdo ho bude plánek nebo mapu kreslit, by měl být připravený ho měnit a zapojovat návrhy a připomínky ostatních. Myslete vždy na to, že je to vaše společná představa, n</text:span><text:span text:style-name="T55">ikoliv</text:span><text:span text:style-name="T1"> představa jednoho z vás, které se všichni ostatní musí podřídit.</text:span></text:p>
        </text:list-item>
      </text:list>
      <text:h text:style-name="P239" text:outline-level="2"><text:span text:style-name="T25">P</text:span><text:span text:style-name="T26">ozice ve fikci</text:span></text:h>
      <text:p text:style-name="P203"><text:span text:style-name="T41">V</text:span><text:span text:style-name="T39"> průběhu hry bude</text:span><text:span text:style-name="T56">š</text:span><text:span text:style-name="T39"> občas házet kostkou, abys zjistil, jak dobře se </text:span><text:span text:style-name="T56">ti </text:span><text:span text:style-name="T39">podaří to, co ch</text:span><text:span text:style-name="T56">ceš</text:span><text:span text:style-name="T39"> udělat. </text:span><text:span text:style-name="T40">Kostka </text:span><text:span text:style-name="T56">ti</text:span><text:span text:style-name="T40"> ale nikdy neřekne, co se stane – to vždycky vyplývá z vaší společné představě </text:span><text:span text:style-name="T44">o situaci</text:span><text:span text:style-name="T40"> a z toho, co </text:span><text:span text:style-name="T57">zamýšlíš</text:span><text:span text:style-name="T40">. </text:span><text:span text:style-name="T44">M</text:span><text:span text:style-name="T40">usí to </text:span><text:span text:style-name="T44">vždy</text:span><text:span text:style-name="T40"> dávat smysl: Nemůžeš například dost dobře střílet z luku, když visíš za jednu ruku nad propastí.</text:span></text:p>
      <text:list xml:id="list1652944660" text:style-name="L25">
        <text:list-item>
          <text:p text:style-name="P431"><text:soft-page-break/><text:span text:style-name="T42">Každá tvoje akce, ať už v boji nebo mimo něj, vždycky vychází z nějaké pozice ve fikci (např.: „</text:span><text:span text:style-name="T43">Visíš za jednu ruku nad propastí.</text:span><text:span text:style-name="T42"> Co děláš?“) a vede k nějaké jiné pozici („Podařilo se ti chytit se i druhou rukou a vytáhnout se nahoru. </text:span><text:span text:style-name="T43">Ležíš teď na hraně propasti.</text:span><text:span text:style-name="T42">“).</text:span></text:p>
        </text:list-item>
      </text:list>
      <text:h text:style-name="Heading_20_3" text:outline-level="3"><text:span text:style-name="T42">V</text:span><text:span text:style-name="T1">ýhody a nevýhody</text:span></text:h>
      <text:p text:style-name="P370">Výhody a nevýhody jsou nedílně spojené s nějakou situací ve hře a trvají tedy vždy stejně dlouho jako tato situace: Když bojuješ v leže, máš nevýhodu. Jakmile se postavíš na nohy, nevýhodu mít nebudeš.</text:p>
      <text:list xml:id="list2167924768" text:style-name="L26">
        <text:list-item>
          <text:p text:style-name="P432"><text:span text:style-name="T1">Kdykoliv jsi ve výhodné pozici, počítáš si výhodu. </text:span><text:span text:style-name="T58">V nevýhodné pozici máš </text:span><text:span text:style-name="T1">nevýhodu.</text:span></text:p>
        </text:list-item>
        <text:list-item>
          <text:p text:style-name="P432"><text:span text:style-name="T1">Jakmile tato </text:span><text:span text:style-name="T59">situace</text:span><text:span text:style-name="T1"> pomine, zmizí i výhoda či nevýhoda z ní plynoucí.</text:span></text:p>
        </text:list-item>
      </text:list>
      <text:p text:style-name="P206"><text:span text:style-name="T1">Pravidla pro boj umožňují při určitém výsledku hodu dostat protivníka do nevýhody, případně se z nevýhodné situace dostat. Jelikož jsou výhody a nevýhody pevně spojené s nějakou konkrétní situací, musíš </text:span><text:span text:style-name="T47">při tom vždycky</text:span><text:span text:style-name="T1"> popsat, co přesně to znamená. Nestačí tedy říct: „Dostal jsem ho do nevýhody“, musíš říct například: „Srazil jsem ho k zemi a ležím na něm“, nebo „Vyklouznul jsem zpod něj směrem k východu z místnosti“.<text:line-break/><text:tab/></text:span><text:span text:style-name="T45">Mysli na to, že každá akce mění pozici ve vaší společné představě o situaci, a že tato pozice určuje, co může kdo dělat, a také jaké má případně výhody a nevýhody. </text:span><text:span text:style-name="T46">Když tedy popíšeš, že někoho zalehneš, automaticky to znamená, že máš nevýhodu proti případným stojícím útočníkům (protože z leže se bojuje o poznání hůř). Současně to ale znamená, že tvůj zalehnutý protivník nemůže jen tak </text:span><text:soft-page-break/><text:span text:style-name="T46">vstát, protože na něm ležíš – musí tě tedy nejdříve odvalit, nebo se zpod tebe vysmýknout. </text:span><text:span text:style-name="T48">Obdobně pokud ses z pod protivníka vy</text:span><text:span text:style-name="T49">vléknul</text:span><text:span text:style-name="T48"> směrem k východu z místnosti, nebudeš ho muset obcházet, když budeš chtít utéct.</text:span></text:p>
      <text:h text:style-name="P240" text:outline-level="2"><text:span text:style-name="T48">P</text:span><text:span text:style-name="T1">utování</text:span></text:h>
      <text:p text:style-name="P210"><text:span text:style-name="T60">P</text:span><text:span text:style-name="T1">ro hráče:</text:span></text:p>
      <text:p text:style-name="P371">- hlídky</text:p>
      <text:p text:style-name="P208"><text:span text:style-name="T60">- </text:span><text:span text:style-name="T62">zásoby ()</text:span></text:p>
      <text:p text:style-name="P209"><text:span text:style-name="T60">P</text:span><text:span text:style-name="T1">ro PJ:</text:span></text:p>
      <text:p text:style-name="P371">- nepopisuj každou hodinu pochodu. „Cesta vám zabrala 7 dní“.</text:p>
      <text:p text:style-name="P207"><text:span text:style-name="T1">- </text:span><text:span text:style-name="T61">odehrávej pouze zajímavé události </text:span></text:p>
      <text:h text:style-name="Heading_20_2" text:outline-level="2"><text:span text:style-name="T48">P</text:span><text:span text:style-name="T1">rohledávání</text:span></text:h>
      <text:p text:style-name="Text_20_body"><text:span text:style-name="T1">- </text:span><text:span text:style-name="T63">hledání tajných dveří a schránek</text:span></text:p>
      <text:p text:style-name="P372">- otevírání tajných dveří a schránek</text:p>
      <text:h text:style-name="Heading_20_2" text:outline-level="2"><text:span text:style-name="T616">Spouštění</text:span> pastí</text:h>
      <text:h text:style-name="Heading_20_2" text:outline-level="2">Infiltrace</text:h>
      <text:p text:style-name="Text_20_body">- <text:span text:style-name="T617">jak na plížení, převleky, apod.</text:span></text:p>
      <text:h text:style-name="Heading_20_2" text:outline-level="2"><text:soft-page-break/>Zjišťování informací</text:h>
      <text:p text:style-name="P215">Informace nejspíš bude<text:span text:style-name="T620">te</text:span> zjišťovat <text:span text:style-name="T620">samostatně</text:span> – <text:span text:style-name="T620">měla by to pokud možno dělat</text:span> <text:span text:style-name="T620">vždy</text:span> ta <text:span text:style-name="T620">postava</text:span>, která se na to nejlíp hodí (válečník <text:span text:style-name="T620">se může vyptávat</text:span> v armádě, hraničář v divočině, zloděj v městském podsvětí a podobně). Chodit všude ve velké, ozbrojené skupině by <text:span text:style-name="T620">ostatně</text:span> nejspíš vzbudilo nežádoucí rozruch. Hledání ale obvykle končí rozhovorem s někým, kdo má příslušné informace. Při tomto rozhovoru <text:span text:style-name="T621">byste pokud možno měli</text:span> být všichni. Jsou pro to dva dobré důvody:</text:p>
      <text:list xml:id="list4277882453" text:style-name="L27">
        <text:list-item>
          <text:p text:style-name="P433">Hráči, jejichž postavy zrovna nejsou na scéně, se nemohou naplno zapojit do hry.</text:p>
        </text:list-item>
        <text:list-item>
          <text:p text:style-name="P433"><text:span text:style-name="T622">K</text:span>dyž jste na místě všichni, <text:span text:style-name="T622">snáze si poradíte</text:span> s případnou léčkou či jinou <text:span text:style-name="T622">nečekanou</text:span> nepříjemností.</text:p>
        </text:list-item>
      </text:list>
      <text:p text:style-name="P215">Bývá ale zvykem nechat vést rozhovor hráče postavy, která zařídila schůzku – dává to obvykle smysl, protože se v daném prostředí nejlépe vyzná a kromě toho tím <text:span text:style-name="T623">pomůžete tomu</text:span>, <text:span text:style-name="T623">aby</text:span> se všichni hráči čas od času dosta<text:span text:style-name="T623">li</text:span> ke slovu.</text:p>
      <text:p text:style-name="Text_20_body">- <text:span text:style-name="T618">známosti</text:span></text:p>
      <text:p text:style-name="Text_20_body">- <text:span text:style-name="T618">knihovny</text:span></text:p>
      <text:p text:style-name="P213">Pro PJ:</text:p>
      <text:p text:style-name="P213">- <text:span text:style-name="T619">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1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434"><text:soft-page-break/>- Neodehrávej, jak se postava několik hodin vyptává, přeskoč k rozhovoru s osobou, která skutečně něco ví (to ještě nemusí znamenat, že to postavám opravdu řekne).</text:p>
      <text:p text:style-name="P212"/>
      <text:h text:style-name="Heading_20_2" text:outline-level="2">Dialogy</text:h>
      <text:p text:style-name="P373">V Dračáku se při rozhovorech nehází. Výsledek závisí na tom, co řekneš a na co se zeptáš.</text:p>
      <text:p text:style-name="P374">Pro PJ:</text:p>
      <text:p text:style-name="P374">- rozmysli si, co NPCčko chce, případně co pro něj má nějakou hodnotu (peníze, život dcery, atd.)</text:p>
      <text:p text:style-name="P375">Následně hraj podobně jako při průzkumu podzemí: Když hráči řeknou něco, co na NPCčko zabere, tak to prostě zafunguje.</text:p>
      <text:p text:style-name="P374">- když hráči něco navrhnou (nemá náhodou nějaké příbuzné), snaž se to využít (třeba s nějakým twistem), i když jsi to původně neplánoval.</text:p>
      <text:p text:style-name="P211"><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h text:style-name="P241" text:outline-level="2"><text:bookmark-start text:name="__RefHeading___Toc17054_4210766435"/>Vzdálenost<text:bookmark-end text:name="__RefHeading___Toc17054_4210766435"/></text:h>
      <text:p text:style-name="P121">Kontaktní</text:p>
      <text:list xml:id="list2771456358" text:style-name="L28">
        <text:list-item>
          <text:p text:style-name="P435">Stačí <text:span text:style-name="T585">jeden či dva kroky</text:span></text:p>
        </text:list-item>
      </text:list>
      <text:p text:style-name="P121">Krátká</text:p>
      <text:list xml:id="list2010341845" text:style-name="L29">
        <text:list-item>
          <text:p text:style-name="P436">V dos<text:span text:style-name="T513">třelu</text:span> malé vrhací zbraně.</text:p>
        </text:list-item>
      </text:list>
      <text:p text:style-name="P121">Střední</text:p>
      <text:list xml:id="list1703925807" text:style-name="L30">
        <text:list-item>
          <text:p text:style-name="P437">V dostřelu krátkého luku nebo oštěpu.</text:p>
        </text:list-item>
      </text:list>
      <text:p text:style-name="P121">Dlouhá</text:p>
      <text:list xml:id="list2603485621" text:style-name="L31">
        <text:list-item>
          <text:p text:style-name="P438">V dostřelu dlouhého luku.</text:p>
        </text:list-item>
      </text:list>
      <text:h text:style-name="Heading_20_2" text:outline-level="2"><text:bookmark-start text:name="__RefHeading___Toc4067_1870267181"/>Rychlost<text:bookmark-end text:name="__RefHeading___Toc4067_1870267181"/></text:h>
      <text:list xml:id="list19475547" text:style-name="L32">
        <text:list-item>
          <text:p text:style-name="P439">pomalá chůze, rychlá chůze, běh, koňský běh</text:p>
        </text:list-item>
      </text:list>
      <text:p text:style-name="P156">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380">zpomalení</text:span>, znamená posun o jeden stupeň rychlosti dolů. Naopak <text:span text:style-name="T380">zrychlující</text:span> kouzla a efekty posouvají o jeden stupeň nahoru.</text:p>
      <text:h text:style-name="P242" text:outline-level="2"><text:bookmark-start text:name="__RefHeading___Toc1654_4210766435"/><text:soft-page-break/>Kola<text:bookmark-end text:name="__RefHeading___Toc1654_4210766435"/></text:h>
      <text:p text:style-name="P120">Boj probíhá v kolech. Kolo představuje zhruba 3 vteřiny.</text:p>
      <text:h text:style-name="P243" text:outline-level="2"><text:bookmark-start text:name="__RefHeading___Toc1656_4210766435"/>Záměry<text:bookmark-end text:name="__RefHeading___Toc1656_4210766435"/></text:h>
      <text:p text:style-name="P116">Kolo začíná určením záměrů. Záměry lze libovolně měnit, nemůžeš ale znovu ohlásit záměr, který jsi už jednou opustil.</text:p>
      <text:h text:style-name="Heading_20_3" text:outline-level="3">Ohrožení více protivníků</text:h>
      <text:p text:style-name="P119">Když chceš v jednom kole ohrozit více než jednoho protivníka, počítáš si k hodu postih rovný jejich počtu. Neplatí to v případě, že děláš něco, co má samo o sobě plošný efekt (třeba když sesíláš kouzlo <text:span text:style-name="T380">ohnivá koule</text:span>).</text:p>
      <text:h text:style-name="Heading_20_3" text:outline-level="3">Příprava, nabíjení, plná obrana, <text:span text:style-name="T468">prolomení nevýhody</text:span></text:h>
      <text:p text:style-name="P119">Když si připravuješ akci, nabíjíš, nebo se soustřeďuješ na obranu či prolomení nevýhody, platí následující pravidla:</text:p>
      <text:list xml:id="list3367361744" text:style-name="L33">
        <text:list-item>
          <text:p text:style-name="P440">Při přípravě nebo nabíjení nemůžeš ohrozit svého protivníka. Pokud ti v tom nikdo nezabrání, v pozdějším kole, kdy z přípravy nebo míření budeš těžit, si započítáš +2.</text:p>
        </text:list-item>
        <text:list-item>
          <text:p text:style-name="P440">Když se soustředíš na obranu, nemůžeš nikoho ohrozit, ani u toho dělat cokoliv jiného (utíkat, nabíjet apod.). <text:span text:style-name="T586">P</text:span>očítáš si na všechny obrany v tomto kole +2.</text:p>
        </text:list-item>
        <text:list-item>
          <text:p text:style-name="P440">Když se soustředíš na <text:span text:style-name="T587">to, aby ses dostal</text:span> z nevýhody (<text:span text:style-name="T588">snažíš se </text:span>odstrčit toho, kdo na tebe leží, prorazit z obklíčení, vyčistit si oči od písku a podobně), počítáš si +2 proti těm, kdo t<text:span text:style-name="T589">i v tom brání</text:span>.</text:p>
        </text:list-item>
      </text:list>
      <text:h text:style-name="Heading_20_2" text:outline-level="2"><text:bookmark-start text:name="__RefHeading___Toc1658_4210766435"/><text:soft-page-break/>Hody<text:bookmark-end text:name="__RefHeading___Toc1658_4210766435"/></text:h>
      <text:p text:style-name="P117">Hází se vždy Vlastnost + 1k6. Pokud <text:span text:style-name="T590">pravidla neříkají, kterou</text:span> vlastnost <text:span text:style-name="T590">máš použít</text:span>, použij libovolnou, která pro danou činnost dává smysl.</text:p>
      <text:h text:style-name="Heading_20_3" text:outline-level="3">Střet</text:h>
      <text:p text:style-name="P118">Když se oba protivníci ohrožují, hází se proti sobě. Ten, kdo hodil víc, může protivníkovi udělat několik věcí podle toho, o kolik ho přehodil.</text:p>
      <text:list xml:id="list1408980386" text:style-name="L34">
        <text:list-item>
          <text:p text:style-name="P441">Při přehození o 0-2 jednu věc (to také znamená, že když oběma padne stejně, oba si vzájemně mohou udělat jednu věc).</text:p>
        </text:list-item>
        <text:list-item>
          <text:p text:style-name="P441">Při přehození o 3-5 dvě věci.</text:p>
        </text:list-item>
        <text:list-item>
          <text:p text:style-name="P441">Při přehození o 6 nebo víc dokonce tři věc<text:span text:style-name="T472">i</text:span>.</text:p>
        </text:list-item>
      </text:list>
      <text:p text:style-name="P122">Protivníkovi můžeš udělat například:</text:p>
      <text:list xml:id="list3835316149" text:style-name="L35">
        <text:list-item>
          <text:p text:style-name="P442">Zranit ho za (rozdíl hodů) + (zranění tvé zbraně) – (jeho zbroj)</text:p>
        </text:list-item>
        <text:list-item>
          <text:p text:style-name="P442">Zatlačit ho do rohu, srazit ho na zem, přibodnout mu ruku ke dveřím, přirazit ho štítem ke stěně a podobně (tím <text:span text:style-name="T470">ho</text:span> dostane<text:span text:style-name="T470">š</text:span> do nevýhody)</text:p>
        </text:list-item>
        <text:list-item>
          <text:p text:style-name="P443">Zasáhnout nějaké slabé či citlivé místo (kyklopovo oko, ocas obřího štíra). <text:span text:style-name="T591">Takový zásah protivníkovi neubírá víc životů, ale když zraní za stejně nebo víc, než je počet životů této části těla, je vyřazena (kyklop bude slepý, štír nemůže ocasem útočit).</text:span></text:p>
        </text:list-item>
        <text:list-item>
          <text:p text:style-name="P444">Dostat se z nevýhody</text:p>
        </text:list-item>
        <text:list-item>
          <text:p text:style-name="P445">Dostat někoho jiného z nevýhody, ve které ho <text:span text:style-name="T469">tvůj cíl</text:span> drží</text:p>
        </text:list-item>
        <text:list-item>
          <text:p text:style-name="P445"><text:soft-page-break/>Někam ho zatlačit</text:p>
        </text:list-item>
        <text:list-item>
          <text:p text:style-name="P447">V něčem mu zabránit <text:span text:style-name="T471">(kromě útoku na někoho jiného)</text:span></text:p>
        </text:list-item>
        <text:list-item>
          <text:p text:style-name="P442">Utéct <text:span text:style-name="T592">mimo kontaktní vzdálenost</text:span></text:p>
        </text:list-item>
      </text:list>
      <text:p text:style-name="P123">Pokud už je v nevýhodě, tak ho také jako jednu z možností můžeš:</text:p>
      <text:list xml:id="list1648258252" text:style-name="L36">
        <text:list-item>
          <text:p text:style-name="P446">Odzbrojit</text:p>
        </text:list-item>
        <text:list-item>
          <text:p text:style-name="P446">Srazit do propasti</text:p>
        </text:list-item>
        <text:list-item>
          <text:p text:style-name="P448">Zabránit mu v útoku na někoho jiného</text:p>
        </text:list-item>
      </text:list>
      <text:p text:style-name="P124">To, co protivníkovi uděláš, musí odpovídat tvým záměrům určeným na začáku kola a musí to jít udělat a dávat smysl.</text:p>
      <text:h text:style-name="Heading_20_3" text:outline-level="3">Obrana</text:h>
      <text:p text:style-name="P118">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44" text:outline-level="2"><text:bookmark-start text:name="__RefHeading___Toc1660_4210766435"/>Výhody a nevýhody<text:bookmark-end text:name="__RefHeading___Toc1660_4210766435"/></text:h>
      <text:p text:style-name="P102">Za každou výhodu je vždy +1, za každou nevýhodu -1.</text:p>
      <text:p text:style-name="P102">Výhody (a nevýhody) stejného druhu se nesčítají.</text:p>
      <text:list xml:id="list2653537012" text:style-name="L37">
        <text:list-item>
          <text:p text:style-name="P449">Pokud tě například někdo zatlačí do rohu místnosti a pak tě srazí k zemi a zalehne, tak si počítáš jen -1, protože obojí ti omezuje pohyb.</text:p>
        </text:list-item>
      </text:list>
      <text:p text:style-name="P102">Výhody a nevýhody vždy představují nějakou situaci v herním světě a trvají tedy vždycky přesně tak dlouho jako tato situace.</text:p>
      <text:list xml:id="list1248084917" text:style-name="L38">
        <text:list-item>
          <text:p text:style-name="P450"><text:soft-page-break/>Když tě někdo za<text:span text:style-name="T459">lehne</text:span>, dostaneš nevýhodu (-1). Jakmile vstane, aby mohl dělat něco jiného, nevýhoda pomine a přestaneš si ji počítat.</text:p>
        </text:list-item>
      </text:list>
      <text:p text:style-name="P193">Výhoda (+1) pro tebe je to samé jako nevýhoda (-1) pro tvého protivníka a naopak, takže je v zásadě jedno, kdo si ji započítá. Bonusy za výhody a nevýhody by si ale k hodu měl vždy přičítat hráč postavy.</text:p>
      <text:p text:style-name="Example">Má to <text:span text:style-name="T584">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106">Stejně se hází, když spustíš past, nebo když jsi otrávený jedem: Past nebo jed si hází „na útok“, ty si házíš „na obranu“.</text:p>
      <text:list xml:id="list3495125978" text:style-name="L39">
        <text:list-item>
          <text:p text:style-name="P376">Proti pasti se obvykle hází Finesou. Když máš štít, můžeš si hodit Silou.</text:p>
        </text:list-item>
        <text:list-item>
          <text:p text:style-name="P376">Proti jedu se vždy hází Silou.</text:p>
        </text:list-item>
      </text:list>
      <text:h text:style-name="Heading_20_2" text:outline-level="2"><text:bookmark-start text:name="__RefHeading___Toc17056_4210766435"/>Zbraně, zbroje <text:span text:style-name="T473">a štíty</text:span><text:bookmark-end text:name="__RefHeading___Toc17056_4210766435"/></text:h>
      <text:list xml:id="list735973996" text:style-name="L40">
        <text:list-item>
          <text:p text:style-name="P451">Zbraně mají zranění, které se přičítá pouze v případě zásahu (tedy když hodíš stejně nebo více než tvůj protivník a jako jednu z možností si vybereš ho zranit).</text:p>
        </text:list-item>
        <text:list-item>
          <text:p text:style-name="P452">Boj beze zbraně má zranění 0 a hází se vždy Silou.</text:p>
        </text:list-item>
        <text:list-item>
          <text:p text:style-name="P452">Jednoruční lehké zbraně (například dýka) mají zranění +1, dvojruční lehké zbraně (třeba kopí) mají zranění +2. Můžeš si s nimi počítat <text:s/>Sílu nebo Finesu podle svého výběru.</text:p>
        </text:list-item>
        <text:list-item>
          <text:p text:style-name="P452"><text:soft-page-break/>Jednoruční těžké zbraně (například palcát nebo bojová sekera) mají zranění +2, dvojruční těžké zbraně (třeba dvojruční meč) mají zranění +3. Počítáš si s nimi vždy Sílu.</text:p>
        </text:list-item>
        <text:list-item>
          <text:p text:style-name="P453">Improvizované nebo primitivní zbraně (obušek, hůl, kámen, kyj a podobně) mají zranění o 1 nižší (může být i 0 – v tom případě od pěstí liší jen v tom, co přesně můžeš protivníkovi udělat).</text:p>
        </text:list-item>
        <text:list-item>
          <text:p text:style-name="P452">Pokud máš dvě jednoruční zbraně, ke zranění té, kterou zrovna útočíš, si přičti 1. Pokud je alespoň jedna z nich těžká, počítáš si Sílu. Když jsou obě lehké, můžeš si vybrat mezi Silou a Finesou.</text:p>
        </text:list-item>
        <text:list-item>
          <text:p text:style-name="P452">Štít snižuje zranění o 1. Můžeš si s ním počítat Sílu nebo Finesu podle svého výběru.</text:p>
        </text:list-item>
        <text:list-item>
          <text:p text:style-name="P454">Zbroj snižuje zranění o svou kvalitu: Lehká o 1, těžká o 3. <text:span text:style-name="T474">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25">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27">„Mám proti němu pět plus jedna.“</text:p>
      <text:h text:style-name="P245" text:outline-level="2"><text:soft-page-break/>Smrt postavy</text:h>
      <text:p text:style-name="P194">Pravidla <text:span text:style-name="T601">pro boj</text:span> záměrně neříkají, kdy <text:span text:style-name="T597">tvoje</text:span> postava umře. Když její životy klesnou na 0 nebo méně, je vyřazena z boje, <text:span text:style-name="T593">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95">Před začátkem hry se dohodněte, jestli budete hrát s možností smrti postav nebo bez ní.</text:p>
      <text:list xml:id="list2574693479" text:style-name="L41">
        <text:list-item>
          <text:p text:style-name="P455">Když se rozhodnete hrát bez umírání postav, tak je vaším úkolem společně <text:span text:style-name="T598">s Pánem jeskyně</text:span> zajistit, aby se postavy nikdy nedostaly do situace, kde by přežití nedávalo smysl. Pán jeskyně tedy do hry nebude dávat pasti jako „<text:span text:style-name="T624">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600">je</text:span> například postava <text:span text:style-name="T599">vy</text:span><text:soft-page-break/><text:span text:style-name="T599">řazena</text:span> při boji se smečkou vlků a ostatní musí prchnout a nechat ji tam, Pán jeskyně může například popsat, jak se vlci mezi sebou začali rvát o právo na kořist, <text:span text:style-name="T594">nebo třeba do hry vložit jiné, větší nebezpečí, které vlky zažene a dá ostatním možnost postavu zachránit.</text:span></text:p>
          <text:list>
            <text:list-item>
              <text:p text:style-name="P455">Ve hře bez umírání postav může stále postava umřít, pokud se pro to rozhodne její hráč. <text:span text:style-name="T596">Může třeba sám usoudit, že se do smrtelné situace dostal vlastní chybou a postava by to fakt přežít neměla, může jít o hrdinskou smrt, kdy se postava obětuje za ostatní a podobně.</text:span></text:p>
            </text:list-item>
          </text:list>
        </text:list-item>
        <text:list-item>
          <text:p text:style-name="P456">Když se rozhodnete hrát s možností smrti postav, <text:span text:style-name="T595">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96">Pokud nevíte, co si máte vybrat, nebo se nebudete moci dohodnout, hrajte s příběhovou imunitou, tedy bez umírání postav.</text:p>
      <text:h text:style-name="P246" text:outline-level="2">Smrt protivníků</text:h>
      <text:p text:style-name="P200">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text:soft-page-break/>Příklad:</text:p>
      <text:p text:style-name="Example">„Obejdu vyřazený skřety a dám jim všem poslední pomoc.“</text:p>
      <text:p text:style-name="P201">Dorazit takto můžeš pouze vyřazeného nebo znehybněného protivníka <text:span text:style-name="T611">a pouze když ti v tom nikdo nebrání.</text:span></text:p>
      <text:h text:style-name="P250" text:outline-level="1"><text:bookmark-start text:name="__RefHeading___Toc36202_611713307"/><text:span text:style-name="T502">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50">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50">Na plížení se hází Finesou.</text:p>
      <text:list xml:id="list1269875923" text:style-name="L42">
        <text:list-item>
          <text:p text:style-name="P457">Musíš se mít za co schovat.</text:p>
        </text:list-item>
        <text:list-item>
          <text:p text:style-name="P457">Ve vhodných podmínkách (šero, hustý podrost a podobně) si při plížení počítáš výhodu.</text:p>
        </text:list-item>
        <text:list-item>
          <text:p text:style-name="P457">Když se nehýbeš, počítáš si další výhodu.</text:p>
        </text:list-item>
      </text:list>
      <text:p text:style-name="P150">Ten, kdo tě hledá, si také hodí Finesou.</text:p>
      <text:list xml:id="list4027985047" text:style-name="L43">
        <text:list-item>
          <text:p text:style-name="P458">Když hodí víc, všiml si tě.</text:p>
        </text:list-item>
        <text:list-item>
          <text:p text:style-name="P458">Když vám padne stejně, všiml si něčeho podezřelého, ale není si jistý, co <text:span text:style-name="T503">to</text:span> je.</text:p>
        </text:list-item>
      </text:list>
      <text:p text:style-name="P151">Povšimni si, že ve hře není dovednost <text:span text:style-name="T380">Plížení</text:span>. Je to záměrně – jak dobře se umíš plížit <text:span text:style-name="T504">a</text:span> všímat <text:span text:style-name="T504">si</text:span> skrytých protivníků určuje tvoje Finesa.</text:p>
      <text:h text:style-name="P251" text:outline-level="1"><text:bookmark-start text:name="__RefHeading___Toc12113_526618153"/>Zvyšování vlastností<text:bookmark-end text:name="__RefHeading___Toc12113_526618153"/></text:h>
      <text:p text:style-name="P136">Při přestupu na <text:span text:style-name="T491">každou</text:span> lichou úroveň <text:span text:style-name="T491">(třetí, pátou atd.)</text:span> <text:span text:style-name="T490">si zvyš jednu vlastnost o 1.</text:span></text:p>
      <text:list xml:id="list2472704251" text:style-name="L44">
        <text:list-item>
          <text:p text:style-name="P459">Můžeš si vybrat kterou chceš, ale rozdíl mezi tvou nejvyšší a nejnižší vlastností nemůže být větší než 3.</text:p>
        </text:list-item>
      </text:list>
      <text:h text:style-name="P252" text:outline-level="1"><text:bookmark-start text:name="__RefHeading___Toc12115_526618153"/>Náhodný hod<text:bookmark-end text:name="__RefHeading___Toc12115_526618153"/></text:h>
      <text:p text:style-name="P135"><text:span text:style-name="T66">Náhodný hod </text:span><text:span text:style-name="T370">může</text:span><text:span text:style-name="T66"> P</text:span><text:span text:style-name="T371">án jeskyně </text:span><text:span text:style-name="T370">použít, když chce</text:span><text:span text:style-name="T66"> </text:span><text:span text:style-name="T372">nestranně</text:span><text:span text:style-name="T66"> rozhodnout něco, co nezávisí na schopnostech postav. </text:span><text:span text:style-name="T377">Hází se k6 a</text:span><text:span text:style-name="T373"> P</text:span><text:span text:style-name="T375">án jeskyně</text:span><text:span text:style-name="T373"> </text:span><text:span text:style-name="T374">vždy</text:span><text:span text:style-name="T373"> před hodem určí, co budou znamenat jednotlivé výsledky:</text:span></text:p>
      <text:list xml:id="list1814492672" text:style-name="L45">
        <text:list-item>
          <text:p text:style-name="P230"><text:span text:style-name="T119">Hráč:</text:span><text:span text:style-name="T369"> </text:span><text:span text:style-name="T66">„Jaké je zrovna počasí?“<text:line-break/></text:span><text:span text:style-name="T369">PJ</text:span><text:span text:style-name="T119">:</text:span><text:span text:style-name="T369"> </text:span><text:span text:style-name="T66">„</text:span><text:span text:style-name="T376">Nevím, hodím si. </text:span><text:span text:style-name="T66">Jednička – je krásně, šestka – je bouřka.“</text:span></text:p>
        </text:list-item>
        <text:list-item>
          <text:p text:style-name="P231"><text:span text:style-name="T119">Hráč:</text:span><text:span text:style-name="T369"> </text:span><text:span text:style-name="T66">„</text:span><text:span text:style-name="T369">Je v téhle vesnici zbrojíř?“<text:line-break/></text:span><text:span text:style-name="T119">PJ:</text:span><text:span text:style-name="T369"> „To není moc pravděpodobné – jedna z šesti.“</text:span></text:p>
        </text:list-item>
      </text:list>
      <text:h text:style-name="Heading_20_1" text:outline-level="1"><text:span text:style-name="T369">P</text:span><text:span text:style-name="T66">rvní hra</text:span></text:h>
      <text:p text:style-name="P37">Než začnete hrát</text:p>
      <text:list xml:id="list1377651505" text:style-name="L46">
        <text:list-item>
          <text:p text:style-name="P339">Domluvte se, jestli bude ve hře tvrdá smrt postav.</text:p>
        </text:list-item>
      </text:list>
      <text:h text:style-name="Heading_20_1" text:outline-level="1">Vedení hry</text:h>
      <text:h text:style-name="Heading_20_2" text:outline-level="2">Smrt hráčských postav</text:h>
      <text:p text:style-name="P197">Pokud jste se dohodli, že ve hře chcete mít možnost smrti hráčských postav, <text:span text:style-name="T602">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603">jsi umístil</text:span> chodbu, skrz kterou přeskakují blesky, s tím, že něco takového nikdo nemůže přežít. Hráč následně řekne: „Zkusím to proběhnout.“</text:p>
      <text:p text:style-name="P198">V tenhle moment rozhodně nestačí oznámit, že je postava mrtvá, přestože by to k tomu mohlo svádět. <text:span text:style-name="T604">Zeptej se hráče, proč to chce udělat:</text:span></text:p>
      <text:p text:style-name="Example"><text:span text:style-name="T402">PJ:</text:span><text:span text:style-name="T604"> </text:span>„<text:span text:style-name="T604">Uvědomuješ si, doufám, že tohle nemůžeš v žádném případě přežít?“</text:span></text:p>
      <text:p text:style-name="Example"><text:span text:style-name="T380">Hráč:</text:span> „<text:span text:style-name="T608">Tak to jsem fakt nečekal. </text:span>Myslel jsem, že si normálně hodím na obranu a dá mi to jen nějaký zranění.“</text:p>
      <text:p text:style-name="P199">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465080901" text:style-name="L47">
        <text:list-item>
          <text:p text:style-name="P460">Aby k takovým situacím nedocházelo, <text:span text:style-name="T613">tak </text:span><text:span text:style-name="T615">kdykoliv chce hráč udělat něco zjevně sebevražedného,</text:span><text:span text:style-name="T614"> vždycky </text:span><text:span text:style-name="T615">se ho</text:span><text:span text:style-name="T614"> zeptej, </text:span><text:span text:style-name="T615">proč to dělá a čeho se tím snaží dosáhnout</text:span>, a ujisti se, že si plně uvědomuje riziko smrti své postavy.</text:p>
        </text:list-item>
      </text:list>
      <text:p text:style-name="P199"><text:soft-page-break/>Hráč se potom může rozhodnout, že to <text:span text:style-name="T609">i</text:span> přesto riskne. Může <text:span text:style-name="T606">to také chtít udělat třeba proto, že</text:span> se <text:span text:style-name="T606">tím jeho</text:span> postava obětuje za ostatní - <text:span text:style-name="T610">na takovou smrt </text:span>budete <text:span text:style-name="T606">jistě</text:span> ještě dlouho vzpomínat. V takov<text:span text:style-name="T607">ých</text:span> případě postava opravdu umře. <text:span text:style-name="T605">Vždycky se ale ujisti, že to dělá s plným vědomím rizika a nikoliv proto, že si představuje situaci a její důsledky jinak než 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16T00:43:45.174000000</dc:date>
    <meta:print-date>2113-01-01T00:00:00</meta:print-date>
    <meta:editing-cycles>14165</meta:editing-cycles>
    <meta:editing-duration>P42DT19H34M19S</meta:editing-duration>
    <meta:generator>LibreOffice/6.0.5.2$Windows_X86_64 LibreOffice_project/54c8cbb85f300ac59db32fe8a675ff7683cd5a16</meta:generator>
    <meta:document-statistic meta:table-count="0" meta:image-count="0" meta:object-count="0" meta:page-count="67" meta:paragraph-count="720" meta:word-count="9665" meta:character-count="58977" meta:non-whitespace-character-count="50170"/>
  </office:meta>
</office:document-meta>
</file>